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1.789cm"/>
    </style:style>
    <style:style style:name="co20" style:family="table-column">
      <style:table-column-properties fo:break-before="auto" style:column-width="2.376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2.348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3.327cm"/>
    </style:style>
    <style:style style:name="co25" style:family="table-column">
      <style:table-column-properties fo:break-before="auto" style:column-width="1.425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2.711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768cm"/>
    </style:style>
    <style:style style:name="co30" style:family="table-column">
      <style:table-column-properties fo:break-before="auto" style:column-width="1.95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18cm"/>
    </style:style>
    <style:style style:name="co33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34" style:family="table-column">
      <style:table-column-properties fo:break-before="auto" style:column-width="0.753cm"/>
    </style:style>
    <style:style style:name="co35" style:family="table-column">
      <style:table-column-properties fo:break-before="auto" style:column-width="2.263cm"/>
    </style:style>
    <style:style style:name="co36" style:family="table-column">
      <style:table-column-properties fo:break-before="auto" style:column-width="2.208cm"/>
    </style:style>
    <style:style style:name="co37" style:family="table-column">
      <style:table-column-properties fo:break-before="auto" style:column-width="3.214cm"/>
    </style:style>
    <style:style style:name="co38" style:family="table-column">
      <style:table-column-properties fo:break-before="auto" style:column-width="0.81cm"/>
    </style:style>
    <style:style style:name="co39" style:family="table-column">
      <style:table-column-properties fo:break-before="auto" style:column-width="3.242cm"/>
    </style:style>
    <style:style style:name="co40" style:family="table-column">
      <style:table-column-properties fo:break-before="auto" style:column-width="0.586cm"/>
    </style:style>
    <style:style style:name="co41" style:family="table-column">
      <style:table-column-properties fo:break-before="auto" style:column-width="2.796cm"/>
    </style:style>
    <style:style style:name="co42" style:family="table-column">
      <style:table-column-properties fo:break-before="auto" style:column-width="3.801cm"/>
    </style:style>
    <style:style style:name="co43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Balance_20_Sheet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Capital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90" style:family="table-cell" style:parent-style-name="Default">
      <style:table-cell-properties fo:padding="0.071cm"/>
      <style:text-properties style:font-name="Ubuntu1"/>
    </style:style>
    <style:style style:name="ce231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247" style:family="table-cell" style:parent-style-name="Default" style:data-style-name="N11">
      <style:table-cell-properties fo:padding="0.071cm"/>
      <style:text-properties style:font-name="Ubuntu1"/>
    </style:style>
    <style:style style:name="ce249" style:family="table-cell" style:parent-style-name="Default">
      <style:text-properties style:font-name="Ubuntu1"/>
    </style:style>
    <style:style style:name="ce252" style:family="table-cell" style:parent-style-name="Default" style:data-style-name="N4">
      <style:table-cell-properties fo:padding="0.071cm"/>
      <style:text-properties style:font-name="Ubuntu1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494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background-color="#ffffff" fo:padding="0.071cm"/>
      <style:text-properties style:font-name="Ubuntu1"/>
    </style:style>
    <style:style style:name="ce496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500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19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6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530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3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4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63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57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57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7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57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80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3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8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8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592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59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60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60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0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19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">
      <style:text-properties style:font-name="Ubuntu1"/>
    </style:style>
    <style:style style:name="ce86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10">
      <style:table-cell-properties fo:padding="0.071cm"/>
      <style:text-properties style:font-name="Ubuntu1"/>
    </style:style>
    <style:style style:name="ce256" style:family="table-cell" style:parent-style-name="Default" style:data-style-name="N10112">
      <style:table-cell-properties fo:padding="0.071cm"/>
      <style:text-properties style:font-name="Ubuntu1"/>
    </style:style>
    <style:style style:name="ce29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29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 style:data-style-name="N10112">
      <style:table-cell-properties fo:padding="0.071cm"/>
      <style:text-properties fo:color="#2a6099" style:font-name="Ubuntu1"/>
    </style:style>
    <style:style style:name="ce302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3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4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30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30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308" style:family="table-cell" style:parent-style-name="Default">
      <style:text-properties fo:color="#2a6099" style:font-name="Ubuntu1"/>
    </style:style>
    <style:style style:name="ce30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1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2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313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314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 style:data-style-name="N2">
      <style:table-cell-properties fo:padding="0.071cm"/>
      <style:text-properties fo:color="#2a6099" style:font-name="Ubuntu1"/>
    </style:style>
    <style:style style:name="ce31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8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9" style:family="table-cell" style:parent-style-name="Default" style:data-style-name="N2">
      <style:table-cell-properties fo:padding="0.071cm"/>
      <style:text-properties style:font-name="Ubuntu1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32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32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323" style:family="table-cell" style:parent-style-name="Default">
      <style:table-cell-properties fo:padding="0.071cm"/>
      <style:text-properties fo:color="#2a6099" style:font-name="Ubuntu1"/>
    </style:style>
    <style:style style:name="ce32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3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34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36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3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6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5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0" style:family="table-cell" style:parent-style-name="Default">
      <style:table-cell-properties fo:padding="0.071cm"/>
      <style:text-properties fo:color="#355269" style:font-name="Ubuntu1"/>
    </style:style>
    <style:style style:name="ce6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2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731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32" style:family="table-cell" style:parent-style-name="Default" style:data-style-name="N38">
      <style:table-cell-properties fo:padding="0.071cm"/>
      <style:text-properties fo:color="#355269" style:font-name="Ubuntu1"/>
    </style:style>
    <style:style style:name="ce733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35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3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38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739" style:family="table-cell" style:parent-style-name="Default" style:data-style-name="N2">
      <style:table-cell-properties fo:padding="0.071cm"/>
      <style:text-properties fo:color="#355269" style:font-name="Ubuntu1"/>
    </style:style>
    <style:style style:name="ce740" style:family="table-cell" style:parent-style-name="Default" style:data-style-name="N36">
      <style:table-cell-properties fo:padding="0.071cm"/>
      <style:text-properties fo:color="#355269" style:font-name="Ubuntu1"/>
    </style:style>
    <style:style style:name="ce74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42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43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5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6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747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48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749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50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75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752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5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4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55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8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99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800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80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802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803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6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07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0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9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10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11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813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1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15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816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19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2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2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22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823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2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2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27" style:family="table-cell" style:parent-style-name="Default" style:data-style-name="N4">
      <style:table-cell-properties fo:padding="0.071cm"/>
      <style:text-properties fo:color="#355269" style:font-name="Ubuntu1"/>
    </style:style>
    <style:style style:name="ce828" style:family="table-cell" style:parent-style-name="Default">
      <style:text-properties fo:color="#355269" style:font-name="Ubuntu1"/>
    </style:style>
    <style:style style:name="ce829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30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32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33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3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3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38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39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4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41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4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43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44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84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847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48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49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850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51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5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3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5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6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57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5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2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2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4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4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4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4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4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4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4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4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4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45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45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4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4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46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47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47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47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47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4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4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49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49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50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51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12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513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52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52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533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53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53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538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539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541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54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544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545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54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4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55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9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9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701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8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14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5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1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720" style:family="table-cell" style:parent-style-name="Default" style:data-style-name="N114">
      <style:table-cell-properties fo:padding="0.071cm"/>
      <style:text-properties style:font-name="Ubuntu1"/>
    </style:style>
    <style:style style:name="ce721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2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5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728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29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30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98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40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ackground-color="#ffffff" fo:padding="0.071cm"/>
      <style:text-properties style:font-name="Ubuntu1"/>
    </style:style>
    <style:style style:name="ce40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40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1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1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>
      <style:table-cell-properties fo:padding="0.071cm"/>
      <style:text-properties style:font-name="Ubuntu1"/>
    </style:style>
    <style:style style:name="ce41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41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1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1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1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41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42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42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2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2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2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2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2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4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2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3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43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46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56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64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6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4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4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4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4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5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11">
      <style:table-cell-properties fo:padding="0.071cm"/>
      <style:text-properties style:font-name="Ubuntu1"/>
    </style:style>
    <style:style style:name="ce66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>
      <style:text-properties style:font-name="Ubuntu1"/>
    </style:style>
    <style:style style:name="ce664" style:family="table-cell" style:parent-style-name="Default" style:data-style-name="N11">
      <style:text-properties style:font-name="Ubuntu1"/>
    </style:style>
    <style:style style:name="ce665" style:family="table-cell" style:parent-style-name="Default" style:data-style-name="N10">
      <style:table-cell-properties fo:padding="0.071cm"/>
      <style:text-properties style:font-name="Ubuntu1"/>
    </style:style>
    <style:style style:name="ce666" style:family="table-cell" style:parent-style-name="Default" style:data-style-name="N4">
      <style:table-cell-properties fo:padding="0.071cm"/>
      <style:text-properties style:font-name="Ubuntu1"/>
    </style:style>
    <style:style style:name="ce485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487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0" style:family="table-cell" style:parent-style-name="Default" style:data-style-name="N10112">
      <style:table-cell-properties fo:padding="0.071cm"/>
      <style:text-properties style:font-name="Ubuntu1"/>
    </style:style>
    <style:style style:name="ce489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491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552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55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55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555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558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559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56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565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76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56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56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618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622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623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624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625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626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627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62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629" style:family="table-cell" style:parent-style-name="Default">
      <style:table-cell-properties fo:background-color="#ffdbb6"/>
      <style:text-properties style:font-name="Ubuntu1"/>
    </style:style>
    <style:style style:name="ce63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63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6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637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638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78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78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8" style:family="table-cell" style:parent-style-name="Default" style:data-style-name="N10112">
      <style:table-cell-properties fo:padding="0.071cm"/>
      <style:text-properties fo:color="#2a6099" style:font-name="Ubuntu1"/>
    </style:style>
    <style:style style:name="ce789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0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1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2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793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79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795" style:family="table-cell" style:parent-style-name="Default">
      <style:text-properties fo:color="#2a6099" style:font-name="Ubuntu1"/>
    </style:style>
    <style:style style:name="ce79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59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0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861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862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 style:data-style-name="N2">
      <style:table-cell-properties fo:padding="0.071cm"/>
      <style:text-properties fo:color="#2a6099" style:font-name="Ubuntu1"/>
    </style:style>
    <style:style style:name="ce864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6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7" style:family="table-cell" style:parent-style-name="Default" style:data-style-name="N2">
      <style:table-cell-properties fo:padding="0.071cm"/>
      <style:text-properties style:font-name="Ubuntu1"/>
    </style:style>
    <style:style style:name="ce86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87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87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873" style:family="table-cell" style:parent-style-name="Default">
      <style:table-cell-properties fo:padding="0.071cm"/>
      <style:text-properties fo:color="#2a6099" style:font-name="Ubuntu1"/>
    </style:style>
    <style:style style:name="ce87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88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88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86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8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8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8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9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9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>
      <style:table-cell-properties fo:padding="0.071cm"/>
      <style:text-properties fo:color="#355269" style:font-name="Ubuntu1"/>
    </style:style>
    <style:style style:name="ce9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04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05" style:family="table-cell" style:parent-style-name="Default" style:data-style-name="N38">
      <style:table-cell-properties fo:padding="0.071cm"/>
      <style:text-properties fo:color="#355269" style:font-name="Ubuntu1"/>
    </style:style>
    <style:style style:name="ce906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08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1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912" style:family="table-cell" style:parent-style-name="Default" style:data-style-name="N2">
      <style:table-cell-properties fo:padding="0.071cm"/>
      <style:text-properties fo:color="#355269" style:font-name="Ubuntu1"/>
    </style:style>
    <style:style style:name="ce913" style:family="table-cell" style:parent-style-name="Default" style:data-style-name="N36">
      <style:table-cell-properties fo:padding="0.071cm"/>
      <style:text-properties fo:color="#355269" style:font-name="Ubuntu1"/>
    </style:style>
    <style:style style:name="ce91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1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1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1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20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2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22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23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92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2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26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28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2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4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5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3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3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40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4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42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4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45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4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47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4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49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51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52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5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54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955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5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5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59" style:family="table-cell" style:parent-style-name="Default" style:data-style-name="N4">
      <style:table-cell-properties fo:padding="0.071cm"/>
      <style:text-properties fo:color="#355269" style:font-name="Ubuntu1"/>
    </style:style>
    <style:style style:name="ce960" style:family="table-cell" style:parent-style-name="Default">
      <style:text-properties fo:color="#355269" style:font-name="Ubuntu1"/>
    </style:style>
    <style:style style:name="ce96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6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64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65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6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6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70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71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7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73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7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75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76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7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8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79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0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1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982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3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7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8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90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9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99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993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99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5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996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9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100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03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04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0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06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008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101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101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2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1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01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02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02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02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02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02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02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0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1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03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3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03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0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104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104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104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105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05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05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05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106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06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06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06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106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6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69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07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107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7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07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7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108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108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108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8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8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9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9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109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09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109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1101" style:family="table-cell" style:parent-style-name="Default" style:data-style-name="N114">
      <style:table-cell-properties fo:padding="0.071cm"/>
      <style:text-properties style:font-name="Ubuntu1"/>
    </style:style>
    <style:style style:name="ce110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10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10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110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11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11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ff" style:text-outline="false" style:text-line-through-style="none" style:text-line-through-typ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5" table:number-columns-repeated="50" table:default-cell-style-name="ce663"/>
        <table:table-row table:style-name="ro1">
          <table:table-cell table:style-name="ce398" office:value-type="string" calcext:value-type="string">
            <text:p>Accounts</text:p>
          </table:table-cell>
          <table:table-cell table:style-name="ce413"/>
          <table:table-cell table:style-name="ce429" office:value-type="string" calcext:value-type="string">
            <text:p>Interest Rates</text:p>
          </table:table-cell>
          <table:table-cell table:style-name="ce463"/>
          <table:table-cell table:style-name="ce649" table:formula="of:=TODAY()" office:value-type="date" office:date-value="2020-08-12" calcext:value-type="date">
            <text:p>August</text:p>
          </table:table-cell>
          <table:table-cell table:style-name="ce655"/>
          <table:table-cell table:style-name="ce648" table:number-columns-repeated="2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/>
          <table:table-cell table:style-name="ce414"/>
          <table:table-cell table:style-name="ce430"/>
          <table:table-cell table:style-name="ce479"/>
          <table:table-cell table:style-name="ce650"/>
          <table:table-cell table:style-name="ce647" table:number-columns-repeated="3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Molly</text:p>
          </table:table-cell>
          <table:table-cell table:style-name="ce414" table:formula="of:=[$Savings.B57]" office:value-type="float" office:value="280" calcext:value-type="float">
            <text:p>280</text:p>
          </table:table-cell>
          <table:table-cell table:style-name="ce430"/>
          <table:table-cell table:style-name="ce479"/>
          <table:table-cell table:style-name="ce647" table:number-columns-repeated="4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Smile</text:p>
          </table:table-cell>
          <table:table-cell table:style-name="ce415" table:formula="of:=[$Smile.D45]" office:value-type="float" office:value="28161.68" calcext:value-type="float">
            <text:p>28161.68</text:p>
          </table:table-cell>
          <table:table-cell table:style-name="ce430" office:value-type="percentage" office:value="0" calcext:value-type="percentage">
            <text:p>0.00%</text:p>
          </table:table-cell>
          <table:table-cell table:style-name="ce479" table:formula="of:=([.B4]*[.C4])/12" office:value-type="float" office:value="0" calcext:value-type="float">
            <text:p>0.00</text:p>
          </table:table-cell>
          <table:table-cell table:style-name="ce647" table:number-columns-repeated="4"/>
          <table:table-cell table:style-name="ce663" table:number-columns-repeated="2"/>
          <table:table-cell table:style-name="ce664"/>
          <table:table-cell table:number-columns-repeated="53"/>
        </table:table-row>
        <table:table-row table:style-name="ro1">
          <table:table-cell table:style-name="ce399" office:value-type="string" calcext:value-type="string">
            <text:p>Barclays</text:p>
          </table:table-cell>
          <table:table-cell table:style-name="ce414" table:formula="of:=[$Savings.D13]" office:value-type="float" office:value="60000" calcext:value-type="float">
            <text:p>60000</text:p>
          </table:table-cell>
          <table:table-cell table:style-name="ce430" office:value-type="percentage" office:value="0.02" calcext:value-type="percentage">
            <text:p>2.00%</text:p>
          </table:table-cell>
          <table:table-cell table:style-name="ce479" table:formula="of:=([.B5]*[.C5])/12" office:value-type="float" office:value="100" calcext:value-type="float">
            <text:p>100.00</text:p>
          </table:table-cell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oventry</text:p>
          </table:table-cell>
          <table:table-cell table:style-name="ce415" table:formula="of:=[$Savings.I30]+[$Savings.E39]" office:value-type="float" office:value="2937.88" calcext:value-type="float">
            <text:p>2937.88</text:p>
          </table:table-cell>
          <table:table-cell table:style-name="ce430" office:value-type="percentage" office:value="0.008" calcext:value-type="percentage">
            <text:p>0.80%</text:p>
          </table:table-cell>
          <table:table-cell table:style-name="ce479" table:formula="of:=([.B6]*[.C6])/12" office:value-type="float" office:value="1.95858666666667" calcext:value-type="float">
            <text:p>1.96</text:p>
          </table:table-cell>
          <table:table-cell table:style-name="ce647" table:number-columns-repeated="4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West </text:p>
          </table:table-cell>
          <table:table-cell table:style-name="ce414" office:value-type="float" office:value="3.68" calcext:value-type="float">
            <text:p>3.68</text:p>
          </table:table-cell>
          <table:table-cell table:style-name="ce430"/>
          <table:table-cell table:style-name="ce479" table:formula="of:=([.B7]*[.C7])/12" office:value-type="float" office:value="0" calcext:value-type="float">
            <text:p>0.00</text:p>
          </table:table-cell>
          <table:table-cell table:style-name="ce647" table:number-columns-repeated="4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ionwide Flex</text:p>
          </table:table-cell>
          <table:table-cell table:style-name="ce414" table:formula="of:=[$Savings.O12]" office:value-type="float" office:value="9.94" calcext:value-type="float">
            <text:p>9.94</text:p>
          </table:table-cell>
          <table:table-cell table:style-name="ce430" office:value-type="percentage" office:value="0.001" calcext:value-type="percentage">
            <text:p>0.10%</text:p>
          </table:table-cell>
          <table:table-cell table:style-name="ce479" table:formula="of:=([.B8]*[.C8])/12" office:value-type="float" office:value="0.000828333333333333" calcext:value-type="float">
            <text:p>0.00</text:p>
          </table:table-cell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ionwide Save</text:p>
          </table:table-cell>
          <table:table-cell table:style-name="ce414" table:formula="of:=[$Savings.I44]" office:value-type="float" office:value="201.22" calcext:value-type="float">
            <text:p>201.22</text:p>
          </table:table-cell>
          <table:table-cell table:style-name="ce430" office:value-type="percentage" office:value="0.002" calcext:value-type="percentage">
            <text:p>0.20%</text:p>
          </table:table-cell>
          <table:table-cell table:style-name="ce479" table:formula="of:=([.B9]*[.C9])/12" office:value-type="float" office:value="0.0335366666666667" calcext:value-type="float">
            <text:p>0.03</text:p>
          </table:table-cell>
          <table:table-cell table:style-name="ce647" table:number-columns-repeated="4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oventry MG ISA</text:p>
          </table:table-cell>
          <table:table-cell table:style-name="ce414" table:formula="of:=[$Savings.N21]" office:value-type="float" office:value="13050.38" calcext:value-type="float">
            <text:p>13050.38</text:p>
          </table:table-cell>
          <table:table-cell table:style-name="ce430" office:value-type="percentage" office:value="0.014" calcext:value-type="percentage">
            <text:p>1.40%</text:p>
          </table:table-cell>
          <table:table-cell table:style-name="ce479" table:formula="of:=([.B10]*[.C10])/12" office:value-type="float" office:value="15.2254433333333" calcext:value-type="float">
            <text:p>15.23</text:p>
          </table:table-cell>
          <table:table-cell table:style-name="ce647" table:number-columns-repeated="4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apital One</text:p>
          </table:table-cell>
          <table:table-cell table:style-name="ce414" table:formula="of:=[$'Capital 1'.D45]" office:value-type="float" office:value="-706.57" calcext:value-type="float">
            <text:p>-706.57</text:p>
          </table:table-cell>
          <table:table-cell table:style-name="ce430"/>
          <table:table-cell table:style-name="ce479"/>
          <table:table-cell table:style-name="ce647" table:number-columns-repeated="4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399"/>
          <table:table-cell table:style-name="ce416"/>
          <table:table-cell table:style-name="ce431"/>
          <table:table-cell table:style-name="ce481"/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663" table:number-columns-repeated="3"/>
          <table:table-cell table:number-columns-repeated="53"/>
        </table:table-row>
        <table:table-row table:style-name="ro1">
          <table:table-cell table:style-name="ce400" office:value-type="string" calcext:value-type="string">
            <text:p>Total</text:p>
          </table:table-cell>
          <table:table-cell table:style-name="ce417" table:formula="of:=SUM([.B2:.B12])" office:value-type="float" office:value="103938.21" calcext:value-type="float">
            <text:p>103938.21</text:p>
          </table:table-cell>
          <table:table-cell table:style-name="ce432"/>
          <table:table-cell table:style-name="ce484" table:formula="of:=SUM([.D2:.D11])" office:value-type="float" office:value="117.218395" calcext:value-type="float">
            <text:p>117.22</text:p>
          </table:table-cell>
          <table:table-cell table:style-name="ce647" table:number-columns-repeated="2"/>
          <table:table-cell table:style-name="ce647" office:value-type="string" calcext:value-type="string">
            <text:p><text:s/></text:p>
          </table:table-cell>
          <table:table-cell table:style-name="ce656"/>
          <table:table-cell table:style-name="ce663" table:number-columns-repeated="2"/>
          <table:table-cell table:number-columns-repeated="54"/>
        </table:table-row>
        <table:table-row table:style-name="ro1">
          <table:table-cell table:style-name="ce401" table:number-columns-repeated="4"/>
          <table:table-cell table:style-name="ce651" table:formula="of:=[.D13]/[.B13]*12" office:value-type="percentage" office:value="0.0135332399894129" calcext:value-type="percentage">
            <text:p>1.35%</text:p>
          </table:table-cell>
          <table:table-cell table:style-name="ce656" table:formula="of:=([.D13]*12)" office:value-type="float" office:value="1406.62074" calcext:value-type="float">
            <text:p>£1,406.62</text:p>
          </table:table-cell>
          <table:table-cell table:style-name="ce647" table:number-columns-repeated="2"/>
          <table:table-cell table:style-name="ce663" table:number-columns-repeated="2"/>
          <table:table-cell table:number-columns-repeated="54"/>
        </table:table-row>
        <table:table-row table:style-name="ro1">
          <table:table-cell table:style-name="ce401" table:number-columns-repeated="4"/>
          <table:table-cell table:style-name="ce647" table:number-columns-repeated="2"/>
          <table:table-cell table:style-name="Default"/>
          <table:table-cell table:style-name="ce647"/>
          <table:table-cell table:style-name="ce663" table:number-columns-repeated="2"/>
          <table:table-cell table:number-columns-repeated="54"/>
        </table:table-row>
        <table:table-row table:style-name="ro1">
          <table:table-cell table:style-name="ce402" office:value-type="string" calcext:value-type="string">
            <text:p>Credits</text:p>
          </table:table-cell>
          <table:table-cell table:style-name="ce418"/>
          <table:table-cell table:style-name="ce418" office:value-type="string" calcext:value-type="string">
            <text:p>Monthly Estimates</text:p>
          </table:table-cell>
          <table:table-cell table:style-name="ce488"/>
          <table:table-cell table:style-name="ce647"/>
          <table:table-cell table:style-name="ce657" table:formula="of:=[.D13]/[.E19]" office:value-type="percentage" office:value="0.0233460068016102" calcext:value-type="percentage">
            <text:p>2%</text:p>
          </table:table-cell>
          <table:table-cell table:style-name="ce647" table:number-columns-repeated="2"/>
          <table:table-cell table:style-name="ce663" table:number-columns-repeated="2"/>
          <table:table-cell table:number-columns-repeated="54"/>
        </table:table-row>
        <table:table-row table:style-name="ro1">
          <table:table-cell table:style-name="ce403" office:value-type="string" calcext:value-type="string">
            <text:p>Southwick</text:p>
          </table:table-cell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2000" calcext:value-type="float">
            <text:p>2000</text:p>
          </table:table-cell>
          <table:table-cell table:style-name="ce567" table:formula="of:=[.B17]-[.C17]" office:value-type="float" office:value="-2000" calcext:value-type="float">
            <text:p>-2000</text:p>
          </table:table-cell>
          <table:table-cell table:style-name="ce647"/>
          <table:table-cell table:style-name="ce657" table:formula="of:=[.C17]/[.E19]" office:value-type="percentage" office:value="0.398333500498966" calcext:value-type="percentage">
            <text:p>40%</text:p>
          </table:table-cell>
          <table:table-cell table:style-name="ce648"/>
          <table:table-cell table:style-name="ce656"/>
          <table:table-cell table:style-name="ce663" table:number-columns-repeated="2"/>
          <table:table-cell table:number-columns-repeated="54"/>
        </table:table-row>
        <table:table-row table:style-name="ro1">
          <table:table-cell table:style-name="ce403" office:value-type="string" calcext:value-type="string">
            <text:p>West Sussex</text:p>
          </table:table-cell>
          <table:table-cell table:style-name="ce419" office:value-type="float" office:value="0" calcext:value-type="float">
            <text:p>0</text:p>
          </table:table-cell>
          <table:table-cell table:style-name="ce419" table:formula="of:=2779+35" office:value-type="float" office:value="2814" calcext:value-type="float">
            <text:p>2814</text:p>
          </table:table-cell>
          <table:table-cell table:style-name="ce567" table:formula="of:=[.B18]-[.C18]" office:value-type="float" office:value="-2814" calcext:value-type="float">
            <text:p>-2814</text:p>
          </table:table-cell>
          <table:table-cell table:style-name="ce647"/>
          <table:table-cell table:style-name="ce657" table:formula="of:=[.C18]/[.E$19]" office:value-type="percentage" office:value="0.560455235202045" calcext:value-type="percentage">
            <text:p>56%</text:p>
          </table:table-cell>
          <table:table-cell table:style-name="ce659" office:value-type="string" calcext:value-type="string">
            <text:p>Year</text:p>
          </table:table-cell>
          <table:table-cell table:style-name="ce662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04" office:value-type="string" calcext:value-type="string">
            <text:p>Family Benefit</text:p>
          </table:table-cell>
          <table:table-cell table:style-name="ce420" office:value-type="float" office:value="82.8" calcext:value-type="float">
            <text:p>82.8</text:p>
          </table:table-cell>
          <table:table-cell table:style-name="ce420" office:value-type="float" office:value="89.7" calcext:value-type="float">
            <text:p>89.7</text:p>
          </table:table-cell>
          <table:table-cell table:style-name="ce632" table:formula="of:=[.B19]-[.C19]" office:value-type="float" office:value="-6.90000000000001" calcext:value-type="float">
            <text:p>-6.90000000000001</text:p>
          </table:table-cell>
          <table:table-cell table:style-name="ce652" table:formula="of:=SUM([.C17:.C19])+[.D13]" office:value-type="float" office:value="5020.918395" calcext:value-type="float">
            <text:p>5,020.92</text:p>
          </table:table-cell>
          <table:table-cell table:style-name="ce657" table:formula="of:=[.C19]/[.E$19]" office:value-type="percentage" office:value="0.0178652574973786" calcext:value-type="percentage">
            <text:p>2%</text:p>
          </table:table-cell>
          <table:table-cell table:style-name="ce660" table:formula="of:=[.E19]*12" office:value-type="float" office:value="60251.02074" calcext:value-type="float">
            <text:p>£60,251</text:p>
          </table:table-cell>
          <table:table-cell table:style-name="ce662" table:formula="of:=[.G19]/52" office:value-type="float" office:value="1158.67347576923" calcext:value-type="float">
            <text:p>£1,158.67</text:p>
          </table:table-cell>
          <table:table-cell table:number-columns-repeated="2"/>
          <table:table-cell table:style-name="ce665"/>
          <table:table-cell table:number-columns-repeated="2"/>
          <table:table-cell table:style-name="ce665"/>
          <table:table-cell table:number-columns-repeated="50"/>
        </table:table-row>
        <table:table-row table:style-name="ro1">
          <table:table-cell table:style-name="ce401" table:number-columns-repeated="4"/>
          <table:table-cell table:style-name="ce653"/>
          <table:table-cell table:style-name="ce647" table:number-columns-repeated="2"/>
          <table:table-cell table:style-name="ce656"/>
          <table:table-cell table:number-columns-repeated="2"/>
          <table:table-cell table:style-name="ce665"/>
          <table:table-cell table:number-columns-repeated="2"/>
          <table:table-cell table:style-name="ce665"/>
          <table:table-cell table:number-columns-repeated="50"/>
        </table:table-row>
        <table:table-row table:style-name="ro1">
          <table:table-cell table:style-name="ce405" office:value-type="string" calcext:value-type="string">
            <text:p>Budgets</text:p>
          </table:table-cell>
          <table:table-cell table:style-name="ce421"/>
          <table:table-cell table:style-name="ce433" office:value-type="string" calcext:value-type="string">
            <text:p>Target Allowances</text:p>
          </table:table-cell>
          <table:table-cell table:style-name="ce639"/>
          <table:table-cell table:style-name="ce647" table:number-columns-repeated="3"/>
          <table:table-cell table:style-name="ce662" office:value-type="string" calcext:value-type="string">
            <text:p>Day</text:p>
          </table:table-cell>
          <table:table-cell/>
          <table:table-cell table:style-name="ce661" office:value-type="percentage" office:value="0.3" calcext:value-type="percentage">
            <text:p>30.00%</text:p>
          </table:table-cell>
          <table:table-cell table:number-columns-repeated="54"/>
        </table:table-row>
        <table:table-row table:style-name="ro1">
          <table:table-cell table:style-name="ce406" office:value-type="string" calcext:value-type="string">
            <text:p>Savings</text:p>
          </table:table-cell>
          <table:table-cell table:style-name="ce422" office:value-type="float" office:value="95800" calcext:value-type="float">
            <text:p>95800</text:p>
          </table:table-cell>
          <table:table-cell table:style-name="ce422" office:value-type="float" office:value="1800" calcext:value-type="float">
            <text:p>1800</text:p>
          </table:table-cell>
          <table:table-cell table:style-name="ce640"/>
          <table:table-cell table:style-name="ce654" table:formula="of:=[.C22]/[.$E$19]" office:value-type="percentage" office:value="0.358500150449069" calcext:value-type="percentage">
            <text:p>35.85%</text:p>
          </table:table-cell>
          <table:table-cell table:style-name="ce654"/>
          <table:table-cell table:style-name="ce647"/>
          <table:table-cell table:style-name="ce662" table:formula="of:=[.G19]/365" office:value-type="float" office:value="165.07128969863" calcext:value-type="float">
            <text:p>£165.07</text:p>
          </table:table-cell>
          <table:table-cell table:number-columns-repeated="56"/>
        </table:table-row>
        <table:table-row table:style-name="ro1">
          <table:table-cell table:style-name="ce406" office:value-type="string" calcext:value-type="string">
            <text:p>Misc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640"/>
          <table:table-cell/>
          <table:table-cell table:style-name="ce658"/>
          <table:table-cell table:style-name="ce647"/>
          <table:table-cell table:style-name="ce656"/>
          <table:table-cell/>
          <table:table-cell office:value-type="float" office:value="235" calcext:value-type="float">
            <text:p>235</text:p>
          </table:table-cell>
          <table:table-cell table:formula="of:=[.J23]*0.3" office:value-type="float" office:value="70.5" calcext:value-type="float">
            <text:p>70.5</text:p>
          </table:table-cell>
          <table:table-cell table:formula="of:=[.J23]-[.K23]" office:value-type="float" office:value="164.5" calcext:value-type="float">
            <text:p>164.5</text:p>
          </table:table-cell>
          <table:table-cell office:value-type="float" office:value="164" calcext:value-type="float">
            <text:p>164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House</text:p>
          </table:table-cell>
          <table:table-cell table:style-name="ce422" office:value-type="float" office:value="3350" calcext:value-type="float">
            <text:p>3350</text:p>
          </table:table-cell>
          <table:table-cell table:style-name="ce434" office:value-type="float" office:value="250" calcext:value-type="float">
            <text:p>250</text:p>
          </table:table-cell>
          <table:table-cell table:style-name="ce641"/>
          <table:table-cell table:style-name="ce654" table:formula="of:=[.C24]/[.$E$19]" office:value-type="percentage" office:value="0.0497916875623707" calcext:value-type="percentage">
            <text:p>4.98%</text:p>
          </table:table-cell>
          <table:table-cell table:style-name="ce647" table:number-columns-repeated="3"/>
          <table:table-cell/>
          <table:table-cell office:value-type="float" office:value="130" calcext:value-type="float">
            <text:p>130</text:p>
          </table:table-cell>
          <table:table-cell table:formula="of:=[.J24]*0.3" office:value-type="float" office:value="39" calcext:value-type="float">
            <text:p>39</text:p>
          </table:table-cell>
          <table:table-cell table:formula="of:=[.J24]-[.K24]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Bills</text:p>
          </table:table-cell>
          <table:table-cell table:style-name="ce422" office:value-type="float" office:value="106" calcext:value-type="float">
            <text:p>106</text:p>
          </table:table-cell>
          <table:table-cell table:style-name="ce435" table:formula="of:=[$Bills.E85]" office:value-type="float" office:value="469.776666666667" calcext:value-type="float">
            <text:p>470</text:p>
          </table:table-cell>
          <table:table-cell table:style-name="ce640"/>
          <table:table-cell table:style-name="ce654" table:formula="of:=[.C25]/[.$E$19]" office:value-type="percentage" office:value="0.0935638920430347" calcext:value-type="percentage">
            <text:p>9.36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Bills War Chest</text:p>
          </table:table-cell>
          <table:table-cell table:style-name="ce422" office:value-type="float" office:value="290" calcext:value-type="float">
            <text:p>290</text:p>
          </table:table-cell>
          <table:table-cell table:style-name="ce435" office:value-type="float" office:value="0" calcext:value-type="float">
            <text:p>0</text:p>
          </table:table-cell>
          <table:table-cell table:style-name="ce640"/>
          <table:table-cell/>
          <table:table-cell table:style-name="ce647" table:number-columns-repeated="3"/>
          <table:table-cell/>
          <table:table-cell table:formula="of:=[.J23]+[.J24]" office:value-type="float" office:value="365" calcext:value-type="float">
            <text:p>365</text:p>
          </table:table-cell>
          <table:table-cell table:formula="of:=[.K23]+[.K24]" office:value-type="float" office:value="109.5" calcext:value-type="float">
            <text:p>109.5</text:p>
          </table:table-cell>
          <table:table-cell table:formula="of:=[.L23]+[.L24]" office:value-type="float" office:value="255.5" calcext:value-type="float">
            <text:p>255.5</text:p>
          </table:table-cell>
          <table:table-cell table:formula="of:=[.M23]+[.M24]" office:value-type="float" office:value="253" calcext:value-type="float">
            <text:p>253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Cash  - <text:span text:style-name="T3">(220 week)</text:span></text:p>
          </table:table-cell>
          <table:table-cell table:style-name="ce422" office:value-type="float" office:value="880" calcext:value-type="float">
            <text:p>880</text:p>
          </table:table-cell>
          <table:table-cell table:style-name="ce422" table:formula="of:=954" office:value-type="float" office:value="954" calcext:value-type="float">
            <text:p>954</text:p>
          </table:table-cell>
          <table:table-cell table:style-name="ce642" table:formula="of:=[.B27]-(3*220)" office:value-type="float" office:value="220" calcext:value-type="float">
            <text:p>220</text:p>
          </table:table-cell>
          <table:table-cell table:style-name="ce654" table:formula="of:=[.C27]/[.$E$19]" office:value-type="percentage" office:value="0.190005079738007" calcext:value-type="percentage">
            <text:p>19.00%</text:p>
          </table:table-cell>
          <table:table-cell table:style-name="ce647"/>
          <table:table-cell table:style-name="ce647" office:value-type="string" calcext:value-type="string">
            <text:p>`</text:p>
          </table:table-cell>
          <table:table-cell table:style-name="ce647"/>
          <table:table-cell table:number-columns-repeated="56"/>
        </table:table-row>
        <table:table-row table:style-name="ro1">
          <table:table-cell table:style-name="ce406" office:value-type="string" calcext:value-type="string">
            <text:p>Holiday</text:p>
          </table:table-cell>
          <table:table-cell table:style-name="ce422" office:value-type="float" office:value="1200" calcext:value-type="float">
            <text:p>1200</text:p>
          </table:table-cell>
          <table:table-cell table:style-name="ce434" office:value-type="float" office:value="200" calcext:value-type="float">
            <text:p>200</text:p>
          </table:table-cell>
          <table:table-cell table:style-name="ce641"/>
          <table:table-cell table:style-name="ce654" table:formula="of:=[.C28]/[.$E$19]" office:value-type="percentage" office:value="0.0398333500498966" calcext:value-type="percentage">
            <text:p>3.98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DofE</text:p>
          </table:table-cell>
          <table:table-cell table:style-name="ce422" office:value-type="float" office:value="300" calcext:value-type="float">
            <text:p>300</text:p>
          </table:table-cell>
          <table:table-cell table:style-name="ce434" office:value-type="float" office:value="0" calcext:value-type="float">
            <text:p>0</text:p>
          </table:table-cell>
          <table:table-cell table:style-name="ce641"/>
          <table:table-cell table:style-name="ce654" table:formula="of:=[.C29]/[.$E$19]" office:value-type="percentage" office:value="0" calcext:value-type="percentage">
            <text:p>0.00%</text:p>
          </table:table-cell>
          <table:table-cell table:style-name="ce647" table:number-columns-repeated="3"/>
          <table:table-cell/>
          <table:table-cell table:style-name="ce661" office:value-type="percentage" office:value="0.4" calcext:value-type="percentage">
            <text:p>40.00%</text:p>
          </table:table-cell>
          <table:table-cell table:number-columns-repeated="54"/>
        </table:table-row>
        <table:table-row table:style-name="ro1">
          <table:table-cell table:style-name="ce406" office:value-type="string" calcext:value-type="string">
            <text:p>Present / Christmas</text:p>
          </table:table-cell>
          <table:table-cell table:style-name="ce422" office:value-type="float" office:value="650" calcext:value-type="float">
            <text:p>650</text:p>
          </table:table-cell>
          <table:table-cell table:style-name="ce422" office:value-type="float" office:value="100" calcext:value-type="float">
            <text:p>100</text:p>
          </table:table-cell>
          <table:table-cell table:style-name="ce641"/>
          <table:table-cell table:style-name="ce654" table:formula="of:=[.C30]/[.$E$19]" office:value-type="percentage" office:value="0.0199166750249483" calcext:value-type="percentage">
            <text:p>1.9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Vehicle Maintenance</text:p>
          </table:table-cell>
          <table:table-cell table:style-name="ce422" office:value-type="float" office:value="120" calcext:value-type="float">
            <text:p>120</text:p>
          </table:table-cell>
          <table:table-cell table:style-name="ce422" office:value-type="float" office:value="20" calcext:value-type="float">
            <text:p>20</text:p>
          </table:table-cell>
          <table:table-cell table:style-name="ce640"/>
          <table:table-cell table:style-name="ce654" table:formula="of:=[.C31]/[.$E$19]" office:value-type="percentage" office:value="0.00398333500498966" calcext:value-type="percentage">
            <text:p>0.40%</text:p>
          </table:table-cell>
          <table:table-cell table:style-name="ce647"/>
          <table:table-cell table:style-name="ce647" office:value-type="string" calcext:value-type="string">
            <text:p>`</text:p>
          </table:table-cell>
          <table:table-cell table:style-name="ce647"/>
          <table:table-cell/>
          <table:table-cell office:value-type="float" office:value="235" calcext:value-type="float">
            <text:p>235</text:p>
          </table:table-cell>
          <table:table-cell table:formula="of:=[.J31]*0.4" office:value-type="float" office:value="94" calcext:value-type="float">
            <text:p>94</text:p>
          </table:table-cell>
          <table:table-cell table:formula="of:=[.J31]-[.K31]"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LW</text:p>
          </table:table-cell>
          <table:table-cell table:style-name="ce422" office:value-type="float" office:value="0" calcext:value-type="float">
            <text:p>0</text:p>
          </table:table-cell>
          <table:table-cell table:style-name="ce422" office:value-type="float" office:value="260" calcext:value-type="float">
            <text:p>260</text:p>
          </table:table-cell>
          <table:table-cell table:style-name="ce640"/>
          <table:table-cell table:style-name="ce654" table:formula="of:=[.C32]/[.$E$19]" office:value-type="percentage" office:value="0.0517833550648656" calcext:value-type="percentage">
            <text:p>5.18%</text:p>
          </table:table-cell>
          <table:table-cell table:style-name="ce647"/>
          <table:table-cell table:style-name="ce647" office:value-type="string" calcext:value-type="string">
            <text:p><text:s/></text:p>
          </table:table-cell>
          <table:table-cell table:style-name="ce656"/>
          <table:table-cell/>
          <table:table-cell office:value-type="float" office:value="130" calcext:value-type="float">
            <text:p>130</text:p>
          </table:table-cell>
          <table:table-cell table:formula="of:=[.J32]*0.4" office:value-type="float" office:value="52" calcext:value-type="float">
            <text:p>52</text:p>
          </table:table-cell>
          <table:table-cell table:formula="of:=[.J32]-[.K32]"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MG</text:p>
          </table:table-cell>
          <table:table-cell table:style-name="ce423" office:value-type="float" office:value="22.41" calcext:value-type="float">
            <text:p>22.41</text:p>
          </table:table-cell>
          <table:table-cell table:style-name="ce434" office:value-type="float" office:value="139.92" calcext:value-type="float">
            <text:p>139.92</text:p>
          </table:table-cell>
          <table:table-cell table:style-name="ce640"/>
          <table:table-cell table:style-name="ce654" table:formula="of:=[.C33]/[.$E$19]" office:value-type="percentage" office:value="0.0278674116949077" calcext:value-type="percentage">
            <text:p>2.7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Travel </text:p>
          </table:table-cell>
          <table:table-cell table:style-name="ce422" office:value-type="float" office:value="475" calcext:value-type="float">
            <text:p>475</text:p>
          </table:table-cell>
          <table:table-cell table:style-name="ce422" office:value-type="float" office:value="275" calcext:value-type="float">
            <text:p>275</text:p>
          </table:table-cell>
          <table:table-cell table:style-name="ce640"/>
          <table:table-cell table:style-name="ce654" table:formula="of:=[.C34]/[.$E$19]" office:value-type="percentage" office:value="0.0547708563186078" calcext:value-type="percentage">
            <text:p>5.48%</text:p>
          </table:table-cell>
          <table:table-cell table:style-name="ce647"/>
          <table:table-cell table:style-name="ce647" office:value-type="string" calcext:value-type="string">
            <text:p>(200 float)</text:p>
          </table:table-cell>
          <table:table-cell table:style-name="ce647"/>
          <table:table-cell/>
          <table:table-cell table:formula="of:=[.J31]+[.J32]" office:value-type="float" office:value="365" calcext:value-type="float">
            <text:p>365</text:p>
          </table:table-cell>
          <table:table-cell table:formula="of:=[.K31]+[.K32]" office:value-type="float" office:value="146" calcext:value-type="float">
            <text:p>146</text:p>
          </table:table-cell>
          <table:table-cell table:formula="of:=[.L31]+[.L32]" office:value-type="float" office:value="219" calcext:value-type="float">
            <text:p>219</text:p>
          </table:table-cell>
          <table:table-cell table:formula="of:=[.M31]+[.M32]" office:value-type="float" office:value="253" calcext:value-type="float">
            <text:p>253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Florence</text:p>
          </table:table-cell>
          <table:table-cell table:style-name="ce422" office:value-type="float" office:value="73" calcext:value-type="float">
            <text:p>73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5]/[.$E$19]" office:value-type="percentage" office:value="0" calcext:value-type="percentage">
            <text:p>0.0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arlie</text:p>
          </table:table-cell>
          <table:table-cell table:style-name="ce422" office:value-type="float" office:value="55" calcext:value-type="float">
            <text:p>55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6]/[.$E$19]" office:value-type="percentage" office:value="0" calcext:value-type="percentage">
            <text:p>0.00%</text:p>
          </table:table-cell>
          <table:table-cell table:style-name="ce647" table:number-columns-repeated="3"/>
          <table:table-cell/>
          <table:table-cell table:style-name="ce661" office:value-type="percentage" office:value="0.5" calcext:value-type="percentage">
            <text:p>50.00%</text:p>
          </table:table-cell>
          <table:table-cell table:number-columns-repeated="54"/>
        </table:table-row>
        <table:table-row table:style-name="ro1">
          <table:table-cell table:style-name="ce406" office:value-type="string" calcext:value-type="string">
            <text:p>Rob</text:p>
          </table:table-cell>
          <table:table-cell table:style-name="ce422" office:value-type="float" office:value="100" calcext:value-type="float">
            <text:p>100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7]/[.$E$19]" office:value-type="percentage" office:value="0" calcext:value-type="percentage">
            <text:p>0.0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Mum</text:p>
          </table:table-cell>
          <table:table-cell table:style-name="ce422" office:value-type="float" office:value="-35" calcext:value-type="float">
            <text:p>-35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47" table:number-columns-repeated="4"/>
          <table:table-cell/>
          <table:table-cell office:value-type="float" office:value="235" calcext:value-type="float">
            <text:p>235</text:p>
          </table:table-cell>
          <table:table-cell table:formula="of:=[.J38]*0.5" office:value-type="float" office:value="117.5" calcext:value-type="float">
            <text:p>117.5</text:p>
          </table:table-cell>
          <table:table-cell table:formula="of:=[.J38]-[.K38]" office:value-type="float" office:value="117.5" calcext:value-type="float">
            <text:p>117.5</text:p>
          </table:table-cell>
          <table:table-cell office:value-type="float" office:value="164" calcext:value-type="float">
            <text:p>164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Molly</text:p>
          </table:table-cell>
          <table:table-cell table:style-name="ce422" office:value-type="float" office:value="24" calcext:value-type="float">
            <text:p>24</text:p>
          </table:table-cell>
          <table:table-cell table:style-name="ce422" office:value-type="float" office:value="25" calcext:value-type="float">
            <text:p>25</text:p>
          </table:table-cell>
          <table:table-cell table:style-name="ce640"/>
          <table:table-cell table:style-name="ce654" table:formula="of:=[.C39]/[.$E$19]" office:value-type="percentage" office:value="0.00497916875623708" calcext:value-type="percentage">
            <text:p>0.50%</text:p>
          </table:table-cell>
          <table:table-cell table:style-name="ce647" table:number-columns-repeated="3"/>
          <table:table-cell/>
          <table:table-cell office:value-type="float" office:value="130" calcext:value-type="float">
            <text:p>130</text:p>
          </table:table-cell>
          <table:table-cell table:formula="of:=[.J39]*0.5" office:value-type="float" office:value="65" calcext:value-type="float">
            <text:p>65</text:p>
          </table:table-cell>
          <table:table-cell table:formula="of:=[.J39]-[.K39]"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Children General </text:p>
          </table:table-cell>
          <table:table-cell table:style-name="ce422" office:value-type="float" office:value="0" calcext:value-type="float">
            <text:p>0</text:p>
          </table:table-cell>
          <table:table-cell table:style-name="ce434" office:value-type="float" office:value="300" calcext:value-type="float">
            <text:p>300</text:p>
          </table:table-cell>
          <table:table-cell table:style-name="ce640"/>
          <table:table-cell table:style-name="ce654" table:formula="of:=[.C40]/[.$E$19]" office:value-type="percentage" office:value="0.0597500250748449" calcext:value-type="percentage">
            <text:p>5.98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ildren Music</text:p>
          </table:table-cell>
          <table:table-cell table:style-name="ce422" office:value-type="float" office:value="100" calcext:value-type="float">
            <text:p>100</text:p>
          </table:table-cell>
          <table:table-cell table:style-name="ce422" office:value-type="float" office:value="50" calcext:value-type="float">
            <text:p>50</text:p>
          </table:table-cell>
          <table:table-cell table:style-name="ce640"/>
          <table:table-cell table:style-name="ce654" table:formula="of:=[.C41]/[.$E$19]" office:value-type="percentage" office:value="0.00995833751247415" calcext:value-type="percentage">
            <text:p>1.00%</text:p>
          </table:table-cell>
          <table:table-cell table:style-name="ce647" table:number-columns-repeated="3"/>
          <table:table-cell/>
          <table:table-cell table:formula="of:=[.J38]+[.J39]" office:value-type="float" office:value="365" calcext:value-type="float">
            <text:p>365</text:p>
          </table:table-cell>
          <table:table-cell table:formula="of:=[.K38]+[.K39]" office:value-type="float" office:value="182.5" calcext:value-type="float">
            <text:p>182.5</text:p>
          </table:table-cell>
          <table:table-cell table:formula="of:=[.L38]+[.L39]" office:value-type="float" office:value="182.5" calcext:value-type="float">
            <text:p>182.5</text:p>
          </table:table-cell>
          <table:table-cell table:formula="of:=[.M38]+[.M39]" office:value-type="float" office:value="253" calcext:value-type="float">
            <text:p>253</text:p>
          </table:table-cell>
          <table:table-cell table:number-columns-repeated="51"/>
        </table:table-row>
        <table:table-row table:style-name="ro1">
          <table:table-cell table:style-name="ce406" office:value-type="string" calcext:value-type="string">
            <text:p>Charity</text:p>
          </table:table-cell>
          <table:table-cell table:style-name="ce422" office:value-type="float" office:value="95" calcext:value-type="float">
            <text:p>95</text:p>
          </table:table-cell>
          <table:table-cell table:style-name="ce422" office:value-type="float" office:value="30" calcext:value-type="float">
            <text:p>30</text:p>
          </table:table-cell>
          <table:table-cell table:style-name="ce640"/>
          <table:table-cell table:style-name="ce654" table:formula="of:=[.C42]/[.$E$19]" office:value-type="percentage" office:value="0.00597500250748449" calcext:value-type="percentage">
            <text:p>0.6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UNICEF</text:p>
          </table:table-cell>
          <table:table-cell table:style-name="ce422" office:value-type="float" office:value="0" calcext:value-type="float">
            <text:p>0</text:p>
          </table:table-cell>
          <table:table-cell table:style-name="ce422" office:value-type="float" office:value="30" calcext:value-type="float">
            <text:p>30</text:p>
          </table:table-cell>
          <table:table-cell table:style-name="ce640"/>
          <table:table-cell table:style-name="ce654" table:formula="of:=[.C43]/[.$E$19]" office:value-type="percentage" office:value="0.00597500250748449" calcext:value-type="percentage">
            <text:p>0.6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ontingency</text:p>
          </table:table-cell>
          <table:table-cell table:number-columns-repeated="2" table:style-name="ce422" office:value-type="float" office:value="100" calcext:value-type="float">
            <text:p>100</text:p>
          </table:table-cell>
          <table:table-cell table:style-name="ce640"/>
          <table:table-cell table:style-name="ce654" table:formula="of:=[.C44]/[.$E$19]" office:value-type="percentage" office:value="0.0199166750249483" calcext:value-type="percentage">
            <text:p>1.9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7"/>
          <table:table-cell table:style-name="ce424" table:number-columns-repeated="2"/>
          <table:table-cell table:style-name="ce643" table:formula="of:=SUM([.C17:.C19])-SUM([.C22:.C43])" office:value-type="float" office:value="0.00333333333310293" calcext:value-type="float">
            <text:p>0.00</text:p>
          </table:table-cell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1" table:number-columns-repeated="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8" office:value-type="string" calcext:value-type="string">
            <text:p>Monthly Adjustments</text:p>
          </table:table-cell>
          <table:table-cell table:style-name="ce425"/>
          <table:table-cell table:style-name="ce436"/>
          <table:table-cell table:style-name="ce64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9" office:value-type="string" calcext:value-type="string">
            <text:p>Cash <text:s/>-150 +75</text:p>
          </table:table-cell>
          <table:table-cell table:style-name="ce426" office:value-type="float" office:value="150" calcext:value-type="float">
            <text:p>150</text:p>
          </table:table-cell>
          <table:table-cell table:style-name="ce437" office:value-type="string" calcext:value-type="string">
            <text:p><text:s text:c="3"/>(keep 2 in hand)</text:p>
          </table:table-cell>
          <table:table-cell table:style-name="ce645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10" office:value-type="string" calcext:value-type="string">
            <text:p>FB <text:s/></text:p>
          </table:table-cell>
          <table:table-cell table:style-name="ce427" office:value-type="float" office:value="0" calcext:value-type="float">
            <text:p>0</text:p>
          </table:table-cell>
          <table:table-cell table:style-name="ce438" office:value-type="float" office:value="-6.9" calcext:value-type="float">
            <text:p>-6.9</text:p>
          </table:table-cell>
          <table:table-cell table:style-name="ce646"/>
          <table:table-cell table:style-name="ce401"/>
          <table:table-cell table:style-name="ce648"/>
          <table:table-cell table:style-name="ce647"/>
          <table:table-cell table:style-name="ce648"/>
          <table:table-cell table:number-columns-repeated="56"/>
        </table:table-row>
        <table:table-row table:style-name="ro1">
          <table:table-cell table:style-name="ce401" table:number-columns-repeated="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1" table:number-columns-repeated="3"/>
          <table:table-cell table:style-name="ce647"/>
          <table:table-cell table:style-name="ce654" table:formula="of:=[.E42]+[.E43]" office:value-type="percentage" office:value="0.011950005014969" calcext:value-type="percentage">
            <text:p>1.20%</text:p>
          </table:table-cell>
          <table:table-cell table:style-name="ce647" office:value-type="string" calcext:value-type="string">
            <text:p>charity as percentage of GDP</text:p>
          </table:table-cell>
          <table:table-cell table:style-name="ce647" table:number-columns-repeated="2"/>
          <table:table-cell table:number-columns-repeated="56"/>
        </table:table-row>
        <table:table-row table:style-name="ro1">
          <table:table-cell table:style-name="ce411" office:value-type="string" calcext:value-type="string">
            <text:p>Balance </text:p>
          </table:table-cell>
          <table:table-cell table:style-name="ce428" table:formula="of:=[.B13]-SUM([.B17:.B49])" office:value-type="float" office:value="0" calcext:value-type="float">
            <text:p>0.00</text:p>
          </table:table-cell>
          <table:table-cell table:style-name="ce439"/>
          <table:table-cell table:style-name="ce648"/>
          <table:table-cell table:style-name="ce647"/>
          <table:table-cell table:style-name="ce648" table:number-columns-repeated="3"/>
          <table:table-cell table:number-columns-repeated="2"/>
          <table:table-cell table:style-name="ce666"/>
          <table:table-cell table:number-columns-repeated="2"/>
          <table:table-cell table:style-name="ce666"/>
          <table:table-cell table:number-columns-repeated="50"/>
        </table:table-row>
        <table:table-row table:style-name="ro1">
          <table:table-cell table:style-name="ce401" table:number-columns-repeated="5"/>
          <table:table-cell table:style-name="ce648" table:number-columns-repeated="3"/>
          <table:table-cell table:number-columns-repeated="56"/>
        </table:table-row>
        <table:table-row table:style-name="ro2">
          <table:table-cell table:style-name="ce401" table:number-columns-repeated="5"/>
          <table:table-cell table:style-name="ce64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661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7">
        <office:forms form:automatic-focus="false" form:apply-design-mode="false"/>
        <table:table-column table:style-name="co16" table:default-cell-style-name="ce670"/>
        <table:table-column table:style-name="co15" table:number-columns-repeated="4" table:default-cell-style-name="ce663"/>
        <table:table-column table:style-name="co17" table:default-cell-style-name="ce412"/>
        <table:table-column table:style-name="co14" table:default-cell-style-name="ce412"/>
        <table:table-column table:style-name="co15" table:number-columns-repeated="57" table:default-cell-style-name="ce663"/>
        <table:table-row table:style-name="ro1">
          <table:table-cell table:style-name="ce485" office:value-type="string" calcext:value-type="string">
            <text:p>Capital One</text:p>
          </table:table-cell>
          <table:table-cell table:style-name="ce489" table:number-columns-repeated="2"/>
          <table:table-cell table:style-name="ce489" office:value-type="float" office:value="-537.77" calcext:value-type="float">
            <text:p>-537.77</text:p>
          </table:table-cell>
          <table:table-cell table:style-name="ce557"/>
          <table:table-cell table:number-columns-repeated="59"/>
        </table:table-row>
        <table:table-row table:style-name="ro1">
          <table:table-cell table:style-name="ce486" office:value-type="date" office:date-value="2020-08-10" calcext:value-type="date">
            <text:p>10-Aug</text:p>
          </table:table-cell>
          <table:table-cell table:style-name="ce491" office:value-type="float" office:value="8.99" calcext:value-type="float">
            <text:p>8.99</text:p>
          </table:table-cell>
          <table:table-cell table:style-name="ce491"/>
          <table:table-cell table:style-name="ce552" table:formula="of:=[.D1]-[.B2]+[.C2]" office:value-type="float" office:value="-546.76" calcext:value-type="float">
            <text:p>-546.76</text:p>
          </table:table-cell>
          <table:table-cell table:style-name="ce552"/>
          <table:table-cell table:style-name="ce560" office:value-type="string" calcext:value-type="string">
            <text:p>No.:</text:p>
          </table:table-cell>
          <table:table-cell table:style-name="ce566" office:value-type="string" calcext:value-type="string">
            <text:p>5312 0088 4657 1573</text:p>
          </table:table-cell>
          <table:table-cell table:style-name="ce560"/>
          <table:table-cell table:style-name="ce631"/>
          <table:table-cell/>
          <table:table-cell table:style-name="ce670"/>
          <table:table-cell table:number-columns-repeated="53"/>
        </table:table-row>
        <table:table-row table:style-name="ro1">
          <table:table-cell table:style-name="ce486" office:value-type="date" office:date-value="2020-08-10" calcext:value-type="date">
            <text:p>10-Aug</text:p>
          </table:table-cell>
          <table:table-cell table:style-name="ce552" office:value-type="float" office:value="2.4" calcext:value-type="float">
            <text:p>2.4</text:p>
          </table:table-cell>
          <table:table-cell table:style-name="ce552"/>
          <table:table-cell table:style-name="ce552" table:formula="of:=[.D2]-[.B3]+[.C3]" office:value-type="float" office:value="-549.16" calcext:value-type="float">
            <text:p>-549.16</text:p>
          </table:table-cell>
          <table:table-cell table:style-name="ce552"/>
          <table:table-cell table:style-name="ce561" office:value-type="string" calcext:value-type="string">
            <text:p>No.:</text:p>
          </table:table-cell>
          <table:table-cell table:style-name="ce760" office:value-type="string" calcext:value-type="string">
            <text:p>5312008846571573</text:p>
          </table:table-cell>
          <table:table-cell table:style-name="ce561"/>
          <table:table-cell table:style-name="ce777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486" office:value-type="date" office:date-value="2020-08-10" calcext:value-type="date">
            <text:p>10-Aug</text:p>
          </table:table-cell>
          <table:table-cell table:style-name="ce552" office:value-type="float" office:value="1.29" calcext:value-type="float">
            <text:p>1.29</text:p>
          </table:table-cell>
          <table:table-cell table:style-name="ce552"/>
          <table:table-cell table:style-name="ce552" table:formula="of:=[.D3]-[.B4]+[.C4]" office:value-type="float" office:value="-550.45" calcext:value-type="float">
            <text:p>-550.45</text:p>
          </table:table-cell>
          <table:table-cell table:style-name="ce552"/>
          <table:table-cell table:style-name="ce561" office:value-type="string" calcext:value-type="string">
            <text:p>Type:</text:p>
          </table:table-cell>
          <table:table-cell table:style-name="ce561" office:value-type="string" calcext:value-type="string">
            <text:p>MasterCard</text:p>
          </table:table-cell>
          <table:table-cell table:style-name="ce561"/>
          <table:table-cell table:style-name="ce633"/>
          <table:table-cell table:number-columns-repeated="55"/>
        </table:table-row>
        <table:table-row table:style-name="ro1">
          <table:table-cell table:style-name="ce486" office:value-type="date" office:date-value="2020-08-10" calcext:value-type="date">
            <text:p>10-Aug</text:p>
          </table:table-cell>
          <table:table-cell table:style-name="ce552" office:value-type="float" office:value="4.31" calcext:value-type="float">
            <text:p>4.31</text:p>
          </table:table-cell>
          <table:table-cell table:style-name="ce552"/>
          <table:table-cell table:style-name="ce552" table:formula="of:=[.D4]-[.B5]+[.C5]" office:value-type="float" office:value="-554.76" calcext:value-type="float">
            <text:p>-554.76</text:p>
          </table:table-cell>
          <table:table-cell table:style-name="ce552"/>
          <table:table-cell table:style-name="ce561" office:value-type="string" calcext:value-type="string">
            <text:p><text:s/></text:p>
          </table:table-cell>
          <table:table-cell table:style-name="ce760" office:value-type="string" calcext:value-type="string">
            <text:p>MARK R GADSBY</text:p>
          </table:table-cell>
          <table:table-cell table:style-name="ce561"/>
          <table:table-cell table:style-name="ce633"/>
          <table:table-cell table:number-columns-repeated="55"/>
        </table:table-row>
        <table:table-row table:style-name="ro1">
          <table:table-cell table:style-name="ce486" office:value-type="date" office:date-value="2020-08-10" calcext:value-type="date">
            <text:p>10-Aug</text:p>
          </table:table-cell>
          <table:table-cell table:style-name="ce552" office:value-type="float" office:value="22.44" calcext:value-type="float">
            <text:p>22.44</text:p>
          </table:table-cell>
          <table:table-cell table:style-name="ce552"/>
          <table:table-cell table:style-name="ce552" table:formula="of:=[.D5]-[.B6]+[.C6]" office:value-type="float" office:value="-577.2" calcext:value-type="float">
            <text:p>-577.2</text:p>
          </table:table-cell>
          <table:table-cell table:style-name="ce552"/>
          <table:table-cell table:style-name="ce561" office:value-type="string" calcext:value-type="string">
            <text:p>From:</text:p>
          </table:table-cell>
          <table:table-cell table:style-name="ce568" office:value-type="string" calcext:value-type="string">
            <text:p>06/20</text:p>
          </table:table-cell>
          <table:table-cell table:style-name="ce561"/>
          <table:table-cell table:style-name="ce633"/>
          <table:table-cell table:number-columns-repeated="55"/>
        </table:table-row>
        <table:table-row table:style-name="ro1">
          <table:table-cell table:style-name="ce486" office:value-type="date" office:date-value="2020-08-10" calcext:value-type="date">
            <text:p>10-Aug</text:p>
          </table:table-cell>
          <table:table-cell table:style-name="ce552" office:value-type="float" office:value="9.08" calcext:value-type="float">
            <text:p>9.08</text:p>
          </table:table-cell>
          <table:table-cell table:style-name="ce552"/>
          <table:table-cell table:style-name="ce555" table:formula="of:=[.D6]-[.B7]+[.C7]" office:value-type="float" office:value="-586.28" calcext:value-type="float">
            <text:p>-586.28</text:p>
          </table:table-cell>
          <table:table-cell table:style-name="ce552"/>
          <table:table-cell table:style-name="ce561" office:value-type="string" calcext:value-type="string">
            <text:p>To:</text:p>
          </table:table-cell>
          <table:table-cell table:style-name="ce568" office:value-type="string" calcext:value-type="string">
            <text:p>06/24</text:p>
          </table:table-cell>
          <table:table-cell table:style-name="ce561"/>
          <table:table-cell table:style-name="ce633"/>
          <table:table-cell table:number-columns-repeated="55"/>
        </table:table-row>
        <table:table-row table:style-name="ro1">
          <table:table-cell table:style-name="ce486" office:value-type="date" office:date-value="2020-08-09" calcext:value-type="date">
            <text:p>09-Aug</text:p>
          </table:table-cell>
          <table:table-cell table:style-name="ce552" office:value-type="float" office:value="33.2" calcext:value-type="float">
            <text:p>33.2</text:p>
          </table:table-cell>
          <table:table-cell table:style-name="ce552"/>
          <table:table-cell table:style-name="ce552" table:formula="of:=[.D7]-[.B8]+[.C8]" office:value-type="float" office:value="-619.48" calcext:value-type="float">
            <text:p>-619.48</text:p>
          </table:table-cell>
          <table:table-cell table:style-name="ce552" office:value-type="string" calcext:value-type="string">
            <text:p>cash</text:p>
          </table:table-cell>
          <table:table-cell table:style-name="ce561" office:value-type="string" calcext:value-type="string">
            <text:p>secure code</text:p>
          </table:table-cell>
          <table:table-cell table:style-name="ce569" office:value-type="string" calcext:value-type="string">
            <text:p>Florence98111</text:p>
          </table:table-cell>
          <table:table-cell table:style-name="ce605"/>
          <table:table-cell table:style-name="ce634"/>
          <table:table-cell table:number-columns-repeated="55"/>
        </table:table-row>
        <table:table-row table:style-name="ro1">
          <table:table-cell table:style-name="ce486" office:value-type="date" office:date-value="2020-08-10" calcext:value-type="date">
            <text:p>10-Aug</text:p>
          </table:table-cell>
          <table:table-cell table:style-name="ce552" office:value-type="float" office:value="19.75" calcext:value-type="float">
            <text:p>19.75</text:p>
          </table:table-cell>
          <table:table-cell table:style-name="ce552"/>
          <table:table-cell table:style-name="ce552" table:formula="of:=[.D8]-[.B9]+[.C9]" office:value-type="float" office:value="-639.23" calcext:value-type="float">
            <text:p>-639.23</text:p>
          </table:table-cell>
          <table:table-cell table:style-name="ce552" office:value-type="string" calcext:value-type="string">
            <text:p>cash</text:p>
          </table:table-cell>
          <table:table-cell table:style-name="ce561" office:value-type="string" calcext:value-type="string">
            <text:p>user id</text:p>
          </table:table-cell>
          <table:table-cell table:style-name="ce605" office:value-type="string" calcext:value-type="string">
            <text:p>MARKGADSBY</text:p>
          </table:table-cell>
          <table:table-cell table:style-name="ce605"/>
          <table:table-cell table:style-name="ce634"/>
          <table:table-cell table:number-columns-repeated="55"/>
        </table:table-row>
        <table:table-row table:style-name="ro1">
          <table:table-cell table:style-name="ce486" office:value-type="date" office:date-value="2020-08-11" calcext:value-type="date">
            <text:p>11-Aug</text:p>
          </table:table-cell>
          <table:table-cell table:style-name="ce552" office:value-type="float" office:value="5.4" calcext:value-type="float">
            <text:p>5.4</text:p>
          </table:table-cell>
          <table:table-cell table:style-name="ce552"/>
          <table:table-cell table:style-name="ce552" table:formula="of:=[.D9]-[.B10]+[.C10]" office:value-type="float" office:value="-644.63" calcext:value-type="float">
            <text:p>-644.63</text:p>
          </table:table-cell>
          <table:table-cell table:style-name="ce552" office:value-type="string" calcext:value-type="string">
            <text:p>mg</text:p>
          </table:table-cell>
          <table:table-cell table:style-name="ce562" table:number-columns-repeated="3"/>
          <table:table-cell table:style-name="ce635"/>
          <table:table-cell table:number-columns-repeated="55"/>
        </table:table-row>
        <table:table-row table:style-name="ro1">
          <table:table-cell table:style-name="ce486" office:value-type="date" office:date-value="2020-08-11" calcext:value-type="date">
            <text:p>11-Aug</text:p>
          </table:table-cell>
          <table:table-cell table:style-name="ce552" office:value-type="float" office:value="4.95" calcext:value-type="float">
            <text:p>4.95</text:p>
          </table:table-cell>
          <table:table-cell table:style-name="ce552"/>
          <table:table-cell table:style-name="ce552" table:formula="of:=[.D10]-[.B11]+[.C11]" office:value-type="float" office:value="-649.58" calcext:value-type="float">
            <text:p>-649.58</text:p>
          </table:table-cell>
          <table:table-cell table:style-name="ce552" office:value-type="string" calcext:value-type="string">
            <text:p>mg</text:p>
          </table:table-cell>
          <table:table-cell table:style-name="ce564"/>
          <table:table-cell table:number-columns-repeated="58"/>
        </table:table-row>
        <table:table-row table:style-name="ro1">
          <table:table-cell table:style-name="ce486" office:value-type="date" office:date-value="2020-08-11" calcext:value-type="date">
            <text:p>11-Aug</text:p>
          </table:table-cell>
          <table:table-cell table:style-name="ce552" office:value-type="float" office:value="12.99" calcext:value-type="float">
            <text:p>12.99</text:p>
          </table:table-cell>
          <table:table-cell table:style-name="ce552"/>
          <table:table-cell table:style-name="ce552" table:formula="of:=[.D11]-[.B12]+[.C12]" office:value-type="float" office:value="-662.57" calcext:value-type="float">
            <text:p>-662.57</text:p>
          </table:table-cell>
          <table:table-cell table:style-name="ce558" office:value-type="string" calcext:value-type="string">
            <text:p>mg</text:p>
          </table:table-cell>
          <table:table-cell table:number-columns-repeated="59"/>
        </table:table-row>
        <table:table-row table:style-name="ro1">
          <table:table-cell table:style-name="ce486" office:value-type="date" office:date-value="2020-08-11" calcext:value-type="date">
            <text:p>11-Aug</text:p>
          </table:table-cell>
          <table:table-cell table:style-name="ce552" office:value-type="float" office:value="40" calcext:value-type="float">
            <text:p>40</text:p>
          </table:table-cell>
          <table:table-cell table:style-name="ce552"/>
          <table:table-cell table:style-name="ce552" table:formula="of:=[.D12]-[.B13]+[.C13]" office:value-type="float" office:value="-702.57" calcext:value-type="float">
            <text:p>-702.57</text:p>
          </table:table-cell>
          <table:table-cell table:style-name="ce558" office:value-type="string" calcext:value-type="string">
            <text:p>mg</text:p>
          </table:table-cell>
          <table:table-cell/>
          <table:table-cell table:style-name="ce616" office:value-type="string" calcext:value-type="string">
            <text:p>New Card:</text:p>
          </table:table-cell>
          <table:table-cell table:style-name="ce625"/>
          <table:table-cell table:number-columns-repeated="56"/>
        </table:table-row>
        <table:table-row table:style-name="ro1">
          <table:table-cell table:style-name="ce486" office:value-type="date" office:date-value="2020-08-11" calcext:value-type="date">
            <text:p>11-Aug</text:p>
          </table:table-cell>
          <table:table-cell table:style-name="ce553" office:value-type="float" office:value="4" calcext:value-type="float">
            <text:p>4</text:p>
          </table:table-cell>
          <table:table-cell table:style-name="ce552"/>
          <table:table-cell table:style-name="ce552" table:formula="of:=[.D13]-[.B14]+[.C14]" office:value-type="float" office:value="-706.57" calcext:value-type="float">
            <text:p>-706.57</text:p>
          </table:table-cell>
          <table:table-cell table:style-name="ce558" office:value-type="string" calcext:value-type="string">
            <text:p>mg</text:p>
          </table:table-cell>
          <table:table-cell/>
          <table:table-cell table:style-name="ce617" office:value-type="string" calcext:value-type="string">
            <text:p>Update Oysters</text:p>
          </table:table-cell>
          <table:table-cell table:style-name="ce626"/>
          <table:table-cell table:number-columns-repeated="56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14]-[.B15]+[.C15]" office:value-type="float" office:value="-706.57" calcext:value-type="float">
            <text:p>-706.57</text:p>
          </table:table-cell>
          <table:table-cell table:style-name="ce558"/>
          <table:table-cell/>
          <table:table-cell table:style-name="ce618" office:value-type="string" calcext:value-type="string">
            <text:p>Update Film Club</text:p>
          </table:table-cell>
          <table:table-cell table:style-name="ce627"/>
          <table:table-cell table:number-columns-repeated="56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15]-[.B16]+[.C16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16]-[.B17]+[.C17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17]-[.B18]+[.C18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18]-[.B19]+[.C19]" office:value-type="float" office:value="-706.57" calcext:value-type="float">
            <text:p>-706.57</text:p>
          </table:table-cell>
          <table:table-cell table:style-name="ce558"/>
          <table:table-cell/>
          <table:table-cell table:style-name="ce622" office:value-type="string" calcext:value-type="string">
            <text:p>CPC </text:p>
          </table:table-cell>
          <table:table-cell table:style-name="ce628" office:value-type="string" calcext:value-type="string">
            <text:p>MarkGadsby</text:p>
          </table:table-cell>
          <table:table-cell table:style-name="ce628"/>
          <table:table-cell table:style-name="ce628" office:value-type="string" calcext:value-type="string">
            <text:p>Florence98?</text:p>
          </table:table-cell>
          <table:table-cell table:style-name="ce636"/>
          <table:table-cell table:number-columns-repeated="53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19]-[.B20]+[.C20]" office:value-type="float" office:value="-706.57" calcext:value-type="float">
            <text:p>-706.57</text:p>
          </table:table-cell>
          <table:table-cell table:style-name="ce558"/>
          <table:table-cell/>
          <table:table-cell table:style-name="ce623"/>
          <table:table-cell table:style-name="ce629" table:number-columns-repeated="3"/>
          <table:table-cell table:style-name="ce637"/>
          <table:table-cell table:number-columns-repeated="53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0]-[.B21]+[.C21]" office:value-type="float" office:value="-706.57" calcext:value-type="float">
            <text:p>-706.57</text:p>
          </table:table-cell>
          <table:table-cell table:style-name="ce558"/>
          <table:table-cell/>
          <table:table-cell table:style-name="ce623"/>
          <table:table-cell table:style-name="ce629" table:number-columns-repeated="3"/>
          <table:table-cell table:style-name="ce637"/>
          <table:table-cell table:number-columns-repeated="53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1]-[.B22]+[.C22]" office:value-type="float" office:value="-706.57" calcext:value-type="float">
            <text:p>-706.57</text:p>
          </table:table-cell>
          <table:table-cell table:style-name="ce558"/>
          <table:table-cell/>
          <table:table-cell table:style-name="ce623"/>
          <table:table-cell table:style-name="ce629" table:number-columns-repeated="3"/>
          <table:table-cell table:style-name="ce637"/>
          <table:table-cell table:number-columns-repeated="53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2]-[.B23]+[.C23]" office:value-type="float" office:value="-706.57" calcext:value-type="float">
            <text:p>-706.57</text:p>
          </table:table-cell>
          <table:table-cell table:style-name="ce558"/>
          <table:table-cell/>
          <table:table-cell table:style-name="ce623"/>
          <table:table-cell table:style-name="ce629" table:number-columns-repeated="3"/>
          <table:table-cell table:style-name="ce637"/>
          <table:table-cell table:number-columns-repeated="53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3]-[.B24]+[.C24]" office:value-type="float" office:value="-706.57" calcext:value-type="float">
            <text:p>-706.57</text:p>
          </table:table-cell>
          <table:table-cell table:style-name="ce558"/>
          <table:table-cell/>
          <table:table-cell table:style-name="ce624"/>
          <table:table-cell table:style-name="ce630" table:number-columns-repeated="3"/>
          <table:table-cell table:style-name="ce638"/>
          <table:table-cell table:number-columns-repeated="53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4]-[.B25]+[.C25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5]-[.B26]+[.C26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6]-[.B27]+[.C27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7]-[.B28]+[.C28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8]-[.B29]+[.C29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29]-[.B30]+[.C30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0]-[.B31]+[.C31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1]-[.B32]+[.C32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2]-[.B33]+[.C33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3]-[.B34]+[.C34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4]-[.B35]+[.C35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5]-[.B36]+[.C36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5">
          <table:table-cell table:style-name="ce486"/>
          <table:table-cell table:style-name="ce552" table:number-columns-repeated="2"/>
          <table:table-cell table:style-name="ce552" table:formula="of:=[.D36]-[.B37]+[.C37]" office:value-type="float" office:value="-706.57" calcext:value-type="float">
            <text:p>-706.57</text:p>
          </table:table-cell>
          <table:table-cell table:style-name="ce558"/>
          <table:table-cell table:style-name="ce565"/>
          <table:table-cell table:number-columns-repeated="58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7]-[.B38]+[.C38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8]-[.B39]+[.C39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39]-[.B40]+[.C40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40]-[.B41]+[.C41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41]-[.B42]+[.C42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42]-[.B43]+[.C43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6"/>
          <table:table-cell table:style-name="ce552" table:number-columns-repeated="2"/>
          <table:table-cell table:style-name="ce552" table:formula="of:=[.D43]-[.B44]+[.C44]" office:value-type="float" office:value="-706.57" calcext:value-type="float">
            <text:p>-706.57</text:p>
          </table:table-cell>
          <table:table-cell table:style-name="ce558"/>
          <table:table-cell table:number-columns-repeated="59"/>
        </table:table-row>
        <table:table-row table:style-name="ro1">
          <table:table-cell table:style-name="ce487" office:value-type="string" calcext:value-type="string">
            <text:p>Total</text:p>
          </table:table-cell>
          <table:table-cell table:style-name="ce554" table:number-columns-repeated="2"/>
          <table:table-cell table:style-name="ce556" table:formula="of:=[.D44]-[.B45]+[.C45]" office:value-type="float" office:value="-706.57" calcext:value-type="float">
            <text:p>-706.57</text:p>
          </table:table-cell>
          <table:table-cell table:style-name="ce559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table:table-column table:style-name="co11" table:default-cell-style-name="ce670"/>
        <table:table-column table:style-name="co18" table:default-cell-style-name="ce663"/>
        <table:table-column table:style-name="co15" table:default-cell-style-name="ce663"/>
        <table:table-column table:style-name="co19" table:default-cell-style-name="ce867"/>
        <table:table-column table:style-name="co20" table:default-cell-style-name="ce412"/>
        <table:table-column table:style-name="co14" table:default-cell-style-name="ce412"/>
        <table:table-column table:style-name="co21" table:default-cell-style-name="ce412"/>
        <table:table-column table:style-name="co22" table:default-cell-style-name="ce412"/>
        <table:table-column table:style-name="co15" table:number-columns-repeated="56" table:default-cell-style-name="ce663"/>
        <table:table-row table:style-name="ro1">
          <table:table-cell table:style-name="ce784" office:value-type="string" calcext:value-type="string">
            <text:p>SMILE</text:p>
          </table:table-cell>
          <table:table-cell table:style-name="ce792" table:number-columns-repeated="2"/>
          <table:table-cell table:style-name="ce860" office:value-type="float" office:value="28295.92" calcext:value-type="float">
            <text:p>28295.92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5" office:value-type="date" office:date-value="2020-08-10" calcext:value-type="date">
            <text:p>10-Aug</text:p>
          </table:table-cell>
          <table:table-cell table:style-name="ce793" office:value-type="float" office:value="35.53" calcext:value-type="float">
            <text:p>35.53</text:p>
          </table:table-cell>
          <table:table-cell table:style-name="ce793"/>
          <table:table-cell table:style-name="ce861" table:formula="of:=[.D1]-[.B2]+[.C2]" office:value-type="float" office:value="28260.39" calcext:value-type="float">
            <text:p>28260.39</text:p>
          </table:table-cell>
          <table:table-cell table:style-name="ce793" office:value-type="string" calcext:value-type="string">
            <text:p>cash</text:p>
          </table:table-cell>
          <table:table-cell table:style-name="ce874" office:value-type="string" calcext:value-type="string">
            <text:p>10001112</text:p>
          </table:table-cell>
          <table:table-cell table:style-name="ce874" table:number-columns-repeated="2"/>
          <table:table-cell table:style-name="ce890"/>
          <table:table-cell table:number-columns-repeated="55"/>
        </table:table-row>
        <table:table-row table:style-name="ro1">
          <table:table-cell table:style-name="ce785" office:value-type="date" office:date-value="2020-08-10" calcext:value-type="date">
            <text:p>10-Aug</text:p>
          </table:table-cell>
          <table:table-cell table:style-name="ce793" office:value-type="float" office:value="6.9" calcext:value-type="float">
            <text:p>6.9</text:p>
          </table:table-cell>
          <table:table-cell table:style-name="ce793"/>
          <table:table-cell table:style-name="ce861" table:formula="of:=[.D2]-[.B3]+[.C3]" office:value-type="float" office:value="28253.49" calcext:value-type="float">
            <text:p>28253.49</text:p>
          </table:table-cell>
          <table:table-cell table:style-name="ce793" office:value-type="string" calcext:value-type="string">
            <text:p>cash</text:p>
          </table:table-cell>
          <table:table-cell table:style-name="ce875" office:value-type="string" calcext:value-type="string">
            <text:p>08 92 86</text:p>
          </table:table-cell>
          <table:table-cell table:style-name="ce875" table:number-columns-repeated="2"/>
          <table:table-cell table:style-name="ce891"/>
          <table:table-cell table:number-columns-repeated="55"/>
        </table:table-row>
        <table:table-row table:style-name="ro1">
          <table:table-cell table:style-name="ce785" office:value-type="date" office:date-value="2020-08-12" calcext:value-type="date">
            <text:p>12-Aug</text:p>
          </table:table-cell>
          <table:table-cell table:style-name="ce793" office:value-type="float" office:value="50" calcext:value-type="float">
            <text:p>50</text:p>
          </table:table-cell>
          <table:table-cell table:style-name="ce793"/>
          <table:table-cell table:style-name="ce861" table:formula="of:=[.D3]-[.B4]+[.C4]" office:value-type="float" office:value="28203.49" calcext:value-type="float">
            <text:p>28203.49</text:p>
          </table:table-cell>
          <table:table-cell table:style-name="ce793" office:value-type="string" calcext:value-type="string">
            <text:p>holiday</text:p>
          </table:table-cell>
          <table:table-cell table:style-name="ce875" office:value-type="string" calcext:value-type="string">
            <text:p>4988245723003140</text:p>
          </table:table-cell>
          <table:table-cell table:style-name="ce875" table:number-columns-repeated="2"/>
          <table:table-cell table:style-name="ce891"/>
          <table:table-cell table:number-columns-repeated="55"/>
        </table:table-row>
        <table:table-row table:style-name="ro1">
          <table:table-cell table:style-name="ce785" office:value-type="date" office:date-value="2020-08-12" calcext:value-type="date">
            <text:p>12-Aug</text:p>
          </table:table-cell>
          <table:table-cell table:style-name="ce793" office:value-type="float" office:value="21.68" calcext:value-type="float">
            <text:p>21.68</text:p>
          </table:table-cell>
          <table:table-cell table:style-name="ce793"/>
          <table:table-cell table:style-name="ce861" table:formula="of:=[.D4]-[.B5]+[.C5]" office:value-type="float" office:value="28181.81" calcext:value-type="float">
            <text:p>28181.81</text:p>
          </table:table-cell>
          <table:table-cell table:style-name="ce793" office:value-type="string" calcext:value-type="string">
            <text:p>cash</text:p>
          </table:table-cell>
          <table:table-cell table:style-name="ce875" office:value-type="string" calcext:value-type="string">
            <text:p>4988 2457 2300 3140</text:p>
          </table:table-cell>
          <table:table-cell table:style-name="ce875"/>
          <table:table-cell table:style-name="ce875" office:value-type="float" office:value="154" calcext:value-type="float">
            <text:p>154</text:p>
          </table:table-cell>
          <table:table-cell table:style-name="ce891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785" office:value-type="date" office:date-value="2020-08-12" calcext:value-type="date">
            <text:p>12-Aug</text:p>
          </table:table-cell>
          <table:table-cell table:style-name="ce793" office:value-type="float" office:value="12.53" calcext:value-type="float">
            <text:p>12.53</text:p>
          </table:table-cell>
          <table:table-cell table:style-name="ce793"/>
          <table:table-cell table:style-name="ce861" table:formula="of:=[.D5]-[.B6]+[.C6]" office:value-type="float" office:value="28169.28" calcext:value-type="float">
            <text:p>28169.28</text:p>
          </table:table-cell>
          <table:table-cell table:style-name="ce793" office:value-type="string" calcext:value-type="string">
            <text:p>cash</text:p>
          </table:table-cell>
          <table:table-cell table:style-name="ce877" office:value-type="string" calcext:value-type="string">
            <text:p>05/17</text:p>
          </table:table-cell>
          <table:table-cell table:style-name="ce875" table:number-columns-repeated="2"/>
          <table:table-cell table:style-name="ce891"/>
          <table:table-cell table:number-columns-repeated="55"/>
        </table:table-row>
        <table:table-row table:style-name="ro1">
          <table:table-cell table:style-name="ce785" office:value-type="date" office:date-value="2020-08-12" calcext:value-type="date">
            <text:p>12-Aug</text:p>
          </table:table-cell>
          <table:table-cell table:style-name="ce793" office:value-type="float" office:value="5.4" calcext:value-type="float">
            <text:p>5.4</text:p>
          </table:table-cell>
          <table:table-cell table:style-name="ce793"/>
          <table:table-cell table:style-name="ce861" table:formula="of:=[.D6]-[.B7]+[.C7]" office:value-type="float" office:value="28163.88" calcext:value-type="float">
            <text:p>28163.88</text:p>
          </table:table-cell>
          <table:table-cell table:style-name="ce793" office:value-type="string" calcext:value-type="string">
            <text:p>cash</text:p>
          </table:table-cell>
          <table:table-cell table:style-name="ce875" office:value-type="string" calcext:value-type="string">
            <text:p>06/20</text:p>
          </table:table-cell>
          <table:table-cell table:style-name="ce875" table:number-columns-repeated="2"/>
          <table:table-cell table:style-name="ce891"/>
          <table:table-cell table:number-columns-repeated="55"/>
        </table:table-row>
        <table:table-row table:style-name="ro1">
          <table:table-cell table:style-name="ce785" office:value-type="date" office:date-value="2020-08-12" calcext:value-type="date">
            <text:p>12-Aug</text:p>
          </table:table-cell>
          <table:table-cell table:style-name="ce793" office:value-type="float" office:value="1.5" calcext:value-type="float">
            <text:p>1.5</text:p>
          </table:table-cell>
          <table:table-cell table:style-name="ce793"/>
          <table:table-cell table:style-name="ce861" table:formula="of:=[.D7]-[.B8]+[.C8]" office:value-type="float" office:value="28162.38" calcext:value-type="float">
            <text:p>28162.38</text:p>
          </table:table-cell>
          <table:table-cell table:style-name="ce793" office:value-type="string" calcext:value-type="string">
            <text:p>cash</text:p>
          </table:table-cell>
          <table:table-cell table:style-name="ce878" office:value-type="string" calcext:value-type="string">
            <text:p>MR MARK R GADSBY</text:p>
          </table:table-cell>
          <table:table-cell table:style-name="ce878" table:number-columns-repeated="2"/>
          <table:table-cell table:style-name="ce892"/>
          <table:table-cell table:number-columns-repeated="55"/>
        </table:table-row>
        <table:table-row table:style-name="ro1">
          <table:table-cell table:style-name="ce785" office:value-type="date" office:date-value="2020-08-12" calcext:value-type="date">
            <text:p>12-Aug</text:p>
          </table:table-cell>
          <table:table-cell table:style-name="ce793" office:value-type="float" office:value="0.7" calcext:value-type="float">
            <text:p>0.7</text:p>
          </table:table-cell>
          <table:table-cell table:style-name="ce793"/>
          <table:table-cell table:style-name="ce861" table:formula="of:=[.D8]-[.B9]+[.C9]" office:value-type="float" office:value="28161.68" calcext:value-type="float">
            <text:p>28161.68</text:p>
          </table:table-cell>
          <table:table-cell table:style-name="ce871" office:value-type="string" calcext:value-type="string">
            <text:p>cash</text:p>
          </table:table-cell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9]-[.B10]+[.C10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67"/>
          <table:table-cell table:number-columns-repeated="57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0]-[.B11]+[.C11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67"/>
          <table:table-cell table:number-columns-repeated="57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1]-[.B12]+[.C12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666"/>
          <table:table-cell table:number-columns-repeated="57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2]-[.B13]+[.C13]" office:value-type="float" office:value="28161.68" calcext:value-type="float">
            <text:p>28161.68</text:p>
          </table:table-cell>
          <table:table-cell table:style-name="ce871"/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3]-[.B14]+[.C14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67"/>
          <table:table-cell table:style-name="ce666"/>
          <table:table-cell/>
          <table:table-cell table:style-name="ce666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4]-[.B15]+[.C15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79"/>
          <table:table-cell table:number-columns-repeated="2"/>
          <table:table-cell table:style-name="ce666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5]-[.B16]+[.C16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1"/>
          <table:table-cell table:style-name="ce867"/>
          <table:table-cell/>
          <table:table-cell table:style-name="ce666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6]-[.B17]+[.C17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1"/>
          <table:table-cell table:style-name="ce889"/>
          <table:table-cell table:style-name="ce885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7]-[.B18]+[.C18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1"/>
          <table:table-cell table:style-name="ce885"/>
          <table:table-cell table:style-name="ce889"/>
          <table:table-cell table:style-name="ce893"/>
          <table:table-cell table:number-columns-repeated="54"/>
        </table:table-row>
        <table:table-row table:style-name="ro4">
          <table:table-cell table:style-name="ce785"/>
          <table:table-cell table:style-name="ce793" table:number-columns-repeated="2"/>
          <table:table-cell table:style-name="ce861" table:formula="of:=[.D18]-[.B19]+[.C19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1"/>
          <table:table-cell table:style-name="ce885"/>
          <table:table-cell table:style-name="ce893"/>
          <table:table-cell table:style-name="ce889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19]-[.B20]+[.C20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2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0]-[.B21]+[.C21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3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6"/>
          <table:table-cell table:style-name="ce793" table:number-columns-repeated="2"/>
          <table:table-cell table:style-name="ce861" table:formula="of:=[.D21]-[.B22]+[.C22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Default"/>
          <table:table-cell/>
          <table:table-cell table:style-name="ce889"/>
          <table:table-cell table:number-columns-repeated="55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2]-[.B23]+[.C23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4" table:number-columns-repeated="4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3]-[.B24]+[.C24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67"/>
          <table:table-cell table:style-name="ce889"/>
          <table:table-cell table:style-name="ce893" table:number-columns-repeated="2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4]-[.B25]+[.C25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5"/>
          <table:table-cell table:style-name="ce889"/>
          <table:table-cell table:style-name="ce885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5]-[.B26]+[.C26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6"/>
          <table:table-cell table:style-name="ce889"/>
          <table:table-cell table:style-name="ce893"/>
          <table:table-cell table:style-name="ce889"/>
          <table:table-cell table:style-name="ce867"/>
          <table:table-cell table:number-columns-repeated="53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6]-[.B27]+[.C27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7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7]-[.B28]+[.C28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7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8]-[.B29]+[.C29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6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29]-[.B30]+[.C30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6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0]-[.B31]+[.C31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6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1]-[.B32]+[.C32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6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2]-[.B33]+[.C33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8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3]-[.B34]+[.C34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7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4]-[.B35]+[.C35]" office:value-type="float" office:value="28161.68" calcext:value-type="float">
            <text:p>28161.68</text:p>
          </table:table-cell>
          <table:table-cell table:style-name="ce868"/>
          <table:table-cell/>
          <table:table-cell table:style-name="ce886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5]-[.B36]+[.C36]" office:value-type="float" office:value="28161.68" calcext:value-type="float">
            <text:p>28161.68</text:p>
          </table:table-cell>
          <table:table-cell table:style-name="ce871"/>
          <table:table-cell/>
          <table:table-cell table:style-name="ce886"/>
          <table:table-cell table:style-name="ce889" table:number-columns-repeated="2"/>
          <table:table-cell table:style-name="ce893"/>
          <table:table-cell table:number-columns-repeated="54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6]-[.B37]+[.C37]" office:value-type="float" office:value="28161.68" calcext:value-type="float">
            <text:p>28161.68</text:p>
          </table:table-cell>
          <table:table-cell table:style-name="ce868"/>
          <table:table-cell/>
          <table:table-cell table:style-name="ce886"/>
          <table:table-cell table:style-name="ce889"/>
          <table:table-cell table:number-columns-repeated="56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7]-[.B38]+[.C38]" office:value-type="float" office:value="28161.68" calcext:value-type="float">
            <text:p>28161.68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8]-[.B39]+[.C39]" office:value-type="float" office:value="28161.68" calcext:value-type="float">
            <text:p>28161.68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39]-[.B40]+[.C40]" office:value-type="float" office:value="28161.68" calcext:value-type="float">
            <text:p>28161.68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40]-[.B41]+[.C41]" office:value-type="float" office:value="28161.68" calcext:value-type="float">
            <text:p>28161.68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41]-[.B42]+[.C42]" office:value-type="float" office:value="28161.68" calcext:value-type="float">
            <text:p>28161.68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42]-[.B43]+[.C43]" office:value-type="float" office:value="28161.68" calcext:value-type="float">
            <text:p>28161.68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5"/>
          <table:table-cell table:style-name="ce793" table:number-columns-repeated="2"/>
          <table:table-cell table:style-name="ce861" table:formula="of:=[.D43]-[.B44]+[.C44]" office:value-type="float" office:value="28161.68" calcext:value-type="float">
            <text:p>28161.68</text:p>
          </table:table-cell>
          <table:table-cell table:style-name="ce868"/>
          <table:table-cell table:number-columns-repeated="59"/>
        </table:table-row>
        <table:table-row table:style-name="ro1">
          <table:table-cell table:style-name="ce787" office:value-type="string" calcext:value-type="string">
            <text:p>Total</text:p>
          </table:table-cell>
          <table:table-cell table:style-name="ce794" table:number-columns-repeated="2"/>
          <table:table-cell table:style-name="ce862" table:formula="of:=[.D44]-[.B45]+[.C45]" office:value-type="float" office:value="28161.68" calcext:value-type="float">
            <text:p>28161.68</text:p>
          </table:table-cell>
          <table:table-cell table:style-name="ce872"/>
          <table:table-cell table:number-columns-repeated="59"/>
        </table:table-row>
        <table:table-row table:style-name="ro1">
          <table:table-cell table:style-name="ce788"/>
          <table:table-cell table:style-name="ce795" table:number-columns-repeated="2"/>
          <table:table-cell table:style-name="ce863"/>
          <table:table-cell table:style-name="ce873"/>
          <table:table-cell table:number-columns-repeated="59"/>
        </table:table-row>
        <table:table-row table:style-name="ro1">
          <table:table-cell table:style-name="ce789" office:value-type="string" calcext:value-type="string">
            <text:p>Info:</text:p>
          </table:table-cell>
          <table:table-cell table:style-name="ce796" table:number-columns-repeated="2"/>
          <table:table-cell table:style-name="ce864"/>
          <table:table-cell table:style-name="ce873"/>
          <table:table-cell table:number-columns-repeated="59"/>
        </table:table-row>
        <table:table-row table:style-name="ro1">
          <table:table-cell table:style-name="ce790" office:value-type="string" calcext:value-type="string">
            <text:p>ICE Save Originator Identification 424430</text:p>
          </table:table-cell>
          <table:table-cell table:style-name="ce797" table:number-columns-repeated="2"/>
          <table:table-cell table:style-name="ce865"/>
          <table:table-cell table:style-name="ce873"/>
          <table:table-cell table:number-columns-repeated="59"/>
        </table:table-row>
        <table:table-row table:style-name="ro1">
          <table:table-cell table:style-name="ce791" office:value-type="string" calcext:value-type="string">
            <text:p>Ref: INV DD 000571060</text:p>
          </table:table-cell>
          <table:table-cell table:style-name="ce859" table:number-columns-repeated="2"/>
          <table:table-cell table:style-name="ce866"/>
          <table:table-cell table:style-name="ce873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3" table:default-cell-style-name="ce900"/>
        <table:table-column table:style-name="co24" table:default-cell-style-name="ce900"/>
        <table:table-column table:style-name="co25" table:default-cell-style-name="ce900"/>
        <table:table-column table:style-name="co26" table:default-cell-style-name="ce900"/>
        <table:table-column table:style-name="co27" table:default-cell-style-name="ce912"/>
        <table:table-column table:style-name="co28" table:default-cell-style-name="ce900"/>
        <table:table-column table:style-name="co29" table:default-cell-style-name="ce912"/>
        <table:table-column table:style-name="co11" table:default-cell-style-name="ce912"/>
        <table:table-column table:style-name="co30" table:default-cell-style-name="ce912"/>
        <table:table-column table:style-name="co3" table:default-cell-style-name="ce900"/>
        <table:table-column table:style-name="co15" table:default-cell-style-name="ce960"/>
        <table:table-column table:style-name="co31" table:default-cell-style-name="ce912"/>
        <table:table-column table:style-name="co21" table:default-cell-style-name="ce900"/>
        <table:table-column table:style-name="co15" table:number-columns-repeated="2" table:default-cell-style-name="ce960"/>
        <table:table-column table:style-name="co10" table:default-cell-style-name="ce900"/>
        <table:table-column table:style-name="co32" table:default-cell-style-name="ce900"/>
        <table:table-column table:style-name="co15" table:number-columns-repeated="47" table:default-cell-style-name="ce960"/>
        <table:table-row table:style-name="ro1">
          <table:table-cell table:style-name="ce894" office:value-type="string" calcext:value-type="string">
            <text:p>From Apr 2019</text:p>
          </table:table-cell>
          <table:table-cell table:style-name="ce901"/>
          <table:table-cell table:style-name="ce906" office:value-type="string" calcext:value-type="string">
            <text:p>Date</text:p>
          </table:table-cell>
          <table:table-cell table:style-name="ce918" office:value-type="string" calcext:value-type="string">
            <text:p>Give aways</text:p>
          </table:table-cell>
          <table:table-cell table:style-name="ce918" office:value-type="string" calcext:value-type="string">
            <text:p>End March</text:p>
          </table:table-cell>
          <table:table-cell table:style-name="ce929" office:value-type="string" calcext:value-type="string">
            <text:p>Contribution</text:p>
          </table:table-cell>
          <table:table-cell/>
          <table:table-cell table:style-name="ce937" office:value-type="string" calcext:value-type="string">
            <text:p>Threshold</text:p>
          </table:table-cell>
          <table:table-cell table:style-name="ce944"/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5" office:value-type="string" calcext:value-type="string">
            <text:p>Interest</text:p>
          </table:table-cell>
          <table:table-cell table:style-name="ce902" table:formula="of:=[$'Balance Sheet'.E14]" office:value-type="percentage" office:value="0.0135332399894129" calcext:value-type="percentage">
            <text:p>1.35%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57500+3800" office:value-type="float" office:value="61300" calcext:value-type="float">
            <text:p>£61,300.00</text:p>
          </table:table-cell>
          <table:table-cell table:style-name="ce930" office:value-type="float" office:value="2500" calcext:value-type="float">
            <text:p>£2,500.00</text:p>
          </table:table-cell>
          <table:table-cell/>
          <table:table-cell table:style-name="ce938" office:value-type="float" office:value="550" calcext:value-type="float">
            <text:p>550.00</text:p>
          </table:table-cell>
          <table:table-cell table:style-name="ce945" office:value-type="string" calcext:value-type="string">
            <text:p>House</text:p>
          </table:table-cell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6" office:value-type="float" office:value="56" calcext:value-type="float">
            <text:p>56</text:p>
          </table:table-cell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Ap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]+([.$F$2])-[.D3]" office:value-type="float" office:value="63800" calcext:value-type="float">
            <text:p>£63,800.00</text:p>
          </table:table-cell>
          <table:table-cell table:style-name="ce930"/>
          <table:table-cell/>
          <table:table-cell table:style-name="ce939" table:formula="of:=650-[.H2]" office:value-type="float" office:value="100" calcext:value-type="float">
            <text:p>100.00</text:p>
          </table:table-cell>
          <table:table-cell table:style-name="ce946" office:value-type="string" calcext:value-type="string">
            <text:p>Cash</text:p>
          </table:table-cell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Ma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3]+([.$F$2])-[.D4]" office:value-type="float" office:value="66300" calcext:value-type="float">
            <text:p>£66,300.00</text:p>
          </table:table-cell>
          <table:table-cell table:style-name="ce930"/>
          <table:table-cell table:number-columns-repeated="58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June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4]+([.$F$2])-[.D5]" office:value-type="float" office:value="68800" calcext:value-type="float">
            <text:p>£68,800.00</text:p>
          </table:table-cell>
          <table:table-cell table:style-name="ce930"/>
          <table:table-cell table:style-name="ce935"/>
          <table:table-cell table:style-name="ce913" office:value-type="string" calcext:value-type="string">
            <text:p>Age 68</text:p>
          </table:table-cell>
          <table:table-cell table:number-columns-repeated="2"/>
          <table:table-cell table:style-name="ce961" office:value-type="string" calcext:value-type="string">
            <text:p>Equitable Life</text:p>
          </table:table-cell>
          <table:table-cell table:style-name="ce969"/>
          <table:table-cell table:style-name="ce977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Jul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5]+([.$F$2])-[.D6]" office:value-type="float" office:value="71300" calcext:value-type="float">
            <text:p>£71,300.00</text:p>
          </table:table-cell>
          <table:table-cell table:style-name="ce930"/>
          <table:table-cell table:style-name="ce935"/>
          <table:table-cell table:style-name="ce940" office:value-type="string" calcext:value-type="string">
            <text:p>Thermo</text:p>
          </table:table-cell>
          <table:table-cell table:style-name="ce947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Aug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6]+([.$F$2])-[.D7]" office:value-type="float" office:value="73800" calcext:value-type="float">
            <text:p>£73,800.00</text:p>
          </table:table-cell>
          <table:table-cell table:style-name="ce930"/>
          <table:table-cell table:style-name="ce935"/>
          <table:table-cell table:style-name="ce941" office:value-type="string" calcext:value-type="string">
            <text:p>State</text:p>
          </table:table-cell>
          <table:table-cell table:style-name="ce948" table:formula="of:=175.3*52" office:value-type="float" office:value="9115.6" calcext:value-type="float">
            <text:p>9115.60</text:p>
          </table:table-cell>
          <table:table-cell table:style-name="ce912"/>
          <table:table-cell table:number-columns-repeated="54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Sep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7]-[.D8]" office:value-type="float" office:value="73800" calcext:value-type="float">
            <text:p>£73,800.00</text:p>
          </table:table-cell>
          <table:table-cell table:style-name="ce930"/>
          <table:table-cell table:style-name="ce935"/>
          <table:table-cell table:style-name="ce941" office:value-type="string" calcext:value-type="string">
            <text:p>Lump</text:p>
          </table:table-cell>
          <table:table-cell table:style-name="ce948" table:formula="of:=((([.E31])/2)+[.M15]+[.M5])*[.B2]" office:value-type="float" office:value="5120.37081468316" calcext:value-type="float">
            <text:p>5120.37</text:p>
          </table:table-cell>
          <table:table-cell table:style-name="ce928" table:formula="of:=([.E31])+[.M15]+[.M5]" office:value-type="float" office:value="498667.353631781" calcext:value-type="float">
            <text:p>498,667</text:p>
          </table:table-cell>
          <table:table-cell table:style-name="ce962"/>
          <table:table-cell table:number-columns-repeated="53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Oct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8]+([.$F$9])-[.D9]" office:value-type="float" office:value="75800" calcext:value-type="float">
            <text:p>£75,800.00</text:p>
          </table:table-cell>
          <table:table-cell table:style-name="ce930" office:value-type="float" office:value="2000" calcext:value-type="float">
            <text:p>£2,000.00</text:p>
          </table:table-cell>
          <table:table-cell table:style-name="ce936"/>
          <table:table-cell table:style-name="ce941" office:value-type="string" calcext:value-type="string">
            <text:p>TP</text:p>
          </table:table-cell>
          <table:table-cell table:style-name="ce948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Nov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9]+([.$F$9])-[.D10]" office:value-type="float" office:value="77800" calcext:value-type="float">
            <text:p>£77,800.00</text:p>
          </table:table-cell>
          <table:table-cell table:style-name="ce930"/>
          <table:table-cell/>
          <table:table-cell table:style-name="ce941"/>
          <table:table-cell table:style-name="ce948"/>
          <table:table-cell/>
          <table:table-cell table:style-name="ce963"/>
          <table:table-cell table:style-name="ce970"/>
          <table:table-cell table:style-name="ce978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Dec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0]+([.$F$9])-[.D11]" office:value-type="float" office:value="79800" calcext:value-type="float">
            <text:p>£79,800.00</text:p>
          </table:table-cell>
          <table:table-cell table:style-name="ce930"/>
          <table:table-cell/>
          <table:table-cell table:style-name="ce941" office:value-type="string" calcext:value-type="string">
            <text:p>Gross</text:p>
          </table:table-cell>
          <table:table-cell table:style-name="ce948" table:formula="of:=SUM([.I6:.I9])" office:value-type="float" office:value="18835.9708146832" calcext:value-type="float">
            <text:p>18835.97</text:p>
          </table:table-cell>
          <table:table-cell/>
          <table:table-cell table:style-name="ce964"/>
          <table:table-cell table:style-name="ce971"/>
          <table:table-cell table:style-name="ce979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Jan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1]+([.$F$9])-[.D12]" office:value-type="float" office:value="81800" calcext:value-type="float">
            <text:p>£81,800.00</text:p>
          </table:table-cell>
          <table:table-cell table:style-name="ce930"/>
          <table:table-cell/>
          <table:table-cell table:style-name="ce941"/>
          <table:table-cell table:style-name="ce948" office:value-type="string" calcext:value-type="string">
            <text:p><text:s/></text:p>
          </table:table-cell>
          <table:table-cell/>
          <table:table-cell table:style-name="ce964"/>
          <table:table-cell table:style-name="ce972" office:value-type="float" office:value="10" calcext:value-type="float">
            <text:p>10</text:p>
          </table:table-cell>
          <table:table-cell table:style-name="ce980" table:formula="of:=[.L12]*[.B2]+1" office:value-type="percentage" office:value="1.13533239989413" calcext:value-type="percentage">
            <text:p>113.53%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Feb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2]+([.$F$9])-[.D13]" office:value-type="float" office:value="83800" calcext:value-type="float">
            <text:p>£83,800.00</text:p>
          </table:table-cell>
          <table:table-cell table:style-name="ce930"/>
          <table:table-cell/>
          <table:table-cell table:style-name="ce941" office:value-type="string" calcext:value-type="string">
            <text:p>Net</text:p>
          </table:table-cell>
          <table:table-cell table:style-name="ce948" table:formula="of:=[.I11]*0.88" office:value-type="float" office:value="16575.6543169212" calcext:value-type="float">
            <text:p>16575.65</text:p>
          </table:table-cell>
          <table:table-cell/>
          <table:table-cell table:style-name="ce964"/>
          <table:table-cell table:style-name="ce971"/>
          <table:table-cell table:style-name="ce981" table:formula="of:=([.M10]+[.M12])*[.M12]" office:value-type="float" office:value="247503.752156578" calcext:value-type="float">
            <text:p>247503.75</text:p>
          </table:table-cell>
          <table:table-cell table:number-columns-repeated="51"/>
        </table:table-row>
        <table:table-row table:style-name="ro1">
          <table:table-cell table:style-name="ce896" office:value-type="float" office:value="57" calcext:value-type="float">
            <text:p>57</text:p>
          </table:table-cell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Ma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3]+([.$F$9])-[.D14]" office:value-type="float" office:value="85800" calcext:value-type="float">
            <text:p>£85,800.00</text:p>
          </table:table-cell>
          <table:table-cell table:style-name="ce930"/>
          <table:table-cell/>
          <table:table-cell table:style-name="ce941" office:value-type="string" calcext:value-type="string">
            <text:p>Bills</text:p>
          </table:table-cell>
          <table:table-cell table:style-name="ce948" table:formula="of:=[$Bills.D85]/2" office:value-type="float" office:value="2818.66" calcext:value-type="float">
            <text:p>2818.66</text:p>
          </table:table-cell>
          <table:table-cell/>
          <table:table-cell table:style-name="ce964"/>
          <table:table-cell table:style-name="ce971"/>
          <table:table-cell table:style-name="ce979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Ap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4]+([.$F$9])-[.D15]" office:value-type="float" office:value="87800" calcext:value-type="float">
            <text:p>£87,800.00</text:p>
          </table:table-cell>
          <table:table-cell table:style-name="ce930"/>
          <table:table-cell/>
          <table:table-cell table:style-name="ce942"/>
          <table:table-cell table:style-name="ce948"/>
          <table:table-cell/>
          <table:table-cell table:style-name="ce964"/>
          <table:table-cell table:style-name="ce971" office:value-type="float" office:value="1" calcext:value-type="float">
            <text:p>1.00</text:p>
          </table:table-cell>
          <table:table-cell table:style-name="ce982" table:formula="of:=[.M13]*[.L15]" office:value-type="float" office:value="247503.752156578" calcext:value-type="float">
            <text:p>247,504 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Ma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5]+([.$F$9])-[.D16]" office:value-type="float" office:value="89800" calcext:value-type="float">
            <text:p>£89,800.00</text:p>
          </table:table-cell>
          <table:table-cell table:style-name="ce930"/>
          <table:table-cell/>
          <table:table-cell table:style-name="ce942" office:value-type="string" calcext:value-type="string">
            <text:p>Cash</text:p>
          </table:table-cell>
          <table:table-cell table:style-name="ce948" table:formula="of:=[.I13]-[.I14]" office:value-type="float" office:value="13756.9943169212" calcext:value-type="float">
            <text:p>13756.99</text:p>
          </table:table-cell>
          <table:table-cell/>
          <table:table-cell table:style-name="ce964"/>
          <table:table-cell table:style-name="ce971" office:value-type="float" office:value="0" calcext:value-type="float">
            <text:p>0.00</text:p>
          </table:table-cell>
          <table:table-cell table:style-name="ce982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June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6]+([.$F$9])-[.D17]" office:value-type="float" office:value="91800" calcext:value-type="float">
            <text:p>£91,800.00</text:p>
          </table:table-cell>
          <table:table-cell table:style-name="ce930"/>
          <table:table-cell/>
          <table:table-cell table:style-name="ce943" office:value-type="string" calcext:value-type="string">
            <text:p>Week</text:p>
          </table:table-cell>
          <table:table-cell table:style-name="ce949" table:formula="of:=[.I16]/52" office:value-type="float" office:value="264.557583017715" calcext:value-type="float">
            <text:p>264.56</text:p>
          </table:table-cell>
          <table:table-cell/>
          <table:table-cell table:style-name="ce965"/>
          <table:table-cell table:style-name="ce973"/>
          <table:table-cell table:style-name="ce983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Jul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7]+([.$F$9])-[.D18]" office:value-type="float" office:value="93800" calcext:value-type="float">
            <text:p>£93,800.00</text:p>
          </table:table-cell>
          <table:table-cell table:style-name="ce930"/>
          <table:table-cell table:number-columns-repeated="4"/>
          <table:table-cell table:style-name="ce965"/>
          <table:table-cell table:style-name="ce973"/>
          <table:table-cell table:style-name="ce983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Aug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8]+([.$F$9])-[.D19]" office:value-type="float" office:value="95800" calcext:value-type="float">
            <text:p>£95,800.00</text:p>
          </table:table-cell>
          <table:table-cell table:style-name="ce930"/>
          <table:table-cell table:number-columns-repeated="2"/>
          <table:table-cell table:style-name="ce950"/>
          <table:table-cell table:style-name="ce956"/>
          <table:table-cell table:style-name="ce966" office:value-type="float" office:value="65" calcext:value-type="float">
            <text:p>65</text:p>
          </table:table-cell>
          <table:table-cell table:style-name="ce956" office:value-type="float" office:value="66" calcext:value-type="float">
            <text:p>66</text:p>
          </table:table-cell>
          <table:table-cell table:style-name="ce966" office:value-type="float" office:value="67" calcext:value-type="float">
            <text:p>67</text:p>
          </table:table-cell>
          <table:table-cell table:style-name="ce984" office:value-type="float" office:value="68" calcext:value-type="float">
            <text:p>68</text:p>
          </table:table-cell>
          <table:table-cell table:style-name="ce956" office:value-type="float" office:value="69" calcext:value-type="float">
            <text:p>69</text:p>
          </table:table-cell>
          <table:table-cell table:style-name="ce986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Sep</text:p>
          </table:table-cell>
          <table:table-cell table:style-name="ce919" office:value-type="float" office:value="4800" calcext:value-type="float">
            <text:p>£4,800.00</text:p>
          </table:table-cell>
          <table:table-cell table:style-name="ce919" table:formula="of:=[.E19]-[.D20]" office:value-type="float" office:value="91000" calcext:value-type="float">
            <text:p>£91,000.00</text:p>
          </table:table-cell>
          <table:table-cell table:style-name="ce930"/>
          <table:table-cell table:number-columns-repeated="2"/>
          <table:table-cell table:style-name="ce951" office:value-type="string" calcext:value-type="string">
            <text:p>Single life, level,</text:p>
          </table:table-cell>
          <table:table-cell table:style-name="ce957"/>
          <table:table-cell table:style-name="ce967" office:value-type="float" office:value="4920" calcext:value-type="float">
            <text:p>4920</text:p>
          </table:table-cell>
          <table:table-cell table:style-name="ce974" table:formula="of:=[.K20]+[.$K$23]" office:value-type="float" office:value="5089.8" calcext:value-type="float">
            <text:p>5090</text:p>
          </table:table-cell>
          <table:table-cell table:style-name="ce967" table:formula="of:=[.L20]+[.$K$23]" office:value-type="float" office:value="5259.6" calcext:value-type="float">
            <text:p>5260</text:p>
          </table:table-cell>
          <table:table-cell table:style-name="ce985" table:formula="of:=[.M20]+[.$K$23]" office:value-type="float" office:value="5429.4" calcext:value-type="float">
            <text:p>5429</text:p>
          </table:table-cell>
          <table:table-cell table:style-name="ce974" table:formula="of:=[.N20]+[.$K$23]" office:value-type="float" office:value="5599.2" calcext:value-type="float">
            <text:p>5599</text:p>
          </table:table-cell>
          <table:table-cell table:style-name="ce987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897"/>
          <table:table-cell table:style-name="ce903"/>
          <table:table-cell table:style-name="ce907" office:value-type="float" office:value="2021" calcext:value-type="float">
            <text:p>2021</text:p>
          </table:table-cell>
          <table:table-cell table:style-name="ce919" office:value-type="float" office:value="4800" calcext:value-type="float">
            <text:p>£4,800.00</text:p>
          </table:table-cell>
          <table:table-cell table:style-name="ce919" table:formula="of:=[.E20]+([.$F$21]*12)-[.D21]+([.E20]*[.$B$2])" office:value-type="float" office:value="109031.524839037" calcext:value-type="float">
            <text:p>£109,031.52</text:p>
          </table:table-cell>
          <table:table-cell table:style-name="ce930" office:value-type="float" office:value="1800" calcext:value-type="float">
            <text:p>£1,800.00</text:p>
          </table:table-cell>
          <table:table-cell table:style-name="ce936"/>
          <table:table-cell/>
          <table:table-cell table:style-name="ce951" office:value-type="string" calcext:value-type="string">
            <text:p>no guarantee</text:p>
          </table:table-cell>
          <table:table-cell table:style-name="ce957" table:number-columns-repeated="2"/>
          <table:table-cell table:style-name="ce975"/>
          <table:table-cell table:style-name="ce957" table:number-columns-repeated="3"/>
          <table:table-cell table:style-name="ce988"/>
          <table:table-cell table:number-columns-repeated="48"/>
        </table:table-row>
        <table:table-row table:style-name="ro1">
          <table:table-cell table:style-name="ce897" office:value-type="float" office:value="58" calcext:value-type="float">
            <text:p>58</text:p>
          </table:table-cell>
          <table:table-cell table:style-name="ce903" office:value-type="string" calcext:value-type="string">
            <text:p>24,22,20</text:p>
          </table:table-cell>
          <table:table-cell table:style-name="ce907" table:formula="of:=[.C21]+1" office:value-type="float" office:value="2022" calcext:value-type="float">
            <text:p>2022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1]+([.$F$21]*12)-[.D22]+([.E21]*[.$B$2])" office:value-type="float" office:value="132107.074631095" calcext:value-type="float">
            <text:p>£132,107.07</text:p>
          </table:table-cell>
          <table:table-cell table:style-name="ce931"/>
          <table:table-cell table:number-columns-repeated="2"/>
          <table:table-cell table:style-name="ce952"/>
          <table:table-cell table:style-name="ce903" table:number-columns-repeated="2"/>
          <table:table-cell table:style-name="ce976" table:number-columns-repeated="2"/>
          <table:table-cell table:style-name="ce903" table:number-columns-repeated="2"/>
          <table:table-cell table:style-name="ce989"/>
          <table:table-cell table:number-columns-repeated="48"/>
        </table:table-row>
        <table:table-row table:style-name="ro1">
          <table:table-cell table:style-name="ce897" table:formula="of:=[.A22]+1" office:value-type="float" office:value="59" calcext:value-type="float">
            <text:p>59</text:p>
          </table:table-cell>
          <table:table-cell table:style-name="ce903" office:value-type="string" calcext:value-type="string">
            <text:p>25,23,21</text:p>
          </table:table-cell>
          <table:table-cell table:style-name="ce907" table:formula="of:=[.C22]+1" office:value-type="float" office:value="2023" calcext:value-type="float">
            <text:p>2023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2]+([.$F$21]*12)-[.D23]+([.E22]*[.$B$2])" office:value-type="float" office:value="155494.911376377" calcext:value-type="float">
            <text:p>£155,494.91</text:p>
          </table:table-cell>
          <table:table-cell table:style-name="ce931"/>
          <table:table-cell table:number-columns-repeated="2"/>
          <table:table-cell table:style-name="ce953"/>
          <table:table-cell table:style-name="ce958"/>
          <table:table-cell table:style-name="ce968" table:formula="of:=([.P20]-[.K20])/5" office:value-type="float" office:value="169.8" calcext:value-type="float">
            <text:p>169.80</text:p>
          </table:table-cell>
          <table:table-cell table:style-name="ce968"/>
          <table:table-cell table:style-name="ce958" table:number-columns-repeated="3"/>
          <table:table-cell table:style-name="ce990"/>
          <table:table-cell table:number-columns-repeated="48"/>
        </table:table-row>
        <table:table-row table:style-name="ro1">
          <table:table-cell table:style-name="ce897" table:formula="of:=[.A23]+1" office:value-type="float" office:value="60" calcext:value-type="float">
            <text:p>60</text:p>
          </table:table-cell>
          <table:table-cell table:style-name="ce903" office:value-type="string" calcext:value-type="string">
            <text:p>26,24,22</text:p>
          </table:table-cell>
          <table:table-cell table:style-name="ce907" table:formula="of:=[.C23]+1" office:value-type="float" office:value="2024" calcext:value-type="float">
            <text:p>2024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3]+([.$F$21]*12)-[.D24]+([.E23]*[.$B$2])" office:value-type="float" office:value="179199.261329166" calcext:value-type="float">
            <text:p>£179,199.26</text:p>
          </table:table-cell>
          <table:table-cell table:style-name="ce930" office:value-type="float" office:value="500" calcext:value-type="float">
            <text:p>£500.00</text:p>
          </table:table-cell>
          <table:table-cell table:number-columns-repeated="9"/>
          <table:table-cell table:style-name="ce912"/>
          <table:table-cell table:number-columns-repeated="48"/>
        </table:table-row>
        <table:table-row table:style-name="ro1">
          <table:table-cell table:style-name="ce897" table:formula="of:=[.A24]+1" office:value-type="float" office:value="61" calcext:value-type="float">
            <text:p>61</text:p>
          </table:table-cell>
          <table:table-cell table:style-name="ce903" office:value-type="string" calcext:value-type="string">
            <text:p>27,25,23</text:p>
          </table:table-cell>
          <table:table-cell table:style-name="ce907" table:formula="of:=[.C24]+1" office:value-type="float" office:value="2025" calcext:value-type="float">
            <text:p>2025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4]+([.$F$24]*12)-[.D25]+([.E24]*[.$B$2])" office:value-type="float" office:value="187624.407938659" calcext:value-type="float">
            <text:p>£187,624.41</text:p>
          </table:table-cell>
          <table:table-cell table:style-name="ce931"/>
          <table:table-cell table:number-columns-repeated="58"/>
        </table:table-row>
        <table:table-row table:style-name="ro1">
          <table:table-cell table:style-name="ce897" table:formula="of:=[.A25]+1" office:value-type="float" office:value="62" calcext:value-type="float">
            <text:p>62</text:p>
          </table:table-cell>
          <table:table-cell table:style-name="ce903" office:value-type="string" calcext:value-type="string">
            <text:p>28,26,24</text:p>
          </table:table-cell>
          <table:table-cell table:style-name="ce907" table:formula="of:=[.C25]+1" office:value-type="float" office:value="2026" calcext:value-type="float">
            <text:p>2026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5]+([.$F$24]*12)-[.D26]+([.E25]*[.$B$2])" office:value-type="float" office:value="196163.574079164" calcext:value-type="float">
            <text:p>£196,163.57</text:p>
          </table:table-cell>
          <table:table-cell table:style-name="ce930"/>
          <table:table-cell table:style-name="ce936"/>
          <table:table-cell/>
          <table:table-cell table:style-name="ce954" office:value-type="string" calcext:value-type="string">
            <text:p><text:span text:style-name="T4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897" table:formula="of:=[.A26]+1" office:value-type="float" office:value="63" calcext:value-type="float">
            <text:p>63</text:p>
          </table:table-cell>
          <table:table-cell table:style-name="ce903" office:value-type="string" calcext:value-type="string">
            <text:p>29,27,25</text:p>
          </table:table-cell>
          <table:table-cell table:style-name="ce907" table:formula="of:=[.C26]+1" office:value-type="float" office:value="2027" calcext:value-type="float">
            <text:p>2027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6]+([.$F$24]*12)-[.D27]+([.E26]*[.$B$2])" office:value-type="float" office:value="204818.302804359" calcext:value-type="float">
            <text:p>£204,818.30</text:p>
          </table:table-cell>
          <table:table-cell table:style-name="ce930"/>
          <table:table-cell table:number-columns-repeated="58"/>
        </table:table-row>
        <table:table-row table:style-name="ro1">
          <table:table-cell table:style-name="ce897" table:formula="of:=[.A27]+1" office:value-type="float" office:value="64" calcext:value-type="float">
            <text:p>64</text:p>
          </table:table-cell>
          <table:table-cell table:style-name="ce903" office:value-type="string" calcext:value-type="string">
            <text:p>30,28,26</text:p>
          </table:table-cell>
          <table:table-cell table:style-name="ce907" table:formula="of:=[.C27]+1" office:value-type="float" office:value="2028" calcext:value-type="float">
            <text:p>2028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7]+([.$F$24]*12)-[.D28]+([.E27]*[.$B$2])" office:value-type="float" office:value="213590.158050434" calcext:value-type="float">
            <text:p>£213,590.16</text:p>
          </table:table-cell>
          <table:table-cell table:style-name="ce931"/>
          <table:table-cell table:number-columns-repeated="58"/>
        </table:table-row>
        <table:table-row table:style-name="ro1">
          <table:table-cell table:style-name="ce897" table:formula="of:=[.A28]+1" office:value-type="float" office:value="65" calcext:value-type="float">
            <text:p>65</text:p>
          </table:table-cell>
          <table:table-cell table:style-name="ce903" office:value-type="string" calcext:value-type="string">
            <text:p>31,29,27</text:p>
          </table:table-cell>
          <table:table-cell table:style-name="ce907" table:formula="of:=[.C28]+1" office:value-type="float" office:value="2029" calcext:value-type="float">
            <text:p>2029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8]+([.$F$24]*12)-[.D29]+([.E28]*[.$B$2])" office:value-type="float" office:value="222480.724918707" calcext:value-type="float">
            <text:p>£222,480.72</text:p>
          </table:table-cell>
          <table:table-cell table:style-name="ce931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897" table:formula="of:=[.A29]+1" office:value-type="float" office:value="66" calcext:value-type="float">
            <text:p>66</text:p>
          </table:table-cell>
          <table:table-cell table:style-name="ce903" office:value-type="string" calcext:value-type="string">
            <text:p>32,30,28</text:p>
          </table:table-cell>
          <table:table-cell table:style-name="ce907" table:formula="of:=[.C29]+1" office:value-type="float" office:value="2030" calcext:value-type="float">
            <text:p>2030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9]+([.$F$24]*12)-[.D30]+([.E29]*[.$B$2])" office:value-type="float" office:value="231491.609962051" calcext:value-type="float">
            <text:p>£231,491.61</text:p>
          </table:table-cell>
          <table:table-cell table:style-name="ce931"/>
          <table:table-cell table:number-columns-repeated="58"/>
        </table:table-row>
        <table:table-row table:style-name="ro1">
          <table:table-cell table:style-name="ce898" table:formula="of:=[.A30]+1" office:value-type="float" office:value="67" calcext:value-type="float">
            <text:p>67</text:p>
          </table:table-cell>
          <table:table-cell table:style-name="ce903"/>
          <table:table-cell table:style-name="ce908" table:formula="of:=[.C30]+1" office:value-type="float" office:value="2031" calcext:value-type="float">
            <text:p>2031</text:p>
          </table:table-cell>
          <table:table-cell table:style-name="ce920" office:value-type="float" office:value="0" calcext:value-type="float">
            <text:p>£0.00</text:p>
          </table:table-cell>
          <table:table-cell table:style-name="ce920" table:formula="of:=[.E30]+([.$F$24]*12)-[.D31]+([.E30]*[.$B$2])" office:value-type="float" office:value="240624.441475203" calcext:value-type="float">
            <text:p>£240,624.44</text:p>
          </table:table-cell>
          <table:table-cell table:style-name="ce932"/>
          <table:table-cell table:number-columns-repeated="58"/>
        </table:table-row>
        <table:table-row table:style-name="ro1">
          <table:table-cell table:style-name="ce897" table:formula="of:=[.A31]+1" office:value-type="float" office:value="68" calcext:value-type="float">
            <text:p>68</text:p>
          </table:table-cell>
          <table:table-cell table:style-name="ce903"/>
          <table:table-cell table:style-name="ce909" table:formula="of:=[.C31]+1" office:value-type="float" office:value="2032" calcext:value-type="float">
            <text:p>2032</text:p>
          </table:table-cell>
          <table:table-cell table:style-name="ce921" office:value-type="float" office:value="0" calcext:value-type="float">
            <text:p>£0.00</text:p>
          </table:table-cell>
          <table:table-cell table:style-name="ce921" table:formula="of:=[.E31]+([.$F$24]*12)-[.D32]+([.E31]*[.$B$2])" office:value-type="float" office:value="249880.869789005" calcext:value-type="float">
            <text:p>£249,880.87</text:p>
          </table:table-cell>
          <table:table-cell table:style-name="ce933"/>
          <table:table-cell table:number-columns-repeated="58"/>
        </table:table-row>
        <table:table-row table:style-name="ro1">
          <table:table-cell table:style-name="ce897" table:formula="of:=[.A32]+1" office:value-type="float" office:value="69" calcext:value-type="float">
            <text:p>69</text:p>
          </table:table-cell>
          <table:table-cell table:style-name="ce903"/>
          <table:table-cell table:style-name="ce909" table:formula="of:=[.C32]+1" office:value-type="float" office:value="2033" calcext:value-type="float">
            <text:p>2033</text:p>
          </table:table-cell>
          <table:table-cell table:style-name="ce921" office:value-type="float" office:value="0" calcext:value-type="float">
            <text:p>£0.00</text:p>
          </table:table-cell>
          <table:table-cell table:style-name="ce921" table:formula="of:=[.E32]+([.$F$24]*12)-[.D33]+([.E32]*[.$B$2])" office:value-type="float" office:value="259262.567568623" calcext:value-type="float">
            <text:p>£259,262.57</text:p>
          </table:table-cell>
          <table:table-cell table:style-name="ce933"/>
          <table:table-cell table:number-columns-repeated="58"/>
        </table:table-row>
        <table:table-row table:style-name="ro1">
          <table:table-cell table:style-name="ce899" table:formula="of:=[.A33]+1" office:value-type="float" office:value="70" calcext:value-type="float">
            <text:p>70</text:p>
          </table:table-cell>
          <table:table-cell table:style-name="ce904"/>
          <table:table-cell table:style-name="ce910" table:formula="of:=[.C33]+1" office:value-type="float" office:value="2034" calcext:value-type="float">
            <text:p>2034</text:p>
          </table:table-cell>
          <table:table-cell table:style-name="ce922" office:value-type="float" office:value="0" calcext:value-type="float">
            <text:p>£0.00</text:p>
          </table:table-cell>
          <table:table-cell table:style-name="ce927" table:formula="of:=[.E33]+([.$F$24]*12)-[.D34]+([.E33]*[.$B$2])" office:value-type="float" office:value="268771.230115801" calcext:value-type="float">
            <text:p>£268,771.23</text:p>
          </table:table-cell>
          <table:table-cell table:style-name="ce934"/>
          <table:table-cell table:number-columns-repeated="2"/>
          <table:table-cell table:style-name="ce955"/>
          <table:table-cell table:style-name="ce95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05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05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05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05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05" office:value-type="date" office:date-value="2019-01-08" calcext:value-type="date">
            <text:p>08 January 2019</text:p>
          </table:table-cell>
          <table:table-cell table:style-name="ce911" office:value-type="string" calcext:value-type="string">
            <text:p>?</text:p>
          </table:table-cell>
          <table:table-cell table:style-name="ce923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05" office:value-type="date" office:date-value="2019-04-26" calcext:value-type="date">
            <text:p>26 April 2019</text:p>
          </table:table-cell>
          <table:table-cell table:style-name="ce912" office:value-type="string" calcext:value-type="string">
            <text:p>paid</text:p>
          </table:table-cell>
          <table:table-cell/>
          <table:table-cell table:style-name="ce900"/>
          <table:table-cell table:number-columns-repeated="59"/>
        </table:table-row>
        <table:table-row table:style-name="ro1">
          <table:table-cell table:number-columns-repeated="3"/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13" office:value-type="string" calcext:value-type="string">
            <text:p>Age 70</text:p>
          </table:table-cell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4" office:value-type="string" calcext:value-type="string">
            <text:p>Thermo</text:p>
          </table:table-cell>
          <table:table-cell table:style-name="ce924" table:formula="of:=([.M16]/100000)*[.P20]" office:value-type="float" office:value="0" calcext:value-type="float">
            <text:p>0.00</text:p>
          </table:table-cell>
          <table:table-cell/>
          <table:table-cell table:style-name="ce912"/>
          <table:table-cell table:number-columns-repeated="4"/>
          <table:table-cell table:style-name="ce912"/>
          <table:table-cell table:number-columns-repeated="53"/>
        </table:table-row>
        <table:table-row table:style-name="ro1">
          <table:table-cell table:number-columns-repeated="2"/>
          <table:table-cell table:style-name="ce915" office:value-type="string" calcext:value-type="string">
            <text:p>State</text:p>
          </table:table-cell>
          <table:table-cell table:style-name="ce925" table:formula="of:=175.3*52*1.17" office:value-type="float" office:value="10665.252" calcext:value-type="float">
            <text:p>10665.25</text:p>
          </table:table-cell>
          <table:table-cell/>
          <table:table-cell table:style-name="ce912"/>
          <table:table-cell table:number-columns-repeated="4"/>
          <table:table-cell table:style-name="ce912"/>
          <table:table-cell table:number-columns-repeated="53"/>
        </table:table-row>
        <table:table-row table:style-name="ro1">
          <table:table-cell table:number-columns-repeated="2"/>
          <table:table-cell table:style-name="ce915" office:value-type="string" calcext:value-type="string">
            <text:p>Lump</text:p>
          </table:table-cell>
          <table:table-cell table:style-name="ce925" table:formula="of:=(([.E34]/2)+[.M15]+[.M5])*[.B2]" office:value-type="float" office:value="5310.82943748541" calcext:value-type="float">
            <text:p>5310.83</text:p>
          </table:table-cell>
          <table:table-cell table:style-name="ce928" table:formula="of:=[.E34]+[.M15]+[.M5]" office:value-type="float" office:value="526814.142272379" calcext:value-type="float">
            <text:p>526,814</text:p>
          </table:table-cell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5" office:value-type="string" calcext:value-type="string">
            <text:p>TP *</text:p>
          </table:table-cell>
          <table:table-cell table:style-name="ce925" office:value-type="float" office:value="5000" calcext:value-type="float">
            <text:p>5000.00</text:p>
          </table:table-cell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5" office:value-type="string" calcext:value-type="string">
            <text:p><text:s/></text:p>
          </table:table-cell>
          <table:table-cell table:style-name="ce925"/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5" office:value-type="string" calcext:value-type="string">
            <text:p>Gross</text:p>
          </table:table-cell>
          <table:table-cell table:style-name="ce925" table:formula="of:=SUM([.D44:.D47])" office:value-type="float" office:value="20976.0814374854" calcext:value-type="float">
            <text:p>20976.08</text:p>
          </table:table-cell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5"/>
          <table:table-cell table:style-name="ce925"/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5" office:value-type="string" calcext:value-type="string">
            <text:p>Net</text:p>
          </table:table-cell>
          <table:table-cell table:style-name="ce925" table:formula="of:=[.D49]*0.86" office:value-type="float" office:value="18039.4300362375" calcext:value-type="float">
            <text:p>18039.43</text:p>
          </table:table-cell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5" office:value-type="string" calcext:value-type="string">
            <text:p>Bills</text:p>
          </table:table-cell>
          <table:table-cell table:style-name="ce925" table:formula="of:=[$Bills.D85]/2" office:value-type="float" office:value="2818.66" calcext:value-type="float">
            <text:p>2818.66</text:p>
          </table:table-cell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6"/>
          <table:table-cell table:style-name="ce925"/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6" office:value-type="string" calcext:value-type="string">
            <text:p>Cash</text:p>
          </table:table-cell>
          <table:table-cell table:style-name="ce925" table:formula="of:=[.D51]-[.D52]" office:value-type="float" office:value="15220.7700362375" calcext:value-type="float">
            <text:p>15220.77</text:p>
          </table:table-cell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7" office:value-type="string" calcext:value-type="string">
            <text:p>Week</text:p>
          </table:table-cell>
          <table:table-cell table:style-name="ce926" table:formula="of:=[.D54]/52" office:value-type="float" office:value="292.707116081489" calcext:value-type="float">
            <text:p>292.71</text:p>
          </table:table-cell>
          <table:table-cell/>
          <table:table-cell table:style-name="ce91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1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1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670"/>
        <table:table-column table:style-name="co21" table:default-cell-style-name="ce412"/>
        <table:table-column table:style-name="co15" table:default-cell-style-name="ce663"/>
        <table:table-column table:style-name="co14" table:default-cell-style-name="ce412"/>
        <table:table-column table:style-name="co33" table:default-cell-style-name="ce412"/>
        <table:table-column table:style-name="co17" table:number-columns-repeated="2" table:default-cell-style-name="ce412"/>
        <table:table-column table:style-name="co9" table:default-cell-style-name="ce412"/>
        <table:table-column table:style-name="co15" table:default-cell-style-name="ce663"/>
        <table:table-column table:style-name="co34" table:default-cell-style-name="ce867"/>
        <table:table-column table:style-name="co35" table:default-cell-style-name="ce412"/>
        <table:table-column table:style-name="co22" table:default-cell-style-name="ce412"/>
        <table:table-column table:style-name="co12" table:default-cell-style-name="ce412"/>
        <table:table-column table:style-name="co36" table:default-cell-style-name="ce412"/>
        <table:table-column table:style-name="co3" table:default-cell-style-name="ce412"/>
        <table:table-column table:style-name="co37" table:default-cell-style-name="ce412"/>
        <table:table-column table:style-name="co22" table:default-cell-style-name="ce412"/>
        <table:table-column table:style-name="co2" table:default-cell-style-name="ce412"/>
        <table:table-column table:style-name="co19" table:default-cell-style-name="ce412"/>
        <table:table-column table:style-name="co20" table:default-cell-style-name="ce412"/>
        <table:table-column table:style-name="co15" table:number-columns-repeated="2" table:default-cell-style-name="ce663"/>
        <table:table-column table:style-name="co38" table:default-cell-style-name="ce412"/>
        <table:table-column table:style-name="co15" table:number-columns-repeated="41" table:default-cell-style-name="ce663"/>
        <table:table-row table:style-name="ro1">
          <table:table-cell table:style-name="ce991" office:value-type="float" office:value="13892603" calcext:value-type="float">
            <text:p>13892603</text:p>
          </table:table-cell>
          <table:table-cell table:style-name="ce1001" office:value-type="string" calcext:value-type="string">
            <text:p>20 32 53</text:p>
          </table:table-cell>
          <table:table-cell table:style-name="ce1001"/>
          <table:table-cell table:style-name="ce1001" office:value-type="string" calcext:value-type="string">
            <text:p>ZB19333E7EFCAF1</text:p>
          </table:table-cell>
          <table:table-cell table:style-name="ce1020"/>
          <table:table-cell table:style-name="ce1006" office:value-type="string" calcext:value-type="string">
            <text:p>Coventry Family First </text:p>
          </table:table-cell>
          <table:table-cell table:style-name="ce1009" table:number-columns-repeated="2"/>
          <table:table-cell table:style-name="ce1018"/>
          <table:table-cell table:style-name="ce412"/>
          <table:table-cell table:style-name="ce1025" office:value-type="string" calcext:value-type="string">
            <text:p>Nationwide Flex Account</text:p>
          </table:table-cell>
          <table:table-cell table:style-name="ce1038"/>
          <table:table-cell table:style-name="ce1070" table:number-columns-repeated="2"/>
          <table:table-cell table:style-name="ce1053"/>
          <table:table-cell table:number-columns-repeated="49"/>
        </table:table-row>
        <table:table-row table:style-name="ro1">
          <table:table-cell table:style-name="ce992"/>
          <table:table-cell table:style-name="ce1002" table:number-columns-repeated="3"/>
          <table:table-cell table:style-name="ce1021"/>
          <table:table-cell table:style-name="ce1007" office:value-type="string" calcext:value-type="string">
            <text:p>Account No:</text:p>
          </table:table-cell>
          <table:table-cell table:style-name="ce1010"/>
          <table:table-cell table:style-name="ce1010" office:value-type="string" calcext:value-type="string">
            <text:p>9 <text:s/>40837041</text:p>
          </table:table-cell>
          <table:table-cell table:style-name="ce645"/>
          <table:table-cell table:style-name="ce412"/>
          <table:table-cell table:style-name="ce1026" office:value-type="string" calcext:value-type="string">
            <text:p>MR MR GADSBY</text:p>
          </table:table-cell>
          <table:table-cell table:style-name="ce760" table:number-columns-repeated="3"/>
          <table:table-cell table:style-name="ce1079"/>
          <table:table-cell table:number-columns-repeated="49"/>
        </table:table-row>
        <table:table-row table:style-name="ro1">
          <table:table-cell table:style-name="ce992" office:value-type="date" office:date-value="2019-11-30" calcext:value-type="date">
            <text:p>30-Nov</text:p>
          </table:table-cell>
          <table:table-cell table:style-name="ce1003"/>
          <table:table-cell table:style-name="ce1002"/>
          <table:table-cell table:style-name="ce1013" office:value-type="float" office:value="60000" calcext:value-type="float">
            <text:p>60000</text:p>
          </table:table-cell>
          <table:table-cell table:style-name="ce1021"/>
          <table:table-cell table:style-name="ce1007" office:value-type="string" calcext:value-type="string">
            <text:p>Sort Code:</text:p>
          </table:table-cell>
          <table:table-cell table:style-name="ce1010"/>
          <table:table-cell table:style-name="ce1010" office:value-type="string" calcext:value-type="string">
            <text:p>40 63 01</text:p>
          </table:table-cell>
          <table:table-cell table:style-name="ce1052"/>
          <table:table-cell table:style-name="ce412"/>
          <table:table-cell table:style-name="ce1026" office:value-type="string" calcext:value-type="string">
            <text:p>Account No:</text:p>
          </table:table-cell>
          <table:table-cell table:style-name="ce1039"/>
          <table:table-cell table:style-name="ce1039" office:value-type="string" calcext:value-type="string">
            <text:p>03153328</text:p>
          </table:table-cell>
          <table:table-cell table:style-name="ce1049"/>
          <table:table-cell table:style-name="ce1054"/>
          <table:table-cell table:number-columns-repeated="49"/>
        </table:table-row>
        <table:table-row table:style-name="ro1">
          <table:table-cell table:style-name="ce993"/>
          <table:table-cell table:style-name="ce1002" table:number-columns-repeated="2"/>
          <table:table-cell table:style-name="ce1014"/>
          <table:table-cell table:style-name="ce1021"/>
          <table:table-cell table:style-name="ce1007"/>
          <table:table-cell table:style-name="ce1010" table:number-columns-repeated="2"/>
          <table:table-cell table:style-name="ce645"/>
          <table:table-cell table:style-name="ce412"/>
          <table:table-cell table:style-name="ce1027" office:value-type="string" calcext:value-type="string">
            <text:p>Sort Code:</text:p>
          </table:table-cell>
          <table:table-cell table:style-name="ce1039"/>
          <table:table-cell table:style-name="ce1041" office:value-type="string" calcext:value-type="string">
            <text:p>07 01 16</text:p>
          </table:table-cell>
          <table:table-cell table:style-name="ce1049"/>
          <table:table-cell table:style-name="ce1054"/>
          <table:table-cell table:number-columns-repeated="49"/>
        </table:table-row>
        <table:table-row table:style-name="ro1">
          <table:table-cell table:style-name="ce993"/>
          <table:table-cell table:style-name="ce1002" table:number-columns-repeated="2"/>
          <table:table-cell table:style-name="ce1014"/>
          <table:table-cell table:style-name="ce1021"/>
          <table:table-cell table:style-name="ce1007" office:value-type="date" office:date-value="2019-09-06" calcext:value-type="date">
            <text:p>06-Sep</text:p>
          </table:table-cell>
          <table:table-cell table:style-name="ce1010" table:number-columns-repeated="2"/>
          <table:table-cell table:style-name="ce645" office:value-type="float" office:value="7874.28" calcext:value-type="float">
            <text:p>7874.28</text:p>
          </table:table-cell>
          <table:table-cell table:style-name="ce412"/>
          <table:table-cell table:style-name="ce1027" office:value-type="string" calcext:value-type="string">
            <text:p>Card Number:</text:p>
          </table:table-cell>
          <table:table-cell table:style-name="ce1041"/>
          <table:table-cell table:style-name="ce760" office:value-type="string" calcext:value-type="string">
            <text:p>4543 1338 9410 7429</text:p>
          </table:table-cell>
          <table:table-cell table:style-name="ce1049"/>
          <table:table-cell table:style-name="ce1054"/>
          <table:table-cell table:number-columns-repeated="49"/>
        </table:table-row>
        <table:table-row table:style-name="ro1">
          <table:table-cell table:style-name="ce993"/>
          <table:table-cell table:style-name="ce1002" table:number-columns-repeated="2"/>
          <table:table-cell table:style-name="ce1014"/>
          <table:table-cell table:style-name="ce1021"/>
          <table:table-cell table:style-name="ce1007" office:value-type="date" office:date-value="2019-09-16" calcext:value-type="date">
            <text:p>16-Sep</text:p>
          </table:table-cell>
          <table:table-cell table:style-name="ce1010" office:value-type="float" office:value="6000" calcext:value-type="float">
            <text:p>6000</text:p>
          </table:table-cell>
          <table:table-cell table:style-name="ce1010" office:value-type="float" office:value="82.8" calcext:value-type="float">
            <text:p>82.8</text:p>
          </table:table-cell>
          <table:table-cell table:style-name="ce645" table:formula="of:=[.I5]-[.G6]+[.H6]" office:value-type="float" office:value="1957.08" calcext:value-type="float">
            <text:p>1957.08</text:p>
          </table:table-cell>
          <table:table-cell table:style-name="ce412"/>
          <table:table-cell table:style-name="ce1027" office:value-type="string" calcext:value-type="string">
            <text:p>From </text:p>
          </table:table-cell>
          <table:table-cell table:style-name="ce1040"/>
          <table:table-cell table:style-name="ce1071" office:value-type="string" calcext:value-type="string">
            <text:p>07/08</text:p>
          </table:table-cell>
          <table:table-cell table:style-name="ce1049"/>
          <table:table-cell table:style-name="ce777"/>
          <table:table-cell table:number-columns-repeated="49"/>
        </table:table-row>
        <table:table-row table:style-name="ro1">
          <table:table-cell table:style-name="ce993"/>
          <table:table-cell table:style-name="ce1002" table:number-columns-repeated="2"/>
          <table:table-cell table:style-name="ce1014"/>
          <table:table-cell table:style-name="ce1021"/>
          <table:table-cell table:style-name="ce1007" table:formula="of:=[.F6]+28" office:value-type="date" office:date-value="2019-10-14" calcext:value-type="date">
            <text:p>14-Oct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6]-[.G7]+[.H7]" office:value-type="float" office:value="2039.88" calcext:value-type="float">
            <text:p>2039.88</text:p>
          </table:table-cell>
          <table:table-cell table:style-name="ce412"/>
          <table:table-cell table:style-name="ce1026" office:value-type="string" calcext:value-type="string">
            <text:p>To</text:p>
          </table:table-cell>
          <table:table-cell table:style-name="ce1040"/>
          <table:table-cell table:style-name="ce1071" office:value-type="string" calcext:value-type="string">
            <text:p>07/11</text:p>
          </table:table-cell>
          <table:table-cell table:style-name="ce1049"/>
          <table:table-cell table:style-name="ce777"/>
          <table:table-cell table:number-columns-repeated="49"/>
        </table:table-row>
        <table:table-row table:style-name="ro1">
          <table:table-cell table:style-name="ce993"/>
          <table:table-cell table:style-name="ce1002" table:number-columns-repeated="2"/>
          <table:table-cell table:style-name="ce1014"/>
          <table:table-cell table:style-name="ce1021"/>
          <table:table-cell table:style-name="ce1007" table:formula="of:=[.F7]+28" office:value-type="date" office:date-value="2019-11-11" calcext:value-type="date">
            <text:p>11-Nov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7]-[.G8]+[.H8]" office:value-type="float" office:value="2122.68" calcext:value-type="float">
            <text:p>2122.68</text:p>
          </table:table-cell>
          <table:table-cell table:style-name="ce412"/>
          <table:table-cell table:style-name="ce1026"/>
          <table:table-cell table:style-name="ce1040"/>
          <table:table-cell table:style-name="ce1049" office:value-type="float" office:value="107" calcext:value-type="float">
            <text:p>107</text:p>
          </table:table-cell>
          <table:table-cell table:style-name="ce1049"/>
          <table:table-cell table:style-name="ce1054"/>
          <table:table-cell table:number-columns-repeated="49"/>
        </table:table-row>
        <table:table-row table:style-name="ro1">
          <table:table-cell table:style-name="ce993"/>
          <table:table-cell table:style-name="ce1002" table:number-columns-repeated="2"/>
          <table:table-cell table:style-name="ce1015"/>
          <table:table-cell table:style-name="ce1021"/>
          <table:table-cell table:style-name="ce1007" table:formula="of:=[.F8]+28" office:value-type="date" office:date-value="2019-12-09" calcext:value-type="date">
            <text:p>09-Dec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8]-[.G9]+[.H9]" office:value-type="float" office:value="2205.48" calcext:value-type="float">
            <text:p>2205.48</text:p>
          </table:table-cell>
          <table:table-cell table:style-name="ce412"/>
          <table:table-cell table:style-name="ce1059"/>
          <table:table-cell table:style-name="ce1065" office:value-type="date" office:date-value="2015-05-19" calcext:value-type="date">
            <text:p>19-May</text:p>
          </table:table-cell>
          <table:table-cell table:style-name="ce1072"/>
          <table:table-cell table:style-name="ce1075"/>
          <table:table-cell table:style-name="ce1080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993"/>
          <table:table-cell table:style-name="ce1002" table:number-columns-repeated="2"/>
          <table:table-cell table:style-name="ce1014"/>
          <table:table-cell table:style-name="ce1021"/>
          <table:table-cell table:style-name="ce1007" table:formula="of:=[.F9]+28" office:value-type="date" office:date-value="2020-01-06" calcext:value-type="date">
            <text:p>06-Jan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9]-[.G10]+[.H10]" office:value-type="float" office:value="2288.28" calcext:value-type="float">
            <text:p>2288.28</text:p>
          </table:table-cell>
          <table:table-cell table:style-name="ce412"/>
          <table:table-cell table:style-name="ce1026"/>
          <table:table-cell table:style-name="ce1040"/>
          <table:table-cell table:style-name="ce1049" table:number-columns-repeated="2"/>
          <table:table-cell table:style-name="ce777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994"/>
          <table:table-cell table:style-name="ce1002" table:number-columns-repeated="2"/>
          <table:table-cell table:style-name="ce1016"/>
          <table:table-cell table:style-name="ce1021"/>
          <table:table-cell table:style-name="ce1007" table:formula="of:=[.F10]+28" office:value-type="date" office:date-value="2020-02-03" calcext:value-type="date">
            <text:p>03-Feb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10]-[.G11]+[.H11]" office:value-type="float" office:value="2371.08" calcext:value-type="float">
            <text:p>2371.08</text:p>
          </table:table-cell>
          <table:table-cell table:style-name="ce412"/>
          <table:table-cell table:style-name="ce1026"/>
          <table:table-cell table:style-name="ce1040"/>
          <table:table-cell table:style-name="ce1049" table:number-columns-repeated="2"/>
          <table:table-cell table:style-name="ce777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995"/>
          <table:table-cell table:style-name="ce1004"/>
          <table:table-cell table:style-name="ce1002" table:number-columns-repeated="2"/>
          <table:table-cell table:style-name="ce1021"/>
          <table:table-cell table:style-name="ce1007" table:formula="of:=[.F11]+28" office:value-type="date" office:date-value="2020-03-02" calcext:value-type="date">
            <text:p>02-Mar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11]-[.G12]+[.H12]" office:value-type="float" office:value="2453.88" calcext:value-type="float">
            <text:p>2453.88</text:p>
          </table:table-cell>
          <table:table-cell table:style-name="ce412"/>
          <table:table-cell table:style-name="ce1030" office:value-type="string" calcext:value-type="string">
            <text:p>Total</text:p>
          </table:table-cell>
          <table:table-cell table:style-name="ce1043"/>
          <table:table-cell table:style-name="ce1050" table:number-columns-repeated="2"/>
          <table:table-cell table:style-name="ce105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996" office:value-type="string" calcext:value-type="string">
            <text:p>Total</text:p>
          </table:table-cell>
          <table:table-cell table:style-name="ce1005" table:number-columns-repeated="2"/>
          <table:table-cell table:style-name="ce1017" table:formula="of:=SUM([.D2:.D12])" office:value-type="float" office:value="60000" calcext:value-type="float">
            <text:p>60000</text:p>
          </table:table-cell>
          <table:table-cell table:style-name="ce1022"/>
          <table:table-cell table:style-name="ce1007" table:formula="of:=[.F12]+28" office:value-type="date" office:date-value="2020-03-30" calcext:value-type="date">
            <text:p>30-Mar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12]-[.G13]+[.H13]" office:value-type="float" office:value="2536.68" calcext:value-type="float">
            <text:p>2536.68</text:p>
          </table:table-cell>
          <table:table-cell table:style-name="ce412"/>
          <table:table-cell table:number-columns-repeated="54"/>
        </table:table-row>
        <table:table-row table:style-name="ro1">
          <table:table-cell/>
          <table:table-cell table:style-name="ce1006" office:value-type="string" calcext:value-type="string">
            <text:p>Coventry Family First </text:p>
          </table:table-cell>
          <table:table-cell table:style-name="ce1009" table:number-columns-repeated="2"/>
          <table:table-cell table:style-name="ce1018"/>
          <table:table-cell table:style-name="ce1007" table:formula="of:=[.F13]+28" office:value-type="date" office:date-value="2020-04-27" calcext:value-type="date">
            <text:p>27-Apr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13]-[.G14]+[.H14]" office:value-type="float" office:value="2619.48" calcext:value-type="float">
            <text:p>2619.48</text:p>
          </table:table-cell>
          <table:table-cell table:style-name="ce412"/>
          <table:table-cell table:style-name="ce1060" office:value-type="string" calcext:value-type="string">
            <text:p>Fixed Rate ISA (107)</text:p>
          </table:table-cell>
          <table:table-cell table:style-name="ce1066" table:number-columns-repeated="2"/>
          <table:table-cell table:style-name="ce1066" office:value-type="string" calcext:value-type="string">
            <text:p>MG 2017 allowance</text:p>
          </table:table-cell>
          <table:table-cell table:style-name="ce1066"/>
          <table:table-cell table:style-name="ce1081"/>
          <table:table-cell table:number-columns-repeated="48"/>
        </table:table-row>
        <table:table-row table:style-name="ro1">
          <table:table-cell table:style-name="Default"/>
          <table:table-cell table:style-name="ce1007" office:value-type="string" calcext:value-type="string">
            <text:p>Account No:</text:p>
          </table:table-cell>
          <table:table-cell table:style-name="ce1010"/>
          <table:table-cell table:style-name="ce1010" office:value-type="string" calcext:value-type="string">
            <text:p>9 <text:s/>40837033</text:p>
          </table:table-cell>
          <table:table-cell table:style-name="ce645"/>
          <table:table-cell table:style-name="ce1007" table:formula="of:=[.F14]+28" office:value-type="date" office:date-value="2020-05-25" calcext:value-type="date">
            <text:p>25-May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14]-[.G15]+[.H15]" office:value-type="float" office:value="2702.28" calcext:value-type="float">
            <text:p>2702.28</text:p>
          </table:table-cell>
          <table:table-cell table:style-name="ce412"/>
          <table:table-cell table:style-name="ce1061" office:value-type="string" calcext:value-type="string">
            <text:p>Account No:</text:p>
          </table:table-cell>
          <table:table-cell table:style-name="ce1067" office:value-type="string" calcext:value-type="string">
            <text:p>(9)71283485</text:p>
          </table:table-cell>
          <table:table-cell table:style-name="ce1073" office:value-type="string" calcext:value-type="string">
            <text:p>40-63-01</text:p>
          </table:table-cell>
          <table:table-cell table:style-name="ce1067" office:value-type="string" calcext:value-type="string">
            <text:p>Coventry</text:p>
          </table:table-cell>
          <table:table-cell table:style-name="ce1067"/>
          <table:table-cell table:style-name="ce1082"/>
          <table:table-cell table:number-columns-repeated="48"/>
        </table:table-row>
        <table:table-row table:style-name="ro1">
          <table:table-cell table:style-name="Default"/>
          <table:table-cell table:style-name="ce1007" office:value-type="string" calcext:value-type="string">
            <text:p>Sort Code:</text:p>
          </table:table-cell>
          <table:table-cell table:style-name="ce1010"/>
          <table:table-cell table:style-name="ce1010" office:value-type="string" calcext:value-type="string">
            <text:p>40 63 01</text:p>
          </table:table-cell>
          <table:table-cell table:style-name="ce645"/>
          <table:table-cell table:style-name="ce1007" table:formula="of:=[.F15]+28" office:value-type="date" office:date-value="2020-06-22" calcext:value-type="date">
            <text:p>22-Jun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15]-[.G16]+[.H16]" office:value-type="float" office:value="2785.08" calcext:value-type="float">
            <text:p>2785.08</text:p>
          </table:table-cell>
          <table:table-cell table:style-name="ce412"/>
          <table:table-cell table:style-name="ce1061" office:value-type="string" calcext:value-type="string">
            <text:p>Rate</text:p>
          </table:table-cell>
          <table:table-cell table:style-name="ce1068" office:value-type="percentage" office:value="0.01" calcext:value-type="percentage">
            <text:p>1.00%</text:p>
          </table:table-cell>
          <table:table-cell table:style-name="ce1067"/>
          <table:table-cell table:style-name="ce1076" office:value-type="float" office:value="0" calcext:value-type="float">
            <text:p>0</text:p>
          </table:table-cell>
          <table:table-cell table:style-name="ce1067"/>
          <table:table-cell table:style-name="ce1082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645"/>
          <table:table-cell table:style-name="ce1007" table:formula="of:=[.F16]+28" office:value-type="date" office:date-value="2020-07-20" calcext:value-type="date">
            <text:p>20-Jul</text:p>
          </table:table-cell>
          <table:table-cell table:style-name="ce1010"/>
          <table:table-cell table:style-name="ce1010" office:value-type="float" office:value="82.8" calcext:value-type="float">
            <text:p>82.8</text:p>
          </table:table-cell>
          <table:table-cell table:style-name="ce645" table:formula="of:=[.I16]-[.G17]+[.H17]" office:value-type="float" office:value="2867.88" calcext:value-type="float">
            <text:p>2867.88</text:p>
          </table:table-cell>
          <table:table-cell table:style-name="ce412"/>
          <table:table-cell table:style-name="ce1062" office:value-type="date" office:date-value="2020-06-03" calcext:value-type="date">
            <text:p>03 Jun 2020</text:p>
          </table:table-cell>
          <table:table-cell table:style-name="ce1067"/>
          <table:table-cell table:style-name="ce1067" office:value-type="float" office:value="13050.38" calcext:value-type="float">
            <text:p>13050.38</text:p>
          </table:table-cell>
          <table:table-cell table:style-name="ce1077" table:formula="of:=[.N16]-[.L17]+[.M17]" office:value-type="float" office:value="13050.38" calcext:value-type="float">
            <text:p>13050.38</text:p>
          </table:table-cell>
          <table:table-cell table:style-name="ce1067"/>
          <table:table-cell table:style-name="ce1082"/>
          <table:table-cell table:number-columns-repeated="48"/>
        </table:table-row>
        <table:table-row table:style-name="ro1">
          <table:table-cell table:style-name="Default"/>
          <table:table-cell table:style-name="ce1008" office:value-type="date" office:date-value="2014-07-01" calcext:value-type="date">
            <text:p>01-Jul</text:p>
          </table:table-cell>
          <table:table-cell table:style-name="ce1012"/>
          <table:table-cell table:style-name="ce1010"/>
          <table:table-cell table:style-name="ce1023" office:value-type="float" office:value="4.51" calcext:value-type="float">
            <text:p>4.51</text:p>
          </table:table-cell>
          <table:table-cell table:style-name="ce1007" table:formula="of:=[.F17]+28" office:value-type="date" office:date-value="2020-08-17" calcext:value-type="date">
            <text:p>17-Aug</text:p>
          </table:table-cell>
          <table:table-cell table:style-name="ce1010" table:number-columns-repeated="2"/>
          <table:table-cell table:style-name="ce645" table:formula="of:=[.I17]-[.G18]+[.H18]" office:value-type="float" office:value="2867.88" calcext:value-type="float">
            <text:p>2867.88</text:p>
          </table:table-cell>
          <table:table-cell table:style-name="ce412"/>
          <table:table-cell table:style-name="ce1062"/>
          <table:table-cell table:style-name="ce1067" table:number-columns-repeated="2"/>
          <table:table-cell table:style-name="ce1077" table:formula="of:=[.N17]-[.L18]+[.M18]" office:value-type="float" office:value="13050.38" calcext:value-type="float">
            <text:p>13050.38</text:p>
          </table:table-cell>
          <table:table-cell table:style-name="ce1067"/>
          <table:table-cell table:style-name="ce1082"/>
          <table:table-cell table:number-columns-repeated="48"/>
        </table:table-row>
        <table:table-row table:style-name="ro1">
          <table:table-cell table:style-name="Default"/>
          <table:table-cell table:style-name="ce1008" office:value-type="date" office:date-value="2014-07-03" calcext:value-type="date">
            <text:p>03-Jul</text:p>
          </table:table-cell>
          <table:table-cell table:style-name="ce1010"/>
          <table:table-cell table:style-name="ce1010" office:value-type="float" office:value="4000" calcext:value-type="float">
            <text:p>4000</text:p>
          </table:table-cell>
          <table:table-cell table:style-name="ce1023" table:formula="of:=[.E18]-[.C19]+[.D19]" office:value-type="float" office:value="4004.51" calcext:value-type="float">
            <text:p>4004.51</text:p>
          </table:table-cell>
          <table:table-cell table:style-name="ce1007" table:formula="of:=[.F18]+28" office:value-type="date" office:date-value="2020-09-14" calcext:value-type="date">
            <text:p>14-Sep</text:p>
          </table:table-cell>
          <table:table-cell table:style-name="ce1010" table:number-columns-repeated="2"/>
          <table:table-cell table:style-name="ce645" table:formula="of:=[.I18]-[.G19]+[.H19]" office:value-type="float" office:value="2867.88" calcext:value-type="float">
            <text:p>2867.88</text:p>
          </table:table-cell>
          <table:table-cell table:style-name="ce412"/>
          <table:table-cell table:style-name="ce1062"/>
          <table:table-cell table:style-name="ce1067" table:number-columns-repeated="2"/>
          <table:table-cell table:style-name="ce1077" table:formula="of:=[.N18]-[.L19]+[.M19]" office:value-type="float" office:value="13050.38" calcext:value-type="float">
            <text:p>13050.38</text:p>
          </table:table-cell>
          <table:table-cell table:style-name="ce1067"/>
          <table:table-cell table:style-name="ce1082"/>
          <table:table-cell table:number-columns-repeated="48"/>
        </table:table-row>
        <table:table-row table:style-name="ro1">
          <table:table-cell table:style-name="Default"/>
          <table:table-cell table:style-name="ce998" office:value-type="date" office:date-value="2015-02-20" calcext:value-type="date">
            <text:p>20-Feb</text:p>
          </table:table-cell>
          <table:table-cell table:style-name="ce1010"/>
          <table:table-cell table:style-name="ce1010" office:value-type="float" office:value="49.21" calcext:value-type="float">
            <text:p>49.21</text:p>
          </table:table-cell>
          <table:table-cell table:style-name="ce1023" table:formula="of:=[.E19]-[.C20]+[.D20]" office:value-type="float" office:value="4053.72" calcext:value-type="float">
            <text:p>4053.72</text:p>
          </table:table-cell>
          <table:table-cell table:style-name="ce1007" table:formula="of:=[.F19]+28" office:value-type="date" office:date-value="2020-10-12" calcext:value-type="date">
            <text:p>12-Oct</text:p>
          </table:table-cell>
          <table:table-cell table:style-name="ce1010" table:number-columns-repeated="2"/>
          <table:table-cell table:style-name="ce645" table:formula="of:=[.I19]-[.G20]+[.H20]" office:value-type="float" office:value="2867.88" calcext:value-type="float">
            <text:p>2867.88</text:p>
          </table:table-cell>
          <table:table-cell table:style-name="ce412"/>
          <table:table-cell table:style-name="ce1062"/>
          <table:table-cell table:style-name="ce1067" table:number-columns-repeated="2"/>
          <table:table-cell table:style-name="ce1077" table:formula="of:=[.N19]-[.L20]+[.M20]" office:value-type="float" office:value="13050.38" calcext:value-type="float">
            <text:p>13050.38</text:p>
          </table:table-cell>
          <table:table-cell table:style-name="ce1067"/>
          <table:table-cell table:style-name="ce1082"/>
          <table:table-cell table:number-columns-repeated="48"/>
        </table:table-row>
        <table:table-row table:style-name="ro1">
          <table:table-cell table:style-name="Default"/>
          <table:table-cell table:style-name="ce998" office:value-type="date" office:date-value="2015-02-25" calcext:value-type="date">
            <text:p>25-Feb</text:p>
          </table:table-cell>
          <table:table-cell table:style-name="ce1010"/>
          <table:table-cell table:style-name="ce1010" office:value-type="float" office:value="7000" calcext:value-type="float">
            <text:p>7000</text:p>
          </table:table-cell>
          <table:table-cell table:style-name="ce1023" table:formula="of:=[.E20]-[.C21]+[.D21]" office:value-type="float" office:value="11053.72" calcext:value-type="float">
            <text:p>11053.72</text:p>
          </table:table-cell>
          <table:table-cell table:style-name="ce1007" table:formula="of:=[.F20]+28" office:value-type="date" office:date-value="2020-11-09" calcext:value-type="date">
            <text:p>09-Nov</text:p>
          </table:table-cell>
          <table:table-cell table:style-name="ce1010" table:number-columns-repeated="2"/>
          <table:table-cell table:style-name="ce645" table:formula="of:=[.I20]-[.G21]+[.H21]" office:value-type="float" office:value="2867.88" calcext:value-type="float">
            <text:p>2867.88</text:p>
          </table:table-cell>
          <table:table-cell table:style-name="ce412"/>
          <table:table-cell table:style-name="ce1063" office:value-type="string" calcext:value-type="string">
            <text:p>Total</text:p>
          </table:table-cell>
          <table:table-cell table:style-name="ce1067" table:number-columns-repeated="2"/>
          <table:table-cell table:style-name="ce1078" table:formula="of:=[.N20]-[.L21]+[.M21]" office:value-type="float" office:value="13050.38" calcext:value-type="float">
            <text:p>13050.38</text:p>
          </table:table-cell>
          <table:table-cell table:style-name="ce1067"/>
          <table:table-cell table:style-name="ce1082"/>
          <table:table-cell table:number-columns-repeated="48"/>
        </table:table-row>
        <table:table-row table:style-name="ro1">
          <table:table-cell table:style-name="Default"/>
          <table:table-cell table:style-name="ce998" office:value-type="date" office:date-value="2015-03-13" calcext:value-type="date">
            <text:p>13-Mar</text:p>
          </table:table-cell>
          <table:table-cell table:style-name="ce1010" office:value-type="float" office:value="2500" calcext:value-type="float">
            <text:p>2500</text:p>
          </table:table-cell>
          <table:table-cell table:style-name="ce1010"/>
          <table:table-cell table:style-name="ce1023" table:formula="of:=[.E21]-[.C22]+[.D22]" office:value-type="float" office:value="8553.72" calcext:value-type="float">
            <text:p>8553.72</text:p>
          </table:table-cell>
          <table:table-cell table:style-name="ce1007" table:formula="of:=[.F21]+28" office:value-type="date" office:date-value="2020-12-07" calcext:value-type="date">
            <text:p>07-Dec</text:p>
          </table:table-cell>
          <table:table-cell table:style-name="ce1010" table:number-columns-repeated="2"/>
          <table:table-cell table:style-name="ce645" table:formula="of:=[.I21]-[.G22]+[.H22]" office:value-type="float" office:value="2867.88" calcext:value-type="float">
            <text:p>2867.88</text:p>
          </table:table-cell>
          <table:table-cell table:style-name="ce412"/>
          <table:table-cell table:style-name="ce1064" office:value-type="string" calcext:value-type="string">
            <text:p>Matures </text:p>
          </table:table-cell>
          <table:table-cell table:style-name="ce1069" office:value-type="date" office:date-value="2022-05-31" calcext:value-type="date">
            <text:p>31 May 2022</text:p>
          </table:table-cell>
          <table:table-cell table:style-name="ce1074" table:number-columns-repeated="3"/>
          <table:table-cell table:style-name="ce1083"/>
          <table:table-cell table:number-columns-repeated="48"/>
        </table:table-row>
        <table:table-row table:style-name="ro1">
          <table:table-cell table:style-name="Default"/>
          <table:table-cell table:style-name="ce998" office:value-type="date" office:date-value="2015-03-24" calcext:value-type="date">
            <text:p>24-Mar</text:p>
          </table:table-cell>
          <table:table-cell table:style-name="ce1010" office:value-type="float" office:value="8500" calcext:value-type="float">
            <text:p>8500</text:p>
          </table:table-cell>
          <table:table-cell table:style-name="ce1010"/>
          <table:table-cell table:style-name="ce1023" table:formula="of:=[.E22]-[.C23]+[.D23]" office:value-type="float" office:value="53.7200000000012" calcext:value-type="float">
            <text:p>53.72</text:p>
          </table:table-cell>
          <table:table-cell table:style-name="ce1007"/>
          <table:table-cell table:style-name="ce1010" table:number-columns-repeated="2"/>
          <table:table-cell table:style-name="ce645" table:formula="of:=[.I22]-[.G23]+[.H23]" office:value-type="float" office:value="2867.88" calcext:value-type="float">
            <text:p>2867.88</text:p>
          </table:table-cell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/>
          <table:table-cell table:style-name="ce1010" office:value-type="float" office:value="13.37" calcext:value-type="float">
            <text:p>13.37</text:p>
          </table:table-cell>
          <table:table-cell table:style-name="ce1023" table:formula="of:=[.E23]-[.C24]+[.D24]" office:value-type="float" office:value="67.0900000000012" calcext:value-type="float">
            <text:p>67.09</text:p>
          </table:table-cell>
          <table:table-cell table:style-name="ce1007"/>
          <table:table-cell table:style-name="ce1010" table:number-columns-repeated="2"/>
          <table:table-cell table:style-name="ce645" table:formula="of:=[.I23]-[.G24]+[.H24]" office:value-type="float" office:value="2867.88" calcext:value-type="float">
            <text:p>2867.88</text:p>
          </table:table-cell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/>
          <table:table-cell table:style-name="ce1010" table:formula="of:=1.13+0.91" office:value-type="float" office:value="2.04" calcext:value-type="float">
            <text:p>2.04</text:p>
          </table:table-cell>
          <table:table-cell table:style-name="ce1023" table:formula="of:=[.E24]-[.C25]+[.D25]" office:value-type="float" office:value="69.1300000000012" calcext:value-type="float">
            <text:p>69.13</text:p>
          </table:table-cell>
          <table:table-cell table:style-name="ce1007"/>
          <table:table-cell table:style-name="ce1010" table:number-columns-repeated="2"/>
          <table:table-cell table:style-name="ce645" table:formula="of:=[.I24]-[.G25]+[.H25]" office:value-type="float" office:value="2867.88" calcext:value-type="float">
            <text:p>2867.88</text:p>
          </table:table-cell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/>
          <table:table-cell table:style-name="ce1010" office:value-type="float" office:value="0.87" calcext:value-type="float">
            <text:p>0.87</text:p>
          </table:table-cell>
          <table:table-cell table:style-name="ce1023" table:formula="of:=[.E25]-[.C26]+[.D26]" office:value-type="float" office:value="70.0000000000012" calcext:value-type="float">
            <text:p>70.00</text:p>
          </table:table-cell>
          <table:table-cell table:style-name="ce1007"/>
          <table:table-cell table:style-name="ce1010" table:number-columns-repeated="2"/>
          <table:table-cell table:style-name="ce645" table:formula="of:=[.I25]-[.G26]+[.H26]" office:value-type="float" office:value="2867.88" calcext:value-type="float">
            <text:p>2867.88</text:p>
          </table:table-cell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26]-[.C27]+[.D27]" office:value-type="float" office:value="70.0000000000012" calcext:value-type="float">
            <text:p>70.00</text:p>
          </table:table-cell>
          <table:table-cell table:style-name="ce1007"/>
          <table:table-cell table:style-name="ce1010" table:number-columns-repeated="2"/>
          <table:table-cell table:style-name="ce645" table:formula="of:=[.I26]-[.G27]+[.H27]" office:value-type="float" office:value="2867.88" calcext:value-type="float">
            <text:p>2867.88</text:p>
          </table:table-cell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27]-[.C28]+[.D28]" office:value-type="float" office:value="70.0000000000012" calcext:value-type="float">
            <text:p>70.00</text:p>
          </table:table-cell>
          <table:table-cell table:style-name="ce1007"/>
          <table:table-cell table:style-name="ce1010" table:number-columns-repeated="2"/>
          <table:table-cell table:style-name="ce645" table:formula="of:=[.I27]-[.G28]+[.H28]" office:value-type="float" office:value="2867.88" calcext:value-type="float">
            <text:p>2867.88</text:p>
          </table:table-cell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28]-[.C29]+[.D29]" office:value-type="float" office:value="70.0000000000012" calcext:value-type="float">
            <text:p>70.00</text:p>
          </table:table-cell>
          <table:table-cell table:style-name="ce1007"/>
          <table:table-cell table:style-name="ce1010" table:number-columns-repeated="2"/>
          <table:table-cell table:style-name="ce645" table:formula="of:=[.I28]-[.G29]+[.H29]" office:value-type="float" office:value="2867.88" calcext:value-type="float">
            <text:p>2867.88</text:p>
          </table:table-cell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29]-[.C30]+[.D30]" office:value-type="float" office:value="70.0000000000012" calcext:value-type="float">
            <text:p>70.00</text:p>
          </table:table-cell>
          <table:table-cell table:style-name="ce1000" office:value-type="string" calcext:value-type="string">
            <text:p>Total </text:p>
          </table:table-cell>
          <table:table-cell table:style-name="ce1037" table:number-columns-repeated="2"/>
          <table:table-cell table:style-name="ce1019" table:formula="of:=[.I29]-[.G30]+[.H30]" office:value-type="float" office:value="2867.88" calcext:value-type="float">
            <text:p>2867.88</text:p>
          </table:table-cell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0]-[.C31]+[.D31]" office:value-type="float" office:value="70.0000000000012" calcext:value-type="float">
            <text:p>70.00</text:p>
          </table:table-cell>
          <table:table-cell table:style-name="ce1025" office:value-type="string" calcext:value-type="string">
            <text:p>Nationwide Invest Direct</text:p>
          </table:table-cell>
          <table:table-cell table:style-name="ce1038"/>
          <table:table-cell table:style-name="ce1048"/>
          <table:table-cell table:style-name="ce1053"/>
          <table:table-cell table:style-name="ce412"/>
          <table:table-cell table:number-columns-repeated="54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1]-[.C32]+[.D32]" office:value-type="float" office:value="70.0000000000012" calcext:value-type="float">
            <text:p>70.00</text:p>
          </table:table-cell>
          <table:table-cell table:style-name="ce1026" office:value-type="string" calcext:value-type="string">
            <text:p>Ms Wikes &amp; Mr Gadsby</text:p>
          </table:table-cell>
          <table:table-cell table:style-name="ce1039"/>
          <table:table-cell table:style-name="ce1049"/>
          <table:table-cell table:style-name="ce1054"/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2]-[.C33]+[.D33]" office:value-type="float" office:value="70.0000000000012" calcext:value-type="float">
            <text:p>70.00</text:p>
          </table:table-cell>
          <table:table-cell table:style-name="ce1026" office:value-type="string" calcext:value-type="string">
            <text:p>Account No:</text:p>
          </table:table-cell>
          <table:table-cell table:style-name="ce1039"/>
          <table:table-cell table:style-name="ce1042" office:value-type="string" calcext:value-type="string">
            <text:p>85430223</text:p>
          </table:table-cell>
          <table:table-cell table:style-name="ce1054"/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3]-[.C34]+[.D34]" office:value-type="float" office:value="70.0000000000012" calcext:value-type="float">
            <text:p>70.00</text:p>
          </table:table-cell>
          <table:table-cell table:style-name="ce1027" office:value-type="string" calcext:value-type="string">
            <text:p>Sort Code:</text:p>
          </table:table-cell>
          <table:table-cell table:style-name="ce1039"/>
          <table:table-cell table:style-name="ce1041" office:value-type="string" calcext:value-type="string">
            <text:p>07 00 30</text:p>
          </table:table-cell>
          <table:table-cell table:style-name="ce1054"/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4]-[.C35]+[.D35]" office:value-type="float" office:value="70.0000000000012" calcext:value-type="float">
            <text:p>70.00</text:p>
          </table:table-cell>
          <table:table-cell table:style-name="ce1027"/>
          <table:table-cell table:style-name="ce1040"/>
          <table:table-cell table:style-name="ce1049"/>
          <table:table-cell table:style-name="ce1054"/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5]-[.C36]+[.D36]" office:value-type="float" office:value="70.0000000000012" calcext:value-type="float">
            <text:p>70.00</text:p>
          </table:table-cell>
          <table:table-cell table:style-name="ce1028"/>
          <table:table-cell table:style-name="ce1040"/>
          <table:table-cell table:style-name="ce1049"/>
          <table:table-cell table:style-name="ce1054" office:value-type="float" office:value="201.22" calcext:value-type="float">
            <text:p>201.22</text:p>
          </table:table-cell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6]-[.C37]+[.D37]" office:value-type="float" office:value="70.0000000000012" calcext:value-type="float">
            <text:p>70.00</text:p>
          </table:table-cell>
          <table:table-cell table:style-name="ce1029"/>
          <table:table-cell table:style-name="ce1040"/>
          <table:table-cell table:style-name="ce1049"/>
          <table:table-cell table:style-name="ce777" table:formula="of:=[.I36]-[.G37]+[.H37]" office:value-type="float" office:value="201.22" calcext:value-type="float">
            <text:p>201.22</text:p>
          </table:table-cell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998"/>
          <table:table-cell table:style-name="ce1010" table:number-columns-repeated="2"/>
          <table:table-cell table:style-name="ce1023" table:formula="of:=[.E37]-[.C38]+[.D38]" office:value-type="float" office:value="70.0000000000012" calcext:value-type="float">
            <text:p>70.00</text:p>
          </table:table-cell>
          <table:table-cell table:style-name="ce1029"/>
          <table:table-cell table:style-name="ce1041"/>
          <table:table-cell table:style-name="ce1049"/>
          <table:table-cell table:style-name="ce777" table:formula="of:=[.I37]-[.G38]+[.H38]" office:value-type="float" office:value="201.22" calcext:value-type="float">
            <text:p>201.22</text:p>
          </table:table-cell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00" office:value-type="string" calcext:value-type="string">
            <text:p>Total</text:p>
          </table:table-cell>
          <table:table-cell table:style-name="ce1011" table:number-columns-repeated="2"/>
          <table:table-cell table:style-name="ce1024" table:formula="of:=[.E38]-[.C39]+[.D39]" office:value-type="float" office:value="70.0000000000012" calcext:value-type="float">
            <text:p>70.00</text:p>
          </table:table-cell>
          <table:table-cell table:style-name="ce1029"/>
          <table:table-cell table:style-name="ce1040"/>
          <table:table-cell table:style-name="ce1049"/>
          <table:table-cell table:style-name="ce777" table:formula="of:=[.I38]-[.G39]+[.H39]" office:value-type="float" office:value="201.22" calcext:value-type="float">
            <text:p>201.22</text:p>
          </table:table-cell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7" office:value-type="string" calcext:value-type="string">
            <text:p>Molly Alice Gadsby - Cash Child Trust Fund</text:p>
          </table:table-cell>
          <table:table-cell table:style-name="ce1009" table:number-columns-repeated="2"/>
          <table:table-cell table:style-name="ce1018"/>
          <table:table-cell table:style-name="Default"/>
          <table:table-cell table:style-name="ce1026"/>
          <table:table-cell table:style-name="ce1040"/>
          <table:table-cell table:style-name="ce1049"/>
          <table:table-cell table:style-name="ce777" table:formula="of:=[.I39]-[.G40]+[.H40]" office:value-type="float" office:value="201.22" calcext:value-type="float">
            <text:p>201.22</text:p>
          </table:table-cell>
          <table:table-cell table:style-name="ce41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8" office:value-type="string" calcext:value-type="string">
            <text:p>Nationwide</text:p>
          </table:table-cell>
          <table:table-cell table:style-name="ce1010"/>
          <table:table-cell table:style-name="ce1010" office:value-type="string" calcext:value-type="string">
            <text:p>PH856072A</text:p>
          </table:table-cell>
          <table:table-cell table:style-name="ce645"/>
          <table:table-cell table:style-name="Default"/>
          <table:table-cell table:style-name="ce1026"/>
          <table:table-cell table:style-name="ce1040"/>
          <table:table-cell table:style-name="ce1049"/>
          <table:table-cell table:style-name="ce777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8"/>
          <table:table-cell table:style-name="ce1010" table:number-columns-repeated="2"/>
          <table:table-cell table:style-name="ce645"/>
          <table:table-cell table:style-name="Default"/>
          <table:table-cell table:style-name="ce1026"/>
          <table:table-cell table:style-name="ce1042"/>
          <table:table-cell table:style-name="ce760"/>
          <table:table-cell table:style-name="ce777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8"/>
          <table:table-cell table:style-name="ce1010" table:number-columns-repeated="2"/>
          <table:table-cell table:style-name="ce645" office:value-type="float" office:value="1665.01" calcext:value-type="float">
            <text:p>1665.01</text:p>
          </table:table-cell>
          <table:table-cell table:style-name="Default"/>
          <table:table-cell table:style-name="ce1026"/>
          <table:table-cell table:style-name="ce1042"/>
          <table:table-cell table:style-name="ce760"/>
          <table:table-cell table:style-name="ce777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9" office:value-type="date" office:date-value="2012-10-15" calcext:value-type="date">
            <text:p>15-Oct-12</text:p>
          </table:table-cell>
          <table:table-cell table:style-name="ce1010"/>
          <table:table-cell table:style-name="ce1010" office:value-type="float" office:value="18.33" calcext:value-type="float">
            <text:p>18.33</text:p>
          </table:table-cell>
          <table:table-cell table:style-name="ce645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1030" office:value-type="string" calcext:value-type="string">
            <text:p>Total</text:p>
          </table:table-cell>
          <table:table-cell table:style-name="ce1043"/>
          <table:table-cell table:style-name="ce1050"/>
          <table:table-cell table:style-name="ce105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9" office:value-type="date" office:date-value="2013-10-15" calcext:value-type="date">
            <text:p>15-Oct-13</text:p>
          </table:table-cell>
          <table:table-cell table:style-name="ce1010"/>
          <table:table-cell table:style-name="ce1010" office:value-type="float" office:value="18.49" calcext:value-type="float">
            <text:p>18.49</text:p>
          </table:table-cell>
          <table:table-cell table:style-name="ce645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1031" office:value-type="string" calcext:value-type="string">
            <text:p>Tesco Internet Save </text:p>
          </table:table-cell>
          <table:table-cell table:style-name="ce1044" table:number-columns-repeated="2"/>
          <table:table-cell table:style-name="ce105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999" office:value-type="date" office:date-value="2014-10-15" calcext:value-type="date">
            <text:p>15-Oct-14</text:p>
          </table:table-cell>
          <table:table-cell table:style-name="ce1010"/>
          <table:table-cell table:style-name="ce1010" office:value-type="float" office:value="18.71" calcext:value-type="float">
            <text:p>18.71</text:p>
          </table:table-cell>
          <table:table-cell table:style-name="ce645" table:formula="of:=[.D45]-[.B46]+[.C46]" office:value-type="float" office:value="1720.54" calcext:value-type="float">
            <text:p>1720.54</text:p>
          </table:table-cell>
          <table:table-cell/>
          <table:table-cell table:style-name="ce1032" office:value-type="string" calcext:value-type="string">
            <text:p>Account No:</text:p>
          </table:table-cell>
          <table:table-cell table:style-name="ce1045" table:number-columns-repeated="2"/>
          <table:table-cell table:style-name="ce105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999" office:value-type="date" office:date-value="2015-10-15" calcext:value-type="date">
            <text:p>15-Oct-15</text:p>
          </table:table-cell>
          <table:table-cell table:style-name="ce1010"/>
          <table:table-cell table:style-name="ce1010" office:value-type="float" office:value="38.48" calcext:value-type="float">
            <text:p>38.48</text:p>
          </table:table-cell>
          <table:table-cell table:style-name="ce645" table:formula="of:=[.D46]-[.B47]+[.C47]" office:value-type="float" office:value="1759.02" calcext:value-type="float">
            <text:p>1759.02</text:p>
          </table:table-cell>
          <table:table-cell/>
          <table:table-cell table:style-name="ce1032" office:value-type="string" calcext:value-type="string">
            <text:p>Sort Code:</text:p>
          </table:table-cell>
          <table:table-cell table:style-name="ce1045" table:number-columns-repeated="2"/>
          <table:table-cell table:style-name="ce105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9" office:value-type="date" office:date-value="2016-10-15" calcext:value-type="date">
            <text:p>15-Oct-16</text:p>
          </table:table-cell>
          <table:table-cell table:style-name="ce1010"/>
          <table:table-cell table:style-name="ce1010" office:value-type="float" office:value="56.66" calcext:value-type="float">
            <text:p>56.66</text:p>
          </table:table-cell>
          <table:table-cell table:style-name="ce645" table:formula="of:=[.D47]-[.B48]+[.C48]" office:value-type="float" office:value="1815.68" calcext:value-type="float">
            <text:p>1815.68</text:p>
          </table:table-cell>
          <table:table-cell/>
          <table:table-cell table:style-name="ce1032" office:value-type="string" calcext:value-type="string">
            <text:p>Reference No. </text:p>
          </table:table-cell>
          <table:table-cell table:style-name="ce1045"/>
          <table:table-cell table:style-name="ce1051" office:value-type="string" calcext:value-type="string">
            <text:p>2009010714914</text:p>
          </table:table-cell>
          <table:table-cell table:style-name="ce105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9" office:value-type="date" office:date-value="2017-10-15" calcext:value-type="date">
            <text:p>15-Oct-17</text:p>
          </table:table-cell>
          <table:table-cell table:style-name="ce1010"/>
          <table:table-cell table:style-name="ce1010" office:value-type="float" office:value="56.66" calcext:value-type="float">
            <text:p>56.66</text:p>
          </table:table-cell>
          <table:table-cell table:style-name="ce645" table:formula="of:=[.D48]-[.B49]+[.C49]" office:value-type="float" office:value="1872.34" calcext:value-type="float">
            <text:p>1872.34</text:p>
          </table:table-cell>
          <table:table-cell/>
          <table:table-cell table:style-name="ce1033" office:value-type="string" calcext:value-type="string">
            <text:p>Word</text:p>
          </table:table-cell>
          <table:table-cell table:style-name="ce1046"/>
          <table:table-cell table:style-name="ce1045" office:value-type="string" calcext:value-type="string">
            <text:p>Florence</text:p>
          </table:table-cell>
          <table:table-cell table:style-name="ce105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9" office:value-type="date" office:date-value="2018-10-15" calcext:value-type="date">
            <text:p>15-Oct-18</text:p>
          </table:table-cell>
          <table:table-cell table:style-name="ce1010"/>
          <table:table-cell table:style-name="ce1010" office:value-type="float" office:value="1000" calcext:value-type="float">
            <text:p>1000</text:p>
          </table:table-cell>
          <table:table-cell table:style-name="ce645" table:formula="of:=[.D49]-[.B50]+[.C50]" office:value-type="float" office:value="2872.34" calcext:value-type="float">
            <text:p>2872.34</text:p>
          </table:table-cell>
          <table:table-cell/>
          <table:table-cell table:style-name="ce1034"/>
          <table:table-cell table:style-name="ce1046"/>
          <table:table-cell table:style-name="ce1045"/>
          <table:table-cell table:style-name="ce105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9" office:value-type="date" office:date-value="2019-10-15" calcext:value-type="date">
            <text:p>15-Oct-19</text:p>
          </table:table-cell>
          <table:table-cell table:style-name="ce1010"/>
          <table:table-cell table:style-name="ce1010" office:value-type="float" office:value="56.66" calcext:value-type="float">
            <text:p>56.66</text:p>
          </table:table-cell>
          <table:table-cell table:style-name="ce645" table:formula="of:=[.D50]-[.B51]+[.C51]" office:value-type="float" office:value="2929" calcext:value-type="float">
            <text:p>2929</text:p>
          </table:table-cell>
          <table:table-cell/>
          <table:table-cell table:style-name="ce1034"/>
          <table:table-cell table:style-name="ce1046"/>
          <table:table-cell table:style-name="ce1045"/>
          <table:table-cell table:style-name="ce105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9" office:value-type="date" office:date-value="2019-01-28" calcext:value-type="date">
            <text:p>28-Jan-19</text:p>
          </table:table-cell>
          <table:table-cell table:style-name="ce1010" office:value-type="float" office:value="280" calcext:value-type="float">
            <text:p>280</text:p>
          </table:table-cell>
          <table:table-cell table:style-name="ce1010"/>
          <table:table-cell table:style-name="ce645" table:formula="of:=[.D51]-[.B52]+[.C52]" office:value-type="float" office:value="2649" calcext:value-type="float">
            <text:p>2649</text:p>
          </table:table-cell>
          <table:table-cell/>
          <table:table-cell table:style-name="ce1034"/>
          <table:table-cell table:style-name="ce1045" table:number-columns-repeated="2"/>
          <table:table-cell table:style-name="ce105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8"/>
          <table:table-cell table:style-name="ce1010" table:number-columns-repeated="2"/>
          <table:table-cell table:style-name="ce645" table:formula="of:=[.D52]-[.B53]+[.C53]" office:value-type="float" office:value="2649" calcext:value-type="float">
            <text:p>2649</text:p>
          </table:table-cell>
          <table:table-cell/>
          <table:table-cell table:style-name="ce1035"/>
          <table:table-cell table:style-name="ce1045" table:number-columns-repeated="2"/>
          <table:table-cell table:style-name="ce105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8"/>
          <table:table-cell table:style-name="ce1010" table:number-columns-repeated="2"/>
          <table:table-cell table:style-name="ce645" table:formula="of:=[.D53]-[.B54]+[.C54]" office:value-type="float" office:value="2649" calcext:value-type="float">
            <text:p>2649</text:p>
          </table:table-cell>
          <table:table-cell/>
          <table:table-cell table:style-name="ce1035"/>
          <table:table-cell table:style-name="ce1045" table:number-columns-repeated="2"/>
          <table:table-cell table:style-name="ce105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8"/>
          <table:table-cell table:style-name="ce1010" table:number-columns-repeated="2"/>
          <table:table-cell table:style-name="ce645" table:formula="of:=[.D54]-[.B55]+[.C55]" office:value-type="float" office:value="2649" calcext:value-type="float">
            <text:p>2649</text:p>
          </table:table-cell>
          <table:table-cell/>
          <table:table-cell table:style-name="ce1035"/>
          <table:table-cell table:style-name="ce1045" table:number-columns-repeated="2"/>
          <table:table-cell table:style-name="ce105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998"/>
          <table:table-cell table:style-name="ce1010" table:number-columns-repeated="2"/>
          <table:table-cell table:style-name="ce645" table:formula="of:=[.D55]-[.B56]+[.C56]" office:value-type="float" office:value="2649" calcext:value-type="float">
            <text:p>2649</text:p>
          </table:table-cell>
          <table:table-cell/>
          <table:table-cell table:style-name="ce1035"/>
          <table:table-cell table:style-name="ce1045" table:number-columns-repeated="2"/>
          <table:table-cell table:style-name="ce105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1000" office:value-type="string" calcext:value-type="string">
            <text:p>Total</text:p>
          </table:table-cell>
          <table:table-cell table:style-name="ce1011" table:formula="of:=SUM([.B52:.B53])" office:value-type="float" office:value="280" calcext:value-type="float">
            <text:p>280</text:p>
          </table:table-cell>
          <table:table-cell table:style-name="ce1011"/>
          <table:table-cell table:style-name="ce1019" table:formula="of:=[.D56]-[.B57]+[.C57]" office:value-type="float" office:value="2369" calcext:value-type="float">
            <text:p>2369</text:p>
          </table:table-cell>
          <table:table-cell/>
          <table:table-cell table:style-name="ce1035"/>
          <table:table-cell table:style-name="ce1045" table:number-columns-repeated="2"/>
          <table:table-cell table:style-name="ce105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1036" office:value-type="string" calcext:value-type="string">
            <text:p>Total</text:p>
          </table:table-cell>
          <table:table-cell table:style-name="ce1047" table:number-columns-repeated="2"/>
          <table:table-cell table:style-name="ce1058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884" table:number-columns-repeated="4"/>
          <table:table-cell table:number-columns-repeated="4"/>
          <table:table-cell table:style-name="ce867"/>
          <table:table-cell table:number-columns-repeated="39"/>
        </table:table-row>
        <table:table-row table:style-name="ro1">
          <table:table-cell table:number-columns-repeated="16"/>
          <table:table-cell table:style-name="ce889" table:number-columns-repeated="4"/>
          <table:table-cell table:number-columns-repeated="4"/>
          <table:table-cell table:style-name="ce867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867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9" table:default-cell-style-name="ce670"/>
        <table:table-column table:style-name="co40" table:default-cell-style-name="ce670"/>
        <table:table-column table:style-name="co12" table:default-cell-style-name="ce1101"/>
        <table:table-column table:style-name="co21" table:default-cell-style-name="ce412"/>
        <table:table-column table:style-name="co41" table:default-cell-style-name="ce412"/>
        <table:table-column table:style-name="co17" table:number-columns-repeated="2" table:default-cell-style-name="ce412"/>
        <table:table-column table:style-name="co42" table:default-cell-style-name="ce412"/>
        <table:table-column table:style-name="co43" table:default-cell-style-name="ce412"/>
        <table:table-column table:style-name="co7" table:default-cell-style-name="ce867"/>
        <table:table-column table:style-name="co16" table:default-cell-style-name="ce412"/>
        <table:table-column table:style-name="co44" table:default-cell-style-name="ce412"/>
        <table:table-column table:style-name="co15" table:default-cell-style-name="ce663"/>
        <table:table-column table:style-name="co7" table:default-cell-style-name="ce412"/>
        <table:table-column table:style-name="co15" table:number-columns-repeated="50" table:default-cell-style-name="ce663"/>
        <table:table-row table:style-name="ro1">
          <table:table-cell table:style-name="ce1084" office:value-type="string" calcext:value-type="string">
            <text:p>Bill</text:p>
          </table:table-cell>
          <table:table-cell table:style-name="ce1090"/>
          <table:table-cell table:style-name="ce1097" office:value-type="string" calcext:value-type="string">
            <text:p>Date Due</text:p>
          </table:table-cell>
          <table:table-cell table:style-name="ce1102" office:value-type="string" calcext:value-type="string">
            <text:p>Amount</text:p>
          </table:table-cell>
          <table:table-cell table:style-name="ce110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1" table:formula="of:=[.C2]" office:value-type="date" office:date-value="2019-05-25" calcext:value-type="date">
            <text:p>19</text:p>
          </table:table-cell>
          <table:table-cell table:style-name="ce1098" office:value-type="date" office:date-value="2019-05-25" calcext:value-type="date">
            <text:p>25-May</text:p>
          </table:table-cell>
          <table:table-cell table:style-name="ce1103"/>
          <table:table-cell table:style-name="ce1108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2" table:formula="of:=[.C3]" office:value-type="date" office:date-value="2021-05-25" calcext:value-type="date">
            <text:p>21</text:p>
          </table:table-cell>
          <table:table-cell table:style-name="ce1098" office:value-type="date" office:date-value="2021-05-25" calcext:value-type="date">
            <text:p>25-May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Water</text:p>
          </table:table-cell>
          <table:table-cell table:style-name="ce1092" table:formula="of:=[.C4]" office:value-type="date" office:date-value="2021-05-20" calcext:value-type="date">
            <text:p>21</text:p>
          </table:table-cell>
          <table:table-cell table:style-name="ce1098" office:value-type="date" office:date-value="2021-05-20" calcext:value-type="date">
            <text:p>20-May</text:p>
          </table:table-cell>
          <table:table-cell table:style-name="ce1103" office:value-type="float" office:value="300" calcext:value-type="float">
            <text:p>£300.00</text:p>
          </table:table-cell>
          <table:table-cell table:style-name="ce1108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2" table:formula="of:=[.C5]" office:value-type="date" office:date-value="2021-06-01" calcext:value-type="date">
            <text:p>21</text:p>
          </table:table-cell>
          <table:table-cell table:style-name="ce1098" office:value-type="date" office:date-value="2021-06-01" calcext:value-type="date">
            <text:p>01-Jun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6]" office:value-type="date" office:date-value="2021-06-03" calcext:value-type="date">
            <text:p>21</text:p>
          </table:table-cell>
          <table:table-cell table:style-name="ce1098" office:value-type="date" office:date-value="2021-06-03" calcext:value-type="date">
            <text:p>03-Jun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2" table:formula="of:=[.C7]" office:value-type="date" office:date-value="2021-06-12" calcext:value-type="date">
            <text:p>21</text:p>
          </table:table-cell>
          <table:table-cell table:style-name="ce1098" office:value-type="date" office:date-value="2021-06-12" calcext:value-type="date">
            <text:p>12-Jun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2" table:formula="of:=[.C8]" office:value-type="date" office:date-value="2021-06-20" calcext:value-type="date">
            <text:p>21</text:p>
          </table:table-cell>
          <table:table-cell table:style-name="ce1098" office:value-type="date" office:date-value="2021-06-20" calcext:value-type="date">
            <text:p>20-Jun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CT</text:p>
          </table:table-cell>
          <table:table-cell table:style-name="ce1092" table:formula="of:=[.C9]" office:value-type="date" office:date-value="2021-06-25" calcext:value-type="date">
            <text:p>21</text:p>
          </table:table-cell>
          <table:table-cell table:style-name="ce1098" office:value-type="date" office:date-value="2021-06-25" calcext:value-type="date">
            <text:p>25-Jun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8]-[.D9]" office:value-type="float" office:value="-339.333333333333" calcext:value-type="float">
            <text:p>-£339.33</text:p>
          </table:table-cell>
          <table:table-cell/>
          <table:table-cell table:style-name="ce1101" table:number-columns-repeated="2"/>
          <table:table-cell table:number-columns-repeated="56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2" table:formula="of:=[.C10]" office:value-type="date" office:date-value="2021-06-25" calcext:value-type="date">
            <text:p>21</text:p>
          </table:table-cell>
          <table:table-cell table:style-name="ce1098" office:value-type="date" office:date-value="2021-06-25" calcext:value-type="date">
            <text:p>25-Jun</text:p>
          </table:table-cell>
          <table:table-cell table:style-name="ce1103"/>
          <table:table-cell table:style-name="ce1108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2" table:formula="of:=[.C11]" office:value-type="date" office:date-value="2021-07-01" calcext:value-type="date">
            <text:p>21</text:p>
          </table:table-cell>
          <table:table-cell table:style-name="ce1098" office:value-type="date" office:date-value="2021-07-01" calcext:value-type="date">
            <text:p>01-Jul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12]" office:value-type="date" office:date-value="2021-07-03" calcext:value-type="date">
            <text:p>21</text:p>
          </table:table-cell>
          <table:table-cell table:style-name="ce1098" office:value-type="date" office:date-value="2021-07-03" calcext:value-type="date">
            <text:p>03-Jul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2" table:formula="of:=[.C13]" office:value-type="date" office:date-value="2021-07-12" calcext:value-type="date">
            <text:p>21</text:p>
          </table:table-cell>
          <table:table-cell table:style-name="ce1098" office:value-type="date" office:date-value="2021-07-12" calcext:value-type="date">
            <text:p>12-Jul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2" table:formula="of:=[.C14]" office:value-type="date" office:date-value="2021-07-20" calcext:value-type="date">
            <text:p>21</text:p>
          </table:table-cell>
          <table:table-cell table:style-name="ce1098" office:value-type="date" office:date-value="2021-07-20" calcext:value-type="date">
            <text:p>20-Jul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2" table:formula="of:=[.C15]" office:value-type="date" office:date-value="2021-07-25" calcext:value-type="date">
            <text:p>21</text:p>
          </table:table-cell>
          <table:table-cell table:style-name="ce1098" office:value-type="date" office:date-value="2021-07-25" calcext:value-type="date">
            <text:p>25-Jul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2" table:formula="of:=[.C16]" office:value-type="date" office:date-value="2021-07-25" calcext:value-type="date">
            <text:p>21</text:p>
          </table:table-cell>
          <table:table-cell table:style-name="ce1098" office:value-type="date" office:date-value="2021-07-25" calcext:value-type="date">
            <text:p>25-Jul</text:p>
          </table:table-cell>
          <table:table-cell table:style-name="ce1103"/>
          <table:table-cell table:style-name="ce1108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2" table:formula="of:=[.C17]" office:value-type="date" office:date-value="2021-08-01" calcext:value-type="date">
            <text:p>21</text:p>
          </table:table-cell>
          <table:table-cell table:style-name="ce1098" office:value-type="date" office:date-value="2021-08-01" calcext:value-type="date">
            <text:p>01-Aug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18]" office:value-type="date" office:date-value="2021-08-03" calcext:value-type="date">
            <text:p>21</text:p>
          </table:table-cell>
          <table:table-cell table:style-name="ce1098" office:value-type="date" office:date-value="2021-08-03" calcext:value-type="date">
            <text:p>03-Aug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2" table:formula="of:=[.C19]" office:value-type="date" office:date-value="2021-08-12" calcext:value-type="date">
            <text:p>21</text:p>
          </table:table-cell>
          <table:table-cell table:style-name="ce1098" office:value-type="date" office:date-value="2021-08-12" calcext:value-type="date">
            <text:p>12-Aug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18]-[.D19]" office:value-type="float" office:value="106" calcext:value-type="float">
            <text:p>£106.00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1" table:formula="of:=[.C20]" office:value-type="date" office:date-value="2020-08-20" calcext:value-type="date">
            <text:p>20</text:p>
          </table:table-cell>
          <table:table-cell table:style-name="ce1098" office:value-type="date" office:date-value="2020-08-20" calcext:value-type="date">
            <text:p>20-Aug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1101"/>
          <table:table-cell table:number-columns-repeated="50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1" table:formula="of:=[.C21]" office:value-type="date" office:date-value="2020-08-25" calcext:value-type="date">
            <text:p>20</text:p>
          </table:table-cell>
          <table:table-cell table:style-name="ce1098" office:value-type="date" office:date-value="2020-08-25" calcext:value-type="date">
            <text:p>25-Aug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1" table:formula="of:=[.C22]" office:value-type="date" office:date-value="2020-08-25" calcext:value-type="date">
            <text:p>20</text:p>
          </table:table-cell>
          <table:table-cell table:style-name="ce1098" office:value-type="date" office:date-value="2020-08-25" calcext:value-type="date">
            <text:p>25-Aug</text:p>
          </table:table-cell>
          <table:table-cell table:style-name="ce1103"/>
          <table:table-cell table:style-name="ce1108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1101"/>
          <table:table-cell table:number-columns-repeated="56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1" table:formula="of:=[.C23]" office:value-type="date" office:date-value="2020-09-01" calcext:value-type="date">
            <text:p>20</text:p>
          </table:table-cell>
          <table:table-cell table:style-name="ce1098" office:value-type="date" office:date-value="2020-09-01" calcext:value-type="date">
            <text:p>01-Sep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1" table:formula="of:=[.C24]" office:value-type="date" office:date-value="2020-09-03" calcext:value-type="date">
            <text:p>20</text:p>
          </table:table-cell>
          <table:table-cell table:style-name="ce1098" office:value-type="date" office:date-value="2020-09-03" calcext:value-type="date">
            <text:p>03-Sep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1" table:formula="of:=[.C25]" office:value-type="date" office:date-value="2020-09-12" calcext:value-type="date">
            <text:p>20</text:p>
          </table:table-cell>
          <table:table-cell table:style-name="ce1098" office:value-type="date" office:date-value="2020-09-12" calcext:value-type="date">
            <text:p>12-Sep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661"/>
          <table:table-cell table:number-columns-repeated="53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1" table:formula="of:=[.C26]" office:value-type="date" office:date-value="2020-09-20" calcext:value-type="date">
            <text:p>20</text:p>
          </table:table-cell>
          <table:table-cell table:style-name="ce1098" office:value-type="date" office:date-value="2020-09-20" calcext:value-type="date">
            <text:p>20-Sep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661"/>
          <table:table-cell table:number-columns-repeated="53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1" table:formula="of:=[.C27]" office:value-type="date" office:date-value="2020-09-25" calcext:value-type="date">
            <text:p>20</text:p>
          </table:table-cell>
          <table:table-cell table:style-name="ce1098" office:value-type="date" office:date-value="2020-09-25" calcext:value-type="date">
            <text:p>25-Sep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661"/>
          <table:table-cell table:number-columns-repeated="53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1" table:formula="of:=[.C28]" office:value-type="date" office:date-value="2020-09-25" calcext:value-type="date">
            <text:p>20</text:p>
          </table:table-cell>
          <table:table-cell table:style-name="ce1098" office:value-type="date" office:date-value="2020-09-25" calcext:value-type="date">
            <text:p>25-Sep</text:p>
          </table:table-cell>
          <table:table-cell table:style-name="ce1103"/>
          <table:table-cell table:style-name="ce1108" table:formula="of:=[.E27]+[.$E$85]" office:value-type="float" office:value="501.443333333333" calcext:value-type="float">
            <text:p>£501.44</text:p>
          </table:table-cell>
          <table:table-cell/>
          <table:table-cell table:style-name="ce1101" table:number-columns-repeated="2"/>
          <table:table-cell table:number-columns-repeated="2"/>
          <table:table-cell table:style-name="ce661"/>
          <table:table-cell table:number-columns-repeated="53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1" table:formula="of:=[.C29]" office:value-type="date" office:date-value="2020-10-01" calcext:value-type="date">
            <text:p>20</text:p>
          </table:table-cell>
          <table:table-cell table:style-name="ce1098" office:value-type="date" office:date-value="2020-10-01" calcext:value-type="date">
            <text:p>01-Oct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661"/>
          <table:table-cell table:number-columns-repeated="53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1" table:formula="of:=[.C30]" office:value-type="date" office:date-value="2020-10-03" calcext:value-type="date">
            <text:p>20</text:p>
          </table:table-cell>
          <table:table-cell table:style-name="ce1099" office:value-type="date" office:date-value="2020-10-03" calcext:value-type="date">
            <text:p>03-Oct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1101"/>
          <table:table-cell table:number-columns-repeated="2"/>
          <table:table-cell table:style-name="ce661"/>
          <table:table-cell table:number-columns-repeated="53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1" table:formula="of:=[.C31]" office:value-type="date" office:date-value="2020-10-12" calcext:value-type="date">
            <text:p>20</text:p>
          </table:table-cell>
          <table:table-cell table:style-name="ce1098" office:value-type="date" office:date-value="2020-10-12" calcext:value-type="date">
            <text:p>12-Oct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1" table:formula="of:=[.C32]" office:value-type="date" office:date-value="2020-10-20" calcext:value-type="date">
            <text:p>20</text:p>
          </table:table-cell>
          <table:table-cell table:style-name="ce1098" office:value-type="date" office:date-value="2020-10-20" calcext:value-type="date">
            <text:p>20-Oct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31]-[.D32]" office:value-type="float" office:value="318.333333333333" calcext:value-type="float">
            <text:p>£318.33</text:p>
          </table:table-cell>
          <table:table-cell table:style-name="ce1101"/>
          <table:table-cell table:number-columns-repeated="58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1" table:formula="of:=[.C33]" office:value-type="date" office:date-value="2020-10-25" calcext:value-type="date">
            <text:p>20</text:p>
          </table:table-cell>
          <table:table-cell table:style-name="ce1098" office:value-type="date" office:date-value="2020-10-25" calcext:value-type="date">
            <text:p>25-Oct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1" table:formula="of:=[.C34]" office:value-type="date" office:date-value="2020-10-25" calcext:value-type="date">
            <text:p>20</text:p>
          </table:table-cell>
          <table:table-cell table:style-name="ce1098" office:value-type="date" office:date-value="2020-10-25" calcext:value-type="date">
            <text:p>25-Oct</text:p>
          </table:table-cell>
          <table:table-cell table:style-name="ce1103"/>
          <table:table-cell table:style-name="ce1108" table:formula="of:=[.E33]+[.$E$85]" office:value-type="float" office:value="625.11" calcext:value-type="float">
            <text:p>£625.11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1" table:formula="of:=[.C35]" office:value-type="date" office:date-value="2020-11-01" calcext:value-type="date">
            <text:p>20</text:p>
          </table:table-cell>
          <table:table-cell table:style-name="ce1098" office:value-type="date" office:date-value="2020-11-01" calcext:value-type="date">
            <text:p>01-Nov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1" table:formula="of:=[.C36]" office:value-type="date" office:date-value="2020-11-03" calcext:value-type="date">
            <text:p>20</text:p>
          </table:table-cell>
          <table:table-cell table:style-name="ce1098" office:value-type="date" office:date-value="2020-11-03" calcext:value-type="date">
            <text:p>03-Nov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35]-[.D36]" office:value-type="float" office:value="489.11" calcext:value-type="float">
            <text:p>£489.11</text:p>
          </table:table-cell>
          <table:table-cell/>
          <table:table-cell table:style-name="ce1101" table:number-columns-repeated="2"/>
          <table:table-cell table:number-columns-repeated="56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1" table:formula="of:=[.C37]" office:value-type="date" office:date-value="2020-11-12" calcext:value-type="date">
            <text:p>20</text:p>
          </table:table-cell>
          <table:table-cell table:style-name="ce1098" office:value-type="date" office:date-value="2020-11-12" calcext:value-type="date">
            <text:p>12-Nov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1101"/>
          <table:table-cell table:number-columns-repeated="56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1" table:formula="of:=[.C38]" office:value-type="date" office:date-value="2020-11-20" calcext:value-type="date">
            <text:p>20</text:p>
          </table:table-cell>
          <table:table-cell table:style-name="ce1098" office:value-type="date" office:date-value="2020-11-20" calcext:value-type="date">
            <text:p>20-Nov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1" table:formula="of:=[.C39]" office:value-type="date" office:date-value="2020-11-25" calcext:value-type="date">
            <text:p>20</text:p>
          </table:table-cell>
          <table:table-cell table:style-name="ce1098" office:value-type="date" office:date-value="2020-11-25" calcext:value-type="date">
            <text:p>25-Nov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1101"/>
          <table:table-cell table:number-columns-repeated="56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1" table:formula="of:=[.C40]" office:value-type="date" office:date-value="2020-11-25" calcext:value-type="date">
            <text:p>20</text:p>
          </table:table-cell>
          <table:table-cell table:style-name="ce1100" office:value-type="date" office:date-value="2020-11-25" calcext:value-type="date">
            <text:p>25-Nov</text:p>
          </table:table-cell>
          <table:table-cell table:style-name="ce1103"/>
          <table:table-cell table:style-name="ce1108" table:formula="of:=[.E39]+[.$E$85]" office:value-type="float" office:value="748.776666666666" calcext:value-type="float">
            <text:p>£748.78</text:p>
          </table:table-cell>
          <table:table-cell/>
          <table:table-cell table:style-name="ce1101"/>
          <table:table-cell table:style-name="ce1111"/>
          <table:table-cell table:number-columns-repeated="56"/>
        </table:table-row>
        <table:table-row table:style-name="ro1">
          <table:table-cell table:style-name="ce1087" office:value-type="string" calcext:value-type="string">
            <text:p>Water </text:p>
          </table:table-cell>
          <table:table-cell table:style-name="ce1091" table:formula="of:=[.C41]" office:value-type="date" office:date-value="2020-11-26" calcext:value-type="date">
            <text:p>20</text:p>
          </table:table-cell>
          <table:table-cell table:style-name="ce1098" office:value-type="date" office:date-value="2020-11-26" calcext:value-type="date">
            <text:p>26-Nov</text:p>
          </table:table-cell>
          <table:table-cell table:style-name="ce1103" office:value-type="float" office:value="300" calcext:value-type="float">
            <text:p>£300.00</text:p>
          </table:table-cell>
          <table:table-cell table:style-name="ce1108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1101"/>
          <table:table-cell/>
          <table:table-cell table:style-name="ce412"/>
          <table:table-cell table:number-columns-repeated="54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1" table:formula="of:=[.C42]" office:value-type="date" office:date-value="2020-12-01" calcext:value-type="date">
            <text:p>20</text:p>
          </table:table-cell>
          <table:table-cell table:style-name="ce1098" office:value-type="date" office:date-value="2020-12-01" calcext:value-type="date">
            <text:p>01-Dec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41]-[.D42]" office:value-type="float" office:value="412.776666666666" calcext:value-type="float">
            <text:p>£412.78</text:p>
          </table:table-cell>
          <table:table-cell/>
          <table:table-cell table:style-name="ce1101"/>
          <table:table-cell table:number-columns-repeated="2"/>
          <table:table-cell table:style-name="ce412"/>
          <table:table-cell table:number-columns-repeated="54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1" table:formula="of:=[.C43]" office:value-type="date" office:date-value="2020-12-02" calcext:value-type="date">
            <text:p>20</text:p>
          </table:table-cell>
          <table:table-cell table:style-name="ce1098" office:value-type="date" office:date-value="2020-12-02" calcext:value-type="date">
            <text:p>02-Dec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42]-[.D43]" office:value-type="float" office:value="312.776666666666" calcext:value-type="float">
            <text:p>£312.78</text:p>
          </table:table-cell>
          <table:table-cell/>
          <table:table-cell table:style-name="ce1101" table:number-columns-repeated="2"/>
          <table:table-cell table:number-columns-repeated="56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1" table:formula="of:=[.C44]" office:value-type="date" office:date-value="2020-12-12" calcext:value-type="date">
            <text:p>20</text:p>
          </table:table-cell>
          <table:table-cell table:style-name="ce1098" office:value-type="date" office:date-value="2020-12-12" calcext:value-type="date">
            <text:p>12-Dec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Art Fund</text:p>
          </table:table-cell>
          <table:table-cell table:style-name="ce1091" table:formula="of:=[.C45]" office:value-type="date" office:date-value="2020-12-16" calcext:value-type="date">
            <text:p>20</text:p>
          </table:table-cell>
          <table:table-cell table:style-name="ce1098" office:value-type="date" office:date-value="2020-12-16" calcext:value-type="date">
            <text:p>16-Dec</text:p>
          </table:table-cell>
          <table:table-cell table:style-name="ce1103" office:value-type="float" office:value="120" calcext:value-type="float">
            <text:p>£120.00</text:p>
          </table:table-cell>
          <table:table-cell table:style-name="ce1108" table:formula="of:=[.E44]-[.D45]" office:value-type="float" office:value="180.666666666666" calcext:value-type="float">
            <text:p>£180.67</text:p>
          </table:table-cell>
          <table:table-cell table:style-name="ce1101" table:number-columns-repeated="2"/>
          <table:table-cell table:number-columns-repeated="57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1" table:formula="of:=[.C46]" office:value-type="date" office:date-value="2020-12-20" calcext:value-type="date">
            <text:p>20</text:p>
          </table:table-cell>
          <table:table-cell table:style-name="ce1098" office:value-type="date" office:date-value="2020-12-20" calcext:value-type="date">
            <text:p>20-Dec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1101"/>
          <table:table-cell table:number-columns-repeated="56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1" table:formula="of:=[.C47]" office:value-type="date" office:date-value="2020-12-25" calcext:value-type="date">
            <text:p>20</text:p>
          </table:table-cell>
          <table:table-cell table:style-name="ce1098" office:value-type="date" office:date-value="2020-12-25" calcext:value-type="date">
            <text:p>25-Dec</text:p>
          </table:table-cell>
          <table:table-cell table:style-name="ce1104" office:value-type="float" office:value="163" calcext:value-type="float">
            <text:p>£163.00</text:p>
          </table:table-cell>
          <table:table-cell table:style-name="ce1108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1" table:formula="of:=[.C48]" office:value-type="date" office:date-value="2020-12-25" calcext:value-type="date">
            <text:p>20</text:p>
          </table:table-cell>
          <table:table-cell table:style-name="ce1098" office:value-type="date" office:date-value="2020-12-25" calcext:value-type="date">
            <text:p>25-Dec</text:p>
          </table:table-cell>
          <table:table-cell table:style-name="ce1103"/>
          <table:table-cell table:style-name="ce1108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3" table:formula="of:=[.C49]" office:value-type="date" office:date-value="2021-01-01" calcext:value-type="date">
            <text:p>21</text:p>
          </table:table-cell>
          <table:table-cell table:style-name="ce1098" office:value-type="date" office:date-value="2021-01-01" calcext:value-type="date">
            <text:p>01-Jan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48]-[.D49]" office:value-type="float" office:value="416.443333333333" calcext:value-type="float">
            <text:p>£416.44</text:p>
          </table:table-cell>
          <table:table-cell table:style-name="ce1101"/>
          <table:table-cell table:number-columns-repeated="58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50]" office:value-type="date" office:date-value="2021-01-03" calcext:value-type="date">
            <text:p>21</text:p>
          </table:table-cell>
          <table:table-cell table:style-name="ce1098" office:value-type="date" office:date-value="2021-01-03" calcext:value-type="date">
            <text:p>03-Jan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4" table:formula="of:=[.C51]" office:value-type="date" office:date-value="2021-01-10" calcext:value-type="date">
            <text:p>21</text:p>
          </table:table-cell>
          <table:table-cell table:style-name="ce1098" office:value-type="date" office:date-value="2021-01-10" calcext:value-type="date">
            <text:p>10-Jan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2" table:formula="of:=[.C52]" office:value-type="date" office:date-value="2021-01-20" calcext:value-type="date">
            <text:p>21</text:p>
          </table:table-cell>
          <table:table-cell table:style-name="ce1098" office:value-type="date" office:date-value="2021-01-20" calcext:value-type="date">
            <text:p>20-Jan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2" table:formula="of:=[.C53]" office:value-type="date" office:date-value="2021-01-25" calcext:value-type="date">
            <text:p>21</text:p>
          </table:table-cell>
          <table:table-cell table:style-name="ce1098" office:value-type="date" office:date-value="2021-01-25" calcext:value-type="date">
            <text:p>25-Jan</text:p>
          </table:table-cell>
          <table:table-cell table:style-name="ce1103" office:value-type="float" office:value="163" calcext:value-type="float">
            <text:p>£163.00</text:p>
          </table:table-cell>
          <table:table-cell table:style-name="ce1108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2" table:formula="of:=[.C54]" office:value-type="date" office:date-value="2021-01-25" calcext:value-type="date">
            <text:p>21</text:p>
          </table:table-cell>
          <table:table-cell table:style-name="ce1098" office:value-type="date" office:date-value="2021-01-25" calcext:value-type="date">
            <text:p>25-Jan</text:p>
          </table:table-cell>
          <table:table-cell table:style-name="ce1103"/>
          <table:table-cell table:style-name="ce1108" table:formula="of:=[.E53]+[.$E$85]" office:value-type="float" office:value="576.11" calcext:value-type="float">
            <text:p>£576.11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Car Tax</text:p>
          </table:table-cell>
          <table:table-cell table:style-name="ce1092" table:formula="of:=[.C55]" office:value-type="date" office:date-value="2021-01-31" calcext:value-type="date">
            <text:p>21</text:p>
          </table:table-cell>
          <table:table-cell table:style-name="ce1098" office:value-type="date" office:date-value="2021-01-31" calcext:value-type="date">
            <text:p>31-Jan</text:p>
          </table:table-cell>
          <table:table-cell table:style-name="ce1103" office:value-type="float" office:value="20" calcext:value-type="float">
            <text:p>£20.00</text:p>
          </table:table-cell>
          <table:table-cell table:style-name="ce1108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2" table:formula="of:=[.C56]" office:value-type="date" office:date-value="2021-02-01" calcext:value-type="date">
            <text:p>21</text:p>
          </table:table-cell>
          <table:table-cell table:style-name="ce1098" office:value-type="date" office:date-value="2021-02-01" calcext:value-type="date">
            <text:p>01-Feb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1101"/>
          <table:table-cell table:number-columns-repeated="56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57]" office:value-type="date" office:date-value="2021-02-03" calcext:value-type="date">
            <text:p>21</text:p>
          </table:table-cell>
          <table:table-cell table:style-name="ce1098" office:value-type="date" office:date-value="2021-02-03" calcext:value-type="date">
            <text:p>03-Feb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2" table:formula="of:=[.C58]" office:value-type="date" office:date-value="2021-02-11" calcext:value-type="date">
            <text:p>21</text:p>
          </table:table-cell>
          <table:table-cell table:style-name="ce1098" office:value-type="date" office:date-value="2021-02-11" calcext:value-type="date">
            <text:p>11-Feb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Parking Permit</text:p>
          </table:table-cell>
          <table:table-cell table:style-name="ce1092" table:formula="of:=[.C59]" office:value-type="date" office:date-value="2021-02-20" calcext:value-type="date">
            <text:p>21</text:p>
          </table:table-cell>
          <table:table-cell table:style-name="ce1098" office:value-type="date" office:date-value="2021-02-20" calcext:value-type="date">
            <text:p>20-Feb</text:p>
          </table:table-cell>
          <table:table-cell table:style-name="ce1103" office:value-type="float" office:value="70" calcext:value-type="float">
            <text:p>£70.00</text:p>
          </table:table-cell>
          <table:table-cell table:style-name="ce1108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2" table:formula="of:=[.C60]" office:value-type="date" office:date-value="2021-02-20" calcext:value-type="date">
            <text:p>21</text:p>
          </table:table-cell>
          <table:table-cell table:style-name="ce1098" office:value-type="date" office:date-value="2021-02-20" calcext:value-type="date">
            <text:p>20-Feb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1101"/>
          <table:table-cell table:number-columns-repeated="56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2" table:formula="of:=[.C61]" office:value-type="date" office:date-value="2021-02-25" calcext:value-type="date">
            <text:p>21</text:p>
          </table:table-cell>
          <table:table-cell table:style-name="ce1098" office:value-type="date" office:date-value="2021-02-25" calcext:value-type="date">
            <text:p>25-Feb</text:p>
          </table:table-cell>
          <table:table-cell table:style-name="ce1103" office:value-type="float" office:value="163" calcext:value-type="float">
            <text:p>£163.00</text:p>
          </table:table-cell>
          <table:table-cell table:style-name="ce1108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2" table:formula="of:=[.C62]" office:value-type="date" office:date-value="2021-02-25" calcext:value-type="date">
            <text:p>21</text:p>
          </table:table-cell>
          <table:table-cell table:style-name="ce1098" office:value-type="date" office:date-value="2021-02-25" calcext:value-type="date">
            <text:p>25-Feb</text:p>
          </table:table-cell>
          <table:table-cell table:style-name="ce1103"/>
          <table:table-cell table:style-name="ce1108" table:formula="of:=[.E61]+[.$E$85]" office:value-type="float" office:value="609.776666666666" calcext:value-type="float">
            <text:p>£609.78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2" table:formula="of:=[.C63]" office:value-type="date" office:date-value="2021-03-01" calcext:value-type="date">
            <text:p>21</text:p>
          </table:table-cell>
          <table:table-cell table:style-name="ce1098" office:value-type="date" office:date-value="2021-03-01" calcext:value-type="date">
            <text:p>01-Mar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64]" office:value-type="date" office:date-value="2021-03-03" calcext:value-type="date">
            <text:p>21</text:p>
          </table:table-cell>
          <table:table-cell table:style-name="ce1098" office:value-type="date" office:date-value="2021-03-03" calcext:value-type="date">
            <text:p>03-Mar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House Insurance</text:p>
          </table:table-cell>
          <table:table-cell table:style-name="ce1092" table:formula="of:=[.C65]" office:value-type="date" office:date-value="2021-03-03" calcext:value-type="date">
            <text:p>21</text:p>
          </table:table-cell>
          <table:table-cell table:style-name="ce1098" office:value-type="date" office:date-value="2021-03-03" calcext:value-type="date">
            <text:p>03-Mar</text:p>
          </table:table-cell>
          <table:table-cell table:style-name="ce1103" office:value-type="float" office:value="145" calcext:value-type="float">
            <text:p>£145.00</text:p>
          </table:table-cell>
          <table:table-cell table:style-name="ce1108" table:formula="of:=[.E64]-[.D65]" office:value-type="float" office:value="328.776666666666" calcext:value-type="float">
            <text:p>£328.78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2" table:formula="of:=[.C66]" office:value-type="date" office:date-value="2021-03-12" calcext:value-type="date">
            <text:p>21</text:p>
          </table:table-cell>
          <table:table-cell table:style-name="ce1098" office:value-type="date" office:date-value="2021-03-12" calcext:value-type="date">
            <text:p>12-Mar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2" table:formula="of:=[.C67]" office:value-type="date" office:date-value="2021-03-20" calcext:value-type="date">
            <text:p>21</text:p>
          </table:table-cell>
          <table:table-cell table:style-name="ce1098" office:value-type="date" office:date-value="2021-03-20" calcext:value-type="date">
            <text:p>20-Mar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2" table:formula="of:=[.C68]" office:value-type="date" office:date-value="2021-03-25" calcext:value-type="date">
            <text:p>21</text:p>
          </table:table-cell>
          <table:table-cell table:style-name="ce1098" office:value-type="date" office:date-value="2021-03-25" calcext:value-type="date">
            <text:p>25-Mar</text:p>
          </table:table-cell>
          <table:table-cell table:style-name="ce1103" office:value-type="float" office:value="163" calcext:value-type="float">
            <text:p>£163.00</text:p>
          </table:table-cell>
          <table:table-cell table:style-name="ce1108" table:formula="of:=[.E67]-[.D68]" office:value-type="float" office:value="118.666666666666" calcext:value-type="float">
            <text:p>£118.67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2" table:formula="of:=[.C69]" office:value-type="date" office:date-value="2021-03-25" calcext:value-type="date">
            <text:p>21</text:p>
          </table:table-cell>
          <table:table-cell table:style-name="ce1098" office:value-type="date" office:date-value="2021-03-25" calcext:value-type="date">
            <text:p>25-Mar</text:p>
          </table:table-cell>
          <table:table-cell table:style-name="ce1103"/>
          <table:table-cell table:style-name="ce1108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Car insurance</text:p>
          </table:table-cell>
          <table:table-cell table:style-name="ce1092" table:formula="of:=[.C70]" office:value-type="date" office:date-value="2021-03-31" calcext:value-type="date">
            <text:p>21</text:p>
          </table:table-cell>
          <table:table-cell table:style-name="ce1098" office:value-type="date" office:date-value="2021-03-31" calcext:value-type="date">
            <text:p>31-Mar</text:p>
          </table:table-cell>
          <table:table-cell table:style-name="ce1103" office:value-type="float" office:value="530" calcext:value-type="float">
            <text:p>£530.00</text:p>
          </table:table-cell>
          <table:table-cell table:style-name="ce1108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2" table:formula="of:=[.C71]" office:value-type="date" office:date-value="2021-04-01" calcext:value-type="date">
            <text:p>21</text:p>
          </table:table-cell>
          <table:table-cell table:style-name="ce1098" office:value-type="date" office:date-value="2021-04-01" calcext:value-type="date">
            <text:p>01-Apr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72]" office:value-type="date" office:date-value="2021-04-03" calcext:value-type="date">
            <text:p>21</text:p>
          </table:table-cell>
          <table:table-cell table:style-name="ce1098" office:value-type="date" office:date-value="2021-04-03" calcext:value-type="date">
            <text:p>03-Apr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71]-[.D72]" office:value-type="float" office:value="-77.5566666666671" calcext:value-type="float">
            <text:p>-£77.56</text:p>
          </table:table-cell>
          <table:table-cell/>
          <table:table-cell table:style-name="ce1101" table:number-columns-repeated="2"/>
          <table:table-cell table:number-columns-repeated="56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2" table:formula="of:=[.C73]" office:value-type="date" office:date-value="2021-04-12" calcext:value-type="date">
            <text:p>21</text:p>
          </table:table-cell>
          <table:table-cell table:style-name="ce1098" office:value-type="date" office:date-value="2021-04-12" calcext:value-type="date">
            <text:p>12-Apr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2" table:formula="of:=[.C74]" office:value-type="date" office:date-value="2021-04-20" calcext:value-type="date">
            <text:p>21</text:p>
          </table:table-cell>
          <table:table-cell table:style-name="ce1098" office:value-type="date" office:date-value="2021-04-20" calcext:value-type="date">
            <text:p>20-Apr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73]-[.D74]" office:value-type="float" office:value="-124.666666666667" calcext:value-type="float">
            <text:p>-£124.67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6" office:value-type="string" calcext:value-type="string">
            <text:p>CT</text:p>
          </table:table-cell>
          <table:table-cell table:style-name="ce1092" table:formula="of:=[.C75]" office:value-type="date" office:date-value="2021-04-25" calcext:value-type="date">
            <text:p>21</text:p>
          </table:table-cell>
          <table:table-cell table:style-name="ce1098" office:value-type="date" office:date-value="2021-04-25" calcext:value-type="date">
            <text:p>25-Apr</text:p>
          </table:table-cell>
          <table:table-cell table:style-name="ce1103" office:value-type="float" office:value="162" calcext:value-type="float">
            <text:p>£162.00</text:p>
          </table:table-cell>
          <table:table-cell table:style-name="ce1108" table:formula="of:=[.E74]-[.D75]" office:value-type="float" office:value="-286.666666666667" calcext:value-type="float">
            <text:p>-£286.67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5" office:value-type="string" calcext:value-type="string">
            <text:p>Replenishment</text:p>
          </table:table-cell>
          <table:table-cell table:style-name="ce1092" table:formula="of:=[.C76]" office:value-type="date" office:date-value="2021-04-25" calcext:value-type="date">
            <text:p>21</text:p>
          </table:table-cell>
          <table:table-cell table:style-name="ce1098" office:value-type="date" office:date-value="2021-04-25" calcext:value-type="date">
            <text:p>25-Apr</text:p>
          </table:table-cell>
          <table:table-cell table:style-name="ce1103"/>
          <table:table-cell table:style-name="ce1108" table:formula="of:=[.E75]+[.$E$85]" office:value-type="float" office:value="183.11" calcext:value-type="float">
            <text:p>£183.11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Teeth</text:p>
          </table:table-cell>
          <table:table-cell table:style-name="ce1092" table:formula="of:=[.C77]" office:value-type="date" office:date-value="2021-05-01" calcext:value-type="date">
            <text:p>21</text:p>
          </table:table-cell>
          <table:table-cell table:style-name="ce1098" office:value-type="date" office:date-value="2021-05-01" calcext:value-type="date">
            <text:p>01-May</text:p>
          </table:table-cell>
          <table:table-cell table:style-name="ce1103" office:value-type="float" office:value="36" calcext:value-type="float">
            <text:p>£36.00</text:p>
          </table:table-cell>
          <table:table-cell table:style-name="ce1108" table:formula="of:=[.E76]-[.D77]" office:value-type="float" office:value="147.11" calcext:value-type="float">
            <text:p>£147.11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Utilities</text:p>
          </table:table-cell>
          <table:table-cell table:style-name="ce1092" table:formula="of:=[.C78]" office:value-type="date" office:date-value="2021-05-04" calcext:value-type="date">
            <text:p>21</text:p>
          </table:table-cell>
          <table:table-cell table:style-name="ce1098" office:value-type="date" office:date-value="2021-05-04" calcext:value-type="date">
            <text:p>04-May</text:p>
          </table:table-cell>
          <table:table-cell table:style-name="ce1103" office:value-type="float" office:value="100" calcext:value-type="float">
            <text:p>£100.00</text:p>
          </table:table-cell>
          <table:table-cell table:style-name="ce1108" table:formula="of:=[.E77]-[.D78]" office:value-type="float" office:value="47.1099999999996" calcext:value-type="float">
            <text:p>£47.11</text:p>
          </table:table-cell>
          <table:table-cell/>
          <table:table-cell table:style-name="ce1101"/>
          <table:table-cell table:number-columns-repeated="57"/>
        </table:table-row>
        <table:table-row table:style-name="ro1">
          <table:table-cell table:style-name="ce1087" office:value-type="string" calcext:value-type="string">
            <text:p>Life insurance</text:p>
          </table:table-cell>
          <table:table-cell table:style-name="ce1092" table:formula="of:=[.C79]" office:value-type="date" office:date-value="2021-05-12" calcext:value-type="date">
            <text:p>21</text:p>
          </table:table-cell>
          <table:table-cell table:style-name="ce1098" office:value-type="date" office:date-value="2021-05-12" calcext:value-type="date">
            <text:p>12-May</text:p>
          </table:table-cell>
          <table:table-cell table:style-name="ce1103" office:value-type="float" office:value="12.11" calcext:value-type="float">
            <text:p>£12.11</text:p>
          </table:table-cell>
          <table:table-cell table:style-name="ce1108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88" office:value-type="string" calcext:value-type="string">
            <text:p>MOT (in car fund)</text:p>
          </table:table-cell>
          <table:table-cell table:style-name="ce1092" table:formula="of:=[.C80]" office:value-type="date" office:date-value="2021-05-17" calcext:value-type="date">
            <text:p>21</text:p>
          </table:table-cell>
          <table:table-cell table:style-name="ce1098" office:value-type="date" office:date-value="2021-05-17" calcext:value-type="date">
            <text:p>17-May</text:p>
          </table:table-cell>
          <table:table-cell table:style-name="ce1103" office:value-type="float" office:value="0" calcext:value-type="float">
            <text:p>£0.00</text:p>
          </table:table-cell>
          <table:table-cell table:style-name="ce1108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87" office:value-type="string" calcext:value-type="string">
            <text:p>Talk Talk</text:p>
          </table:table-cell>
          <table:table-cell table:style-name="ce1092" table:formula="of:=[.C81]" office:value-type="date" office:date-value="2021-05-20" calcext:value-type="date">
            <text:p>21</text:p>
          </table:table-cell>
          <table:table-cell table:style-name="ce1098" office:value-type="date" office:date-value="2021-05-20" calcext:value-type="date">
            <text:p>20-May</text:p>
          </table:table-cell>
          <table:table-cell table:style-name="ce1103" office:value-type="float" office:value="35" calcext:value-type="float">
            <text:p>£35.00</text:p>
          </table:table-cell>
          <table:table-cell table:style-name="ce1108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88"/>
          <table:table-cell table:style-name="ce1091"/>
          <table:table-cell table:style-name="ce1098"/>
          <table:table-cell table:style-name="ce1103"/>
          <table:table-cell table:style-name="ce1108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87"/>
          <table:table-cell table:style-name="ce1091"/>
          <table:table-cell table:style-name="ce1098"/>
          <table:table-cell table:style-name="ce1103"/>
          <table:table-cell table:style-name="ce1109"/>
          <table:table-cell table:number-columns-repeated="59"/>
        </table:table-row>
        <table:table-row table:style-name="ro1">
          <table:table-cell table:style-name="ce1087"/>
          <table:table-cell table:style-name="ce1095" table:number-columns-repeated="2"/>
          <table:table-cell table:style-name="ce1105"/>
          <table:table-cell table:style-name="ce867"/>
          <table:table-cell table:number-columns-repeated="59"/>
        </table:table-row>
        <table:table-row table:style-name="ro1">
          <table:table-cell table:style-name="ce1089" office:value-type="string" calcext:value-type="string">
            <text:p>Totals</text:p>
          </table:table-cell>
          <table:table-cell table:style-name="ce1096" table:number-columns-repeated="2"/>
          <table:table-cell table:style-name="ce1106" table:formula="of:=SUM([.D2:.D81])" office:value-type="float" office:value="5637.32" calcext:value-type="float">
            <text:p>£5,637.32</text:p>
          </table:table-cell>
          <table:table-cell table:style-name="ce1110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4:25:14.458327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8-12T14:26:41.637124751</dc:date>
    <meta:print-date>2017-11-13T10:27:50</meta:print-date>
    <meta:generator>LibreOffice/6.4.4.2$Linux_X86_64 LibreOffice_project/40$Build-2</meta:generator>
    <meta:editing-duration>P2DT8H18M51S</meta:editing-duration>
    <meta:editing-cycles>339</meta:editing-cycles>
    <meta:document-statistic meta:table-count="6" meta:cell-count="1262" meta:object-count="0"/>
  </office:meta>
</office:document-meta>
</file>